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51.96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24.71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5.22mm"/>
    </style:style>
    <style:style style:name="co7" style:family="table-column">
      <style:table-column-properties fo:break-before="auto" style:column-width="16.81mm"/>
    </style:style>
    <style:style style:name="co8" style:family="table-column">
      <style:table-column-properties fo:break-before="auto" style:column-width="14.25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26.02mm"/>
    </style:style>
    <style:style style:name="co11" style:family="table-column">
      <style:table-column-properties fo:break-before="auto" style:column-width="32.46mm"/>
    </style:style>
    <style:style style:name="co12" style:family="table-column">
      <style:table-column-properties fo:break-before="auto" style:column-width="10.69mm"/>
    </style:style>
    <style:style style:name="co13" style:family="table-column">
      <style:table-column-properties fo:break-before="auto" style:column-width="35.91mm"/>
    </style:style>
    <style:style style:name="co14" style:family="table-column">
      <style:table-column-properties fo:break-before="auto" style:column-width="19.61mm"/>
    </style:style>
    <style:style style:name="co15" style:family="table-column">
      <style:table-column-properties fo:break-before="auto" style:column-width="22.15mm"/>
    </style:style>
    <style:style style:name="co16" style:family="table-column">
      <style:table-column-properties fo:break-before="auto" style:column-width="51.19mm"/>
    </style:style>
    <style:style style:name="co17" style:family="table-column">
      <style:table-column-properties fo:break-before="auto" style:column-width="47.27mm"/>
    </style:style>
    <style:style style:name="co18" style:family="table-column">
      <style:table-column-properties fo:break-before="auto" style:column-width="38.66mm"/>
    </style:style>
    <style:style style:name="co19" style:family="table-column">
      <style:table-column-properties fo:break-before="auto" style:column-width="34.93mm"/>
    </style:style>
    <style:style style:name="co20" style:family="table-column">
      <style:table-column-properties fo:break-before="auto" style:column-width="36.69mm"/>
    </style:style>
    <style:style style:name="co21" style:family="table-column">
      <style:table-column-properties fo:break-before="auto" style:column-width="35.6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26mm" fo:break-before="auto" style:use-optimal-row-height="true"/>
    </style:style>
    <style:style style:name="ta1" style:family="table" style:master-page-name="PageStyle_5f_Farmliste">
      <style:table-properties table:display="true" style:writing-mode="lr-tb"/>
    </style:style>
    <style:style style:name="ta2" style:family="table" style:master-page-name="PageStyle_5f_Resi-Rechner">
      <style:table-properties table:display="true" style:writing-mode="lr-tb"/>
    </style:style>
    <style:style style:name="ta3" style:family="table" style:master-page-name="PageStyle_5f_Dorfplanung">
      <style:table-properties table:display="true" style:writing-mode="lr-tb"/>
    </style:style>
    <style:style style:name="ta4" style:family="table" style:master-page-name="PageStyle_5f_2._20_Dorf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ackground-color="#e8f2a1"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transparent" fo:border="0.06pt solid #000000"/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5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e8f2a1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 style:data-style-name="N1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10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11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ize="11pt" style:font-size-asian="11pt" style:font-size-complex="11pt"/>
    </style:style>
    <style:style style:name="ce17" style:family="table-cell" style:parent-style-name="Default" style:data-style-name="N111">
      <style:table-cell-properties fo:border="0.06pt solid #000000" style:rotation-align="none"/>
      <style:text-properties fo:font-size="11pt" style:font-size-asian="11pt" style:font-size-complex="11pt"/>
    </style:style>
    <style:style style:name="ce19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00"/>
    </style:style>
    <style:style style:name="ce98" style:family="table-cell" style:parent-style-name="Default">
      <style:table-cell-properties fo:background-color="transparent"/>
    </style:style>
    <style:style style:name="ce112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20" style:family="table-cell" style:parent-style-name="Default">
      <style:table-cell-properties fo:background-color="#b4c7dc"/>
    </style:style>
    <style:style style:name="ce95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99" style:family="table-cell" style:parent-style-name="Default">
      <style:table-cell-properties fo:background-color="#ffde59" style:text-align-source="fix" style:repeat-content="false" style:vertical-align="middle"/>
      <style:paragraph-properties fo:text-align="center"/>
      <style:text-properties fo:font-size="11pt" style:font-size-asian="11pt" style:font-size-complex="11pt"/>
    </style:style>
    <style:style style:name="ce12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60_25__20_-_20_Accent4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2" style:family="table-cell" style:parent-style-name="Default">
      <style:table-cell-properties fo:background-color="#b4c7dc" fo:border="0.99pt solid #000000"/>
      <style:text-properties fo:font-size="11pt" style:font-size-asian="11pt" style:font-size-complex="11pt"/>
    </style:style>
    <style:style style:name="ce103" style:family="table-cell" style:parent-style-name="Default">
      <style:table-cell-properties fo:background-color="#ffde59" fo:border="0.06pt solid #000000"/>
      <style:text-properties fo:font-size="11pt" style:font-size-asian="11pt" style:font-size-complex="11pt"/>
    </style:style>
    <style:style style:name="ce104" style:family="table-cell" style:parent-style-name="Default">
      <style:table-cell-properties style:cell-protect="none" style:print-content="true"/>
      <style:text-properties fo:font-size="11pt" style:font-size-asian="11pt" style:font-size-complex="11pt"/>
    </style:style>
    <style:style style:name="ce105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3" style:family="table-cell" style:parent-style-name="Excel_20_Built-in_20_60_25__20_-_20_Accent3" style:data-style-name="N0">
      <style:table-cell-properties fo:background-color="#ff7b5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font-size="11pt" style:font-size-asian="11pt" style:font-size-complex="11pt"/>
    </style:style>
    <style:style style:name="ce109" style:family="table-cell" style:parent-style-name="Default" style:data-style-name="N113">
      <style:table-cell-properties style:rotation-align="none"/>
      <style:text-properties fo:font-size="11pt" style:font-size-asian="11pt" style:font-size-complex="11pt"/>
    </style:style>
    <style:style style:name="ce21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60_25__20_-_20_Accent1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23" style:family="table-cell" style:parent-style-name="Excel_20_Built-in_20_60_25__20_-_20_Accent6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60_25__20_-_20_Accent1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</style:style>
    <style:style style:name="ce25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60_25__20_-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Excel_20_Built-in_20_60_25__20_-_20_Accent1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Excel_20_Built-in_20_60_25__20_-_20_Accent6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60_25__20_-_20_Accent1" style:data-style-name="N0">
      <style:table-cell-properties fo:border-bottom="0.0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60_25__20_-_20_Accent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Bad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124" style:family="table-cell" style:parent-style-name="Default">
      <style:table-cell-properties fo:wrap-option="wrap"/>
      <style:text-properties style:text-outline="false" style:text-line-through-style="none" style:text-line-through-type="none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Excel_20_Built-in_20_60_25__20_-_20_Accent3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Bad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</style:style>
    <style:style style:name="ce33" style:family="table-cell" style:parent-style-name="Default" style:data-style-name="N10118">
      <style:table-cell-properties style:rotation-align="none"/>
    </style:style>
    <style:style style:name="ce34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ackground-color="#ea99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60_25__20_-_20_Accent1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43" style:family="table-cell" style:parent-style-name="Default">
      <style:table-cell-properties fo:border-bottom="1.76pt solid #000000" fo:background-color="#ea99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60_25__20_-_20_Accent1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order-bottom="1.76pt solid #000000" fo:background-color="#ea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a4c2f4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1.76pt solid #000000" fo:background-color="#ffd966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60_25__20_-_20_Accent1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0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fo:border-bottom="none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60_25__20_-_20_Accent6" style:data-style-name="N0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fo:background-color="#ffd966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60_25__20_-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76" style:family="table-cell" style:parent-style-name="Default">
      <style:table-cell-properties style:diagonal-bl-tr="none" style:diagonal-tl-br="none" fo:border="0.74pt solid #000000" style:rotation-align="none"/>
    </style:style>
    <style:style style:name="ce7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78" style:family="table-cell" style:parent-style-name="Default">
      <style:table-cell-properties fo:border-bottom="1.76pt solid #000000" fo:background-color="#9fc5e8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80" style:family="table-cell" style:parent-style-name="Default">
      <style:table-cell-properties fo:border-bottom="1.76pt solid #000000" fo:background-color="#9fc5e8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60_25__20_-_20_Accent6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8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87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</style:style>
    <style:style style:name="ce88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rmlist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visibility="collapse" table:default-cell-style-name="ce13"/>
        <table:table-column table:style-name="co11" table:visibility="collapse" table:number-columns-repeated="3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0" table:number-columns-repeated="1007" table:default-cell-style-name="ce13"/>
        <table:table-row table:style-name="ro1">
          <table:table-cell table:style-name="ce1"/>
          <table:table-cell table:style-name="ce5" office:value-type="string" calcext:value-type="string">
            <text:p>Dorf</text:p>
          </table:table-cell>
          <table:table-cell table:style-name="ce5" office:value-type="string" calcext:value-type="string">
            <text:p>EW</text:p>
          </table:table-cell>
          <table:table-cell table:style-name="ce5" office:value-type="string" calcext:value-type="string">
            <text:p>Entfernung</text:p>
          </table:table-cell>
          <table:table-cell table:style-name="ce5" office:value-type="string" calcext:value-type="string">
            <text:p>Truppen</text:p>
          </table:table-cell>
          <table:table-cell table:style-name="ce19" office:value-type="string" calcext:value-type="string">
            <text:p>Laufzeit Min</text:p>
          </table:table-cell>
          <table:table-cell table:style-name="ce5" office:value-type="string" calcext:value-type="string">
            <text:p>15 Min</text:p>
          </table:table-cell>
          <table:table-cell table:style-name="ce5" office:value-type="string" calcext:value-type="string">
            <text:p>20 Min</text:p>
          </table:table-cell>
          <table:table-cell table:style-name="ce5" office:value-type="string" calcext:value-type="string">
            <text:p>30 Min</text:p>
          </table:table-cell>
          <table:table-cell table:number-columns-repeated="5"/>
          <table:table-cell table:style-name="ce112" office:value-type="string" calcext:value-type="string" table:number-columns-spanned="3" table:number-rows-spanned="1">
            <text:p>Berechnungswerte</text:p>
          </table:table-cell>
          <table:covered-table-cell table:number-columns-repeated="2" table:style-name="ce112"/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orf von Titan221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1.4" calcext:value-type="float">
            <text:p>1,4</text:p>
          </table:table-cell>
          <table:table-cell table:style-name="ce1" table:formula="of:=IF([.C2]=0;0;IF([.C2]&lt;[.P9];[.P10];IF([.C2]&lt;[.Q9];[.Q10];IF([.C2]&lt;[.R9];[.R10];IF([.C2]&lt;[.S9];[.S10];IF([.C2]&lt;[.T9];[.T10];IF([.C2]&lt;[.U9];[.U10];IF([.C2]&lt;[.V9];[.V10];50))))))))" office:value-type="float" office:value="0" calcext:value-type="float">
            <text:p>0</text:p>
          </table:table-cell>
          <table:table-cell table:style-name="ce1" table:formula="of:=ROUNDUP(IF([.D2]&lt;=20;[.D2]/[.P5];(([.D2]-20)/([.P5]*[.Q3]))+(20/[.P5]));2)*60" office:value-type="float" office:value="4.8" calcext:value-type="float">
            <text:p>4,8</text:p>
          </table:table-cell>
          <table:table-cell table:style-name="ce1" table:formula="of:=ROUNDUP([.F2]*2/60/0.25;0)*[.E2]" office:value-type="float" office:value="0" calcext:value-type="float">
            <text:p>0</text:p>
          </table:table-cell>
          <table:table-cell table:style-name="ce1" table:formula="of:=ROUNDUP([.F2]*2/60/0.33;0)*[.E2]" office:value-type="float" office:value="0" calcext:value-type="float">
            <text:p>0</text:p>
          </table:table-cell>
          <table:table-cell table:style-name="ce1" table:formula="of:=ROUNDUP([.F2]*2/60/0.5;0)*[.E2]" office:value-type="float" office:value="0" calcext:value-type="float">
            <text:p>0</text:p>
          </table:table-cell>
          <table:table-cell table:style-name="ce97" table:formula="of:=IF(SUM([.$E$2:.E2])&gt;[.$P$6];&quot;&quot;;SUM([.$E$2:.E2]))" office:value-type="float" office:value="0" calcext:value-type="float">
            <text:p>0</text:p>
          </table:table-cell>
          <table:table-cell table:style-name="ce97" table:formula="of:=IF(SUM([.$G$2:.G2])&gt;[.$P$6];&quot;&quot;;SUM([.$G$2:.G2]))" office:value-type="float" office:value="0" calcext:value-type="float">
            <text:p>0</text:p>
          </table:table-cell>
          <table:table-cell table:style-name="ce97" table:formula="of:=IF(SUM([.$H$2:.H2])&gt;[.$P$6];&quot;&quot;;SUM([.$H$2:.H2]))" office:value-type="float" office:value="0" calcext:value-type="float">
            <text:p>0</text:p>
          </table:table-cell>
          <table:table-cell table:style-name="ce97" table:formula="of:=IF(SUM([.$I$2:.I2])&gt;[.$P$6];&quot;&quot;;SUM([.$I$2:.I2]))" office:value-type="float" office:value="0" calcext:value-type="float">
            <text:p>0</text:p>
          </table:table-cell>
          <table:table-cell table:style-name="ce98"/>
          <table:table-cell table:style-name="ce20"/>
          <table:table-cell table:style-name="ce20" office:value-type="string" calcext:value-type="string">
            <text:p>Baustufe</text:p>
          </table:table-cell>
          <table:table-cell table:style-name="ce20" office:value-type="string" calcext:value-type="string">
            <text:p>Geschw. *</text:p>
          </table:table-cell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orf von reyuga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" table:formula="of:=IF([.C3]=0;0;IF([.C3]&lt;[.P9];[.P10];IF([.C3]&lt;[.Q9];[.Q10];IF([.C3]&lt;[.R9];[.R10];IF([.C3]&lt;[.S9];[.S10];IF([.C3]&lt;[.T9];[.T10];IF([.C3]&lt;[.U9];[.U10];IF([.C3]&lt;[.V9];[.V10];50))))))))" office:value-type="float" office:value="0" calcext:value-type="float">
            <text:p>0</text:p>
          </table:table-cell>
          <table:table-cell table:style-name="ce1" table:formula="of:=ROUNDUP(IF([.D3]&lt;=20;[.D3]/[.P5];(([.D3]-20)/([.P5]*[.Q3]))+(20/[.P5]));2)*60" office:value-type="float" office:value="6.6" calcext:value-type="float">
            <text:p>6,6</text:p>
          </table:table-cell>
          <table:table-cell table:style-name="ce1" table:formula="of:=ROUNDUP([.F3]*2/60/0.25;0)*[.E3]" office:value-type="float" office:value="0" calcext:value-type="float">
            <text:p>0</text:p>
          </table:table-cell>
          <table:table-cell table:style-name="ce1" table:formula="of:=ROUNDUP([.F3]*2/60/0.33;0)*[.E3]" office:value-type="float" office:value="0" calcext:value-type="float">
            <text:p>0</text:p>
          </table:table-cell>
          <table:table-cell table:style-name="ce1" table:formula="of:=ROUNDUP([.F3]*2/60/0.5;0)*[.E3]" office:value-type="float" office:value="0" calcext:value-type="float">
            <text:p>0</text:p>
          </table:table-cell>
          <table:table-cell table:style-name="ce97" table:formula="of:=IF(SUM([.$E$2:.E3])&gt;[.$P$6];&quot;&quot;;SUM([.$E$2:.E3]))" office:value-type="float" office:value="0" calcext:value-type="float">
            <text:p>0</text:p>
          </table:table-cell>
          <table:table-cell table:style-name="ce97" table:formula="of:=IF(SUM([.$G$2:.G3])&gt;[.$P$6];&quot;&quot;;SUM([.$G$2:.G3]))" office:value-type="float" office:value="0" calcext:value-type="float">
            <text:p>0</text:p>
          </table:table-cell>
          <table:table-cell table:style-name="ce97" table:formula="of:=IF(SUM([.$H$2:.H3])&gt;[.$P$6];&quot;&quot;;SUM([.$H$2:.H3]))" office:value-type="float" office:value="0" calcext:value-type="float">
            <text:p>0</text:p>
          </table:table-cell>
          <table:table-cell table:style-name="ce97" table:formula="of:=IF(SUM([.$I$2:.I3])&gt;[.$P$6];&quot;&quot;;SUM([.$I$2:.I3]))" office:value-type="float" office:value="0" calcext:value-type="float">
            <text:p>0</text:p>
          </table:table-cell>
          <table:table-cell table:style-name="ce98"/>
          <table:table-cell table:style-name="ce95" office:value-type="string" calcext:value-type="string">
            <text:p>Turnierplatz</text:p>
          </table:table-cell>
          <table:table-cell office:value-type="float" office:value="0" calcext:value-type="float">
            <text:p>0</text:p>
          </table:table-cell>
          <table:table-cell table:formula="of:=1+([.P3]*0.2)" office:value-type="float" office:value="1" calcext:value-type="float">
            <text:p>1</text:p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orf von hanshermelin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.2" calcext:value-type="float">
            <text:p>2,2</text:p>
          </table:table-cell>
          <table:table-cell table:style-name="ce1" table:formula="of:=IF([.C4]=0;0;IF([.C4]&lt;[.P9];[.P10];IF([.C4]&lt;[.Q9];[.Q10];IF([.C4]&lt;[.R9];[.R10];IF([.C4]&lt;[.S9];[.S10];IF([.C4]&lt;[.T9];[.T10];IF([.C4]&lt;[.U9];[.U10];IF([.C4]&lt;[.V9];[.V10];50))))))))" office:value-type="float" office:value="0" calcext:value-type="float">
            <text:p>0</text:p>
          </table:table-cell>
          <table:table-cell table:style-name="ce1" table:formula="of:=ROUNDUP(IF([.D4]&lt;=20;[.D4]/[.P5];(([.D4]-20)/([.P5]*[.Q3]))+(20/[.P5]));2)*60" office:value-type="float" office:value="7.2" calcext:value-type="float">
            <text:p>7,2</text:p>
          </table:table-cell>
          <table:table-cell table:style-name="ce1" table:formula="of:=ROUNDUP([.F4]*2/60/0.25;0)*[.E4]" office:value-type="float" office:value="0" calcext:value-type="float">
            <text:p>0</text:p>
          </table:table-cell>
          <table:table-cell table:style-name="ce1" table:formula="of:=ROUNDUP([.F4]*2/60/0.33;0)*[.E4]" office:value-type="float" office:value="0" calcext:value-type="float">
            <text:p>0</text:p>
          </table:table-cell>
          <table:table-cell table:style-name="ce1" table:formula="of:=ROUNDUP([.F4]*2/60/0.5;0)*[.E4]" office:value-type="float" office:value="0" calcext:value-type="float">
            <text:p>0</text:p>
          </table:table-cell>
          <table:table-cell table:style-name="ce97" table:formula="of:=IF(SUM([.$E$2:.E4])&gt;[.$P$6];&quot;&quot;;SUM([.$E$2:.E4]))" office:value-type="float" office:value="0" calcext:value-type="float">
            <text:p>0</text:p>
          </table:table-cell>
          <table:table-cell table:style-name="ce97" table:formula="of:=IF(SUM([.$G$2:.G4])&gt;[.$P$6];&quot;&quot;;SUM([.$G$2:.G4]))" office:value-type="float" office:value="0" calcext:value-type="float">
            <text:p>0</text:p>
          </table:table-cell>
          <table:table-cell table:style-name="ce97" table:formula="of:=IF(SUM([.$H$2:.H4])&gt;[.$P$6];&quot;&quot;;SUM([.$H$2:.H4]))" office:value-type="float" office:value="0" calcext:value-type="float">
            <text:p>0</text:p>
          </table:table-cell>
          <table:table-cell table:style-name="ce97" table:formula="of:=IF(SUM([.$I$2:.I4])&gt;[.$P$6];&quot;&quot;;SUM([.$I$2:.I4]))" office:value-type="float" office:value="0" calcext:value-type="float">
            <text:p>0</text:p>
          </table:table-cell>
          <table:table-cell table:style-name="ce9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kuziakauzi 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2" calcext:value-type="float">
            <text:p>3,2</text:p>
          </table:table-cell>
          <table:table-cell table:style-name="ce1" table:formula="of:=IF([.C5]=0;0;IF([.C5]&lt;[.P9];[.P10];IF([.C5]&lt;[.Q9];[.Q10];IF([.C5]&lt;[.R9];[.R10];IF([.C5]&lt;[.S9];[.S10];IF([.C5]&lt;[.T9];[.T10];IF([.C5]&lt;[.U9];[.U10];IF([.C5]&lt;[.V9];[.V10];50))))))))" office:value-type="float" office:value="0" calcext:value-type="float">
            <text:p>0</text:p>
          </table:table-cell>
          <table:table-cell table:style-name="ce1" table:formula="of:=ROUNDUP(IF([.D5]&lt;=20;[.D5]/[.P5];(([.D5]-20)/([.P5]*[.Q3]))+(20/[.P5]));2)*60" office:value-type="float" office:value="10.2" calcext:value-type="float">
            <text:p>10,2</text:p>
          </table:table-cell>
          <table:table-cell table:style-name="ce1" table:formula="of:=ROUNDUP([.F5]*2/60/0.25;0)*[.E5]" office:value-type="float" office:value="0" calcext:value-type="float">
            <text:p>0</text:p>
          </table:table-cell>
          <table:table-cell table:style-name="ce1" table:formula="of:=ROUNDUP([.F5]*2/60/0.33;0)*[.E5]" office:value-type="float" office:value="0" calcext:value-type="float">
            <text:p>0</text:p>
          </table:table-cell>
          <table:table-cell table:style-name="ce1" table:formula="of:=ROUNDUP([.F5]*2/60/0.5;0)*[.E5]" office:value-type="float" office:value="0" calcext:value-type="float">
            <text:p>0</text:p>
          </table:table-cell>
          <table:table-cell table:style-name="ce97" table:formula="of:=IF(SUM([.$E$2:.E5])&gt;[.$P$6];&quot;&quot;;SUM([.$E$2:.E5]))" office:value-type="float" office:value="0" calcext:value-type="float">
            <text:p>0</text:p>
          </table:table-cell>
          <table:table-cell table:style-name="ce97" table:formula="of:=IF(SUM([.$G$2:.G5])&gt;[.$P$6];&quot;&quot;;SUM([.$G$2:.G5]))" office:value-type="float" office:value="0" calcext:value-type="float">
            <text:p>0</text:p>
          </table:table-cell>
          <table:table-cell table:style-name="ce97" table:formula="of:=IF(SUM([.$H$2:.H5])&gt;[.$P$6];&quot;&quot;;SUM([.$H$2:.H5]))" office:value-type="float" office:value="0" calcext:value-type="float">
            <text:p>0</text:p>
          </table:table-cell>
          <table:table-cell table:style-name="ce97" table:formula="of:=IF(SUM([.$I$2:.I5])&gt;[.$P$6];&quot;&quot;;SUM([.$I$2:.I5]))" office:value-type="float" office:value="0" calcext:value-type="float">
            <text:p>0</text:p>
          </table:table-cell>
          <table:table-cell table:style-name="ce98"/>
          <table:table-cell table:style-name="ce20" office:value-type="string" calcext:value-type="string">
            <text:p>Truppengeschw.</text:p>
          </table:table-cell>
          <table:table-cell table:style-name="Default"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Dorf von hMR7L7m8BGJjl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4.1" calcext:value-type="float">
            <text:p>4,1</text:p>
          </table:table-cell>
          <table:table-cell table:style-name="ce1" table:formula="of:=IF([.C6]=0;0;IF([.C6]&lt;[.P9];[.P10];IF([.C6]&lt;[.Q9];[.Q10];IF([.C6]&lt;[.R9];[.R10];IF([.C6]&lt;[.S9];[.S10];IF([.C6]&lt;[.T9];[.T10];IF([.C6]&lt;[.U9];[.U10];IF([.C6]&lt;[.V9];[.V10];50))))))))" office:value-type="float" office:value="0" calcext:value-type="float">
            <text:p>0</text:p>
          </table:table-cell>
          <table:table-cell table:style-name="ce1" table:formula="of:=ROUNDUP(IF([.D6]&lt;=20;[.D6]/[.P5];(([.D6]-20)/([.P5]*[.Q3]))+(20/[.P5]));2)*60" office:value-type="float" office:value="13.2" calcext:value-type="float">
            <text:p>13,2</text:p>
          </table:table-cell>
          <table:table-cell table:style-name="ce1" table:formula="of:=ROUNDUP([.F6]*2/60/0.25;0)*[.E6]" office:value-type="float" office:value="0" calcext:value-type="float">
            <text:p>0</text:p>
          </table:table-cell>
          <table:table-cell table:style-name="ce1" table:formula="of:=ROUNDUP([.F6]*2/60/0.33;0)*[.E6]" office:value-type="float" office:value="0" calcext:value-type="float">
            <text:p>0</text:p>
          </table:table-cell>
          <table:table-cell table:style-name="ce1" table:formula="of:=ROUNDUP([.F6]*2/60/0.5;0)*[.E6]" office:value-type="float" office:value="0" calcext:value-type="float">
            <text:p>0</text:p>
          </table:table-cell>
          <table:table-cell table:style-name="ce97" table:formula="of:=IF(SUM([.$E$2:.E6])&gt;[.$P$6];&quot;&quot;;SUM([.$E$2:.E6]))" office:value-type="float" office:value="0" calcext:value-type="float">
            <text:p>0</text:p>
          </table:table-cell>
          <table:table-cell table:style-name="ce97" table:formula="of:=IF(SUM([.$G$2:.G6])&gt;[.$P$6];&quot;&quot;;SUM([.$G$2:.G6]))" office:value-type="float" office:value="0" calcext:value-type="float">
            <text:p>0</text:p>
          </table:table-cell>
          <table:table-cell table:style-name="ce97" table:formula="of:=IF(SUM([.$H$2:.H6])&gt;[.$P$6];&quot;&quot;;SUM([.$H$2:.H6]))" office:value-type="float" office:value="0" calcext:value-type="float">
            <text:p>0</text:p>
          </table:table-cell>
          <table:table-cell table:style-name="ce97" table:formula="of:=IF(SUM([.$I$2:.I6])&gt;[.$P$6];&quot;&quot;;SUM([.$I$2:.I6]))" office:value-type="float" office:value="0" calcext:value-type="float">
            <text:p>0</text:p>
          </table:table-cell>
          <table:table-cell table:style-name="ce98"/>
          <table:table-cell table:style-name="ce95" office:value-type="string" calcext:value-type="string">
            <text:p>Akt. Truppenanz.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[01] Köln</text:p>
          </table:table-cell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4.5" calcext:value-type="float">
            <text:p>4,5</text:p>
          </table:table-cell>
          <table:table-cell table:style-name="ce1" table:formula="of:=IF([.C7]=0;0;IF([.C7]&lt;[.P9];[.P10];IF([.C7]&lt;[.Q9];[.Q10];IF([.C7]&lt;[.R9];[.R10];IF([.C7]&lt;[.S9];[.S10];IF([.C7]&lt;[.T9];[.T10];IF([.C7]&lt;[.U9];[.U10];IF([.C7]&lt;[.V9];[.V10];50))))))))" office:value-type="float" office:value="2" calcext:value-type="float">
            <text:p>2</text:p>
          </table:table-cell>
          <table:table-cell table:style-name="ce1" table:formula="of:=ROUNDUP(IF([.D7]&lt;=20;[.D7]/[.P5];(([.D7]-20)/([.P5]*[.Q3]))+(20/[.P5]));2)*60" office:value-type="float" office:value="14.4" calcext:value-type="float">
            <text:p>14,4</text:p>
          </table:table-cell>
          <table:table-cell table:style-name="ce1" table:formula="of:=ROUNDUP([.F7]*2/60/0.25;0)*[.E7]" office:value-type="float" office:value="4" calcext:value-type="float">
            <text:p>4</text:p>
          </table:table-cell>
          <table:table-cell table:style-name="ce1" table:formula="of:=ROUNDUP([.F7]*2/60/0.33;0)*[.E7]" office:value-type="float" office:value="4" calcext:value-type="float">
            <text:p>4</text:p>
          </table:table-cell>
          <table:table-cell table:style-name="ce1" table:formula="of:=ROUNDUP([.F7]*2/60/0.5;0)*[.E7]" office:value-type="float" office:value="2" calcext:value-type="float">
            <text:p>2</text:p>
          </table:table-cell>
          <table:table-cell table:style-name="ce97" table:formula="of:=IF(SUM([.$E$2:.E7])&gt;[.$P$6];&quot;&quot;;SUM([.$E$2:.E7]))" office:value-type="float" office:value="2" calcext:value-type="float">
            <text:p>2</text:p>
          </table:table-cell>
          <table:table-cell table:style-name="ce97" table:formula="of:=IF(SUM([.$G$2:.G7])&gt;[.$P$6];&quot;&quot;;SUM([.$G$2:.G7]))" office:value-type="float" office:value="4" calcext:value-type="float">
            <text:p>4</text:p>
          </table:table-cell>
          <table:table-cell table:style-name="ce97" table:formula="of:=IF(SUM([.$H$2:.H7])&gt;[.$P$6];&quot;&quot;;SUM([.$H$2:.H7]))" office:value-type="float" office:value="4" calcext:value-type="float">
            <text:p>4</text:p>
          </table:table-cell>
          <table:table-cell table:style-name="ce97" table:formula="of:=IF(SUM([.$I$2:.I7])&gt;[.$P$6];&quot;&quot;;SUM([.$I$2:.I7]))" office:value-type="float" office:value="2" calcext:value-type="float">
            <text:p>2</text:p>
          </table:table-cell>
          <table:table-cell table:style-name="ce98"/>
          <table:table-cell table:number-columns-repeated="101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orf von Galatar 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4.5" calcext:value-type="float">
            <text:p>4,5</text:p>
          </table:table-cell>
          <table:table-cell table:style-name="ce1" table:formula="of:=IF([.C8]=0;0;IF([.C8]&lt;[.P9];[.P10];IF([.C8]&lt;[.Q9];[.Q10];IF([.C8]&lt;[.R9];[.R10];IF([.C8]&lt;[.S9];[.S10];IF([.C8]&lt;[.T9];[.T10];IF([.C8]&lt;[.U9];[.U10];IF([.C8]&lt;[.V9];[.V10];50))))))))" office:value-type="float" office:value="2" calcext:value-type="float">
            <text:p>2</text:p>
          </table:table-cell>
          <table:table-cell table:style-name="ce1" table:formula="of:=ROUNDUP(IF([.D8]&lt;=20;[.D8]/[.P5];(([.D8]-20)/([.P5]*[.Q3]))+(20/[.P5]));2)*60" office:value-type="float" office:value="14.4" calcext:value-type="float">
            <text:p>14,4</text:p>
          </table:table-cell>
          <table:table-cell table:style-name="ce1" table:formula="of:=ROUNDUP([.F8]*2/60/0.25;0)*[.E8]" office:value-type="float" office:value="4" calcext:value-type="float">
            <text:p>4</text:p>
          </table:table-cell>
          <table:table-cell table:style-name="ce1" table:formula="of:=ROUNDUP([.F8]*2/60/0.33;0)*[.E8]" office:value-type="float" office:value="4" calcext:value-type="float">
            <text:p>4</text:p>
          </table:table-cell>
          <table:table-cell table:style-name="ce1" table:formula="of:=ROUNDUP([.F8]*2/60/0.5;0)*[.E8]" office:value-type="float" office:value="2" calcext:value-type="float">
            <text:p>2</text:p>
          </table:table-cell>
          <table:table-cell table:style-name="ce97" table:formula="of:=IF(SUM([.$E$2:.E8])&gt;[.$P$6];&quot;&quot;;SUM([.$E$2:.E8]))" office:value-type="float" office:value="4" calcext:value-type="float">
            <text:p>4</text:p>
          </table:table-cell>
          <table:table-cell table:style-name="ce97" table:formula="of:=IF(SUM([.$G$2:.G8])&gt;[.$P$6];&quot;&quot;;SUM([.$G$2:.G8]))" office:value-type="float" office:value="8" calcext:value-type="float">
            <text:p>8</text:p>
          </table:table-cell>
          <table:table-cell table:style-name="ce97" table:formula="of:=IF(SUM([.$H$2:.H8])&gt;[.$P$6];&quot;&quot;;SUM([.$H$2:.H8]))" office:value-type="float" office:value="8" calcext:value-type="float">
            <text:p>8</text:p>
          </table:table-cell>
          <table:table-cell table:style-name="ce97" table:formula="of:=IF(SUM([.$I$2:.I8])&gt;[.$P$6];&quot;&quot;;SUM([.$I$2:.I8]))" office:value-type="float" office:value="4" calcext:value-type="float">
            <text:p>4</text:p>
          </table:table-cell>
          <table:table-cell table:style-name="ce98"/>
          <table:table-cell table:style-name="ce99" office:value-type="string" calcext:value-type="string" table:number-columns-spanned="8" table:number-rows-spanned="1">
            <text:p>Truppenanzahl pro EW</text:p>
          </table:table-cell>
          <table:covered-table-cell table:number-columns-repeated="7"/>
          <table:table-cell table:number-columns-repeated="100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orf von Iajokovs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4.5" calcext:value-type="float">
            <text:p>4,5</text:p>
          </table:table-cell>
          <table:table-cell table:style-name="ce1" table:formula="of:=IF([.C9]=0;0;IF([.C9]&lt;[.P9];[.P10];IF([.C9]&lt;[.Q9];[.Q10];IF([.C9]&lt;[.R9];[.R10];IF([.C9]&lt;[.S9];[.S10];IF([.C9]&lt;[.T9];[.T10];IF([.C9]&lt;[.U9];[.U10];IF([.C9]&lt;[.V9];[.V10];50))))))))" office:value-type="float" office:value="2" calcext:value-type="float">
            <text:p>2</text:p>
          </table:table-cell>
          <table:table-cell table:style-name="ce1" table:formula="of:=ROUNDUP(IF([.D9]&lt;=20;[.D9]/[.P5];(([.D9]-20)/([.P5]*[.Q3]))+(20/[.P5]));2)*60" office:value-type="float" office:value="14.4" calcext:value-type="float">
            <text:p>14,4</text:p>
          </table:table-cell>
          <table:table-cell table:style-name="ce1" table:formula="of:=ROUNDUP([.F9]*2/60/0.25;0)*[.E9]" office:value-type="float" office:value="4" calcext:value-type="float">
            <text:p>4</text:p>
          </table:table-cell>
          <table:table-cell table:style-name="ce1" table:formula="of:=ROUNDUP([.F9]*2/60/0.33;0)*[.E9]" office:value-type="float" office:value="4" calcext:value-type="float">
            <text:p>4</text:p>
          </table:table-cell>
          <table:table-cell table:style-name="ce1" table:formula="of:=ROUNDUP([.F9]*2/60/0.5;0)*[.E9]" office:value-type="float" office:value="2" calcext:value-type="float">
            <text:p>2</text:p>
          </table:table-cell>
          <table:table-cell table:style-name="ce97" table:formula="of:=IF(SUM([.$E$2:.E9])&gt;[.$P$6];&quot;&quot;;SUM([.$E$2:.E9]))" office:value-type="float" office:value="6" calcext:value-type="float">
            <text:p>6</text:p>
          </table:table-cell>
          <table:table-cell table:style-name="ce97" table:formula="of:=IF(SUM([.$G$2:.G9])&gt;[.$P$6];&quot;&quot;;SUM([.$G$2:.G9]))" office:value-type="float" office:value="12" calcext:value-type="float">
            <text:p>12</text:p>
          </table:table-cell>
          <table:table-cell table:style-name="ce97" table:formula="of:=IF(SUM([.$H$2:.H9])&gt;[.$P$6];&quot;&quot;;SUM([.$H$2:.H9]))" office:value-type="float" office:value="12" calcext:value-type="float">
            <text:p>12</text:p>
          </table:table-cell>
          <table:table-cell table:style-name="ce97" table:formula="of:=IF(SUM([.$I$2:.I9])&gt;[.$P$6];&quot;&quot;;SUM([.$I$2:.I9]))" office:value-type="float" office:value="6" calcext:value-type="float">
            <text:p>6</text:p>
          </table:table-cell>
          <table:table-cell table:style-name="ce98"/>
          <table:table-cell table:style-name="ce20" office:value-type="string" calcext:value-type="string">
            <text:p>EW Grenze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number-columns-repeated="100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Kraftwerk </text:p>
          </table:table-cell>
          <table:table-cell table:style-name="ce15" office:value-type="float" office:value="13" calcext:value-type="float">
            <text:p>13</text:p>
          </table:table-cell>
          <table:table-cell table:style-name="ce17" office:value-type="float" office:value="5" calcext:value-type="float">
            <text:p>5,0</text:p>
          </table:table-cell>
          <table:table-cell table:style-name="ce1" table:formula="of:=IF([.C10]=0;0;IF([.C10]&lt;[.P9];[.P10];IF([.C10]&lt;[.Q9];[.Q10];IF([.C10]&lt;[.R9];[.R10];IF([.C10]&lt;[.S9];[.S10];IF([.C10]&lt;[.T9];[.T10];IF([.C10]&lt;[.U9];[.U10];IF([.C10]&lt;[.V9];[.V10];50))))))))" office:value-type="float" office:value="2" calcext:value-type="float">
            <text:p>2</text:p>
          </table:table-cell>
          <table:table-cell table:style-name="ce1" table:formula="of:=ROUNDUP(IF([.D10]&lt;=20;[.D10]/[.P5];(([.D10]-20)/([.P5]*[.Q3]))+(20/[.P5]));2)*60" office:value-type="float" office:value="16.2" calcext:value-type="float">
            <text:p>16,2</text:p>
          </table:table-cell>
          <table:table-cell table:style-name="ce1" table:formula="of:=ROUNDUP([.F10]*2/60/0.25;0)*[.E10]" office:value-type="float" office:value="6" calcext:value-type="float">
            <text:p>6</text:p>
          </table:table-cell>
          <table:table-cell table:style-name="ce1" table:formula="of:=ROUNDUP([.F10]*2/60/0.33;0)*[.E10]" office:value-type="float" office:value="4" calcext:value-type="float">
            <text:p>4</text:p>
          </table:table-cell>
          <table:table-cell table:style-name="ce1" table:formula="of:=ROUNDUP([.F10]*2/60/0.5;0)*[.E10]" office:value-type="float" office:value="4" calcext:value-type="float">
            <text:p>4</text:p>
          </table:table-cell>
          <table:table-cell table:style-name="ce97" table:formula="of:=IF(SUM([.$E$2:.E10])&gt;[.$P$6];&quot;&quot;;SUM([.$E$2:.E10]))" office:value-type="float" office:value="8" calcext:value-type="float">
            <text:p>8</text:p>
          </table:table-cell>
          <table:table-cell table:style-name="ce97" table:formula="of:=IF(SUM([.$G$2:.G10])&gt;[.$P$6];&quot;&quot;;SUM([.$G$2:.G10]))" office:value-type="float" office:value="18" calcext:value-type="float">
            <text:p>18</text:p>
          </table:table-cell>
          <table:table-cell table:style-name="ce97" table:formula="of:=IF(SUM([.$H$2:.H10])&gt;[.$P$6];&quot;&quot;;SUM([.$H$2:.H10]))" office:value-type="float" office:value="16" calcext:value-type="float">
            <text:p>16</text:p>
          </table:table-cell>
          <table:table-cell table:style-name="ce97" table:formula="of:=IF(SUM([.$I$2:.I10])&gt;[.$P$6];&quot;&quot;;SUM([.$I$2:.I10]))" office:value-type="float" office:value="10" calcext:value-type="float">
            <text:p>10</text:p>
          </table:table-cell>
          <table:table-cell table:style-name="ce98"/>
          <table:table-cell table:style-name="ce20" office:value-type="string" calcext:value-type="string">
            <text:p>Truppen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100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Dorf von Daikon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5.4" calcext:value-type="float">
            <text:p>5,4</text:p>
          </table:table-cell>
          <table:table-cell table:style-name="ce1" table:formula="of:=IF([.C11]=0;0;IF([.C11]&lt;[.P9];[.P10];IF([.C11]&lt;[.Q9];[.Q10];IF([.C11]&lt;[.R9];[.R10];IF([.C11]&lt;[.S9];[.S10];IF([.C11]&lt;[.T9];[.T10];IF([.C11]&lt;[.U9];[.U10];IF([.C11]&lt;[.V9];[.V10];50))))))))" office:value-type="float" office:value="2" calcext:value-type="float">
            <text:p>2</text:p>
          </table:table-cell>
          <table:table-cell table:style-name="ce1" table:formula="of:=ROUNDUP(IF([.D11]&lt;=20;[.D11]/[.P5];(([.D11]-20)/([.P5]*[.Q3]))+(20/[.P5]));2)*60" office:value-type="float" office:value="17.4" calcext:value-type="float">
            <text:p>17,4</text:p>
          </table:table-cell>
          <table:table-cell table:style-name="ce1" table:formula="of:=ROUNDUP([.F11]*2/60/0.25;0)*[.E11]" office:value-type="float" office:value="6" calcext:value-type="float">
            <text:p>6</text:p>
          </table:table-cell>
          <table:table-cell table:style-name="ce1" table:formula="of:=ROUNDUP([.F11]*2/60/0.33;0)*[.E11]" office:value-type="float" office:value="4" calcext:value-type="float">
            <text:p>4</text:p>
          </table:table-cell>
          <table:table-cell table:style-name="ce1" table:formula="of:=ROUNDUP([.F11]*2/60/0.5;0)*[.E11]" office:value-type="float" office:value="4" calcext:value-type="float">
            <text:p>4</text:p>
          </table:table-cell>
          <table:table-cell table:style-name="ce97" table:formula="of:=IF(SUM([.$E$2:.E11])&gt;[.$P$6];&quot;&quot;;SUM([.$E$2:.E11]))" office:value-type="float" office:value="10" calcext:value-type="float">
            <text:p>10</text:p>
          </table:table-cell>
          <table:table-cell table:style-name="ce97" table:formula="of:=IF(SUM([.$G$2:.G11])&gt;[.$P$6];&quot;&quot;;SUM([.$G$2:.G11]))" office:value-type="float" office:value="24" calcext:value-type="float">
            <text:p>24</text:p>
          </table:table-cell>
          <table:table-cell table:style-name="ce97" table:formula="of:=IF(SUM([.$H$2:.H11])&gt;[.$P$6];&quot;&quot;;SUM([.$H$2:.H11]))" office:value-type="float" office:value="20" calcext:value-type="float">
            <text:p>20</text:p>
          </table:table-cell>
          <table:table-cell table:style-name="ce97" table:formula="of:=IF(SUM([.$I$2:.I11])&gt;[.$P$6];&quot;&quot;;SUM([.$I$2:.I11]))" office:value-type="float" office:value="14" calcext:value-type="float">
            <text:p>14</text:p>
          </table:table-cell>
          <table:table-cell table:style-name="ce98"/>
          <table:table-cell table:style-name="Default" table:number-columns-repeated="8"/>
          <table:table-cell table:number-columns-repeated="1002"/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Dorf von auffWaldemar 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5.4" calcext:value-type="float">
            <text:p>5,4</text:p>
          </table:table-cell>
          <table:table-cell table:style-name="ce1" table:formula="of:=IF([.C12]=0;0;IF([.C12]&lt;[.P9];[.P10];IF([.C12]&lt;[.Q9];[.Q10];IF([.C12]&lt;[.R9];[.R10];IF([.C12]&lt;[.S9];[.S10];IF([.C12]&lt;[.T9];[.T10];IF([.C12]&lt;[.U9];[.U10];IF([.C12]&lt;[.V9];[.V10];50))))))))" office:value-type="float" office:value="2" calcext:value-type="float">
            <text:p>2</text:p>
          </table:table-cell>
          <table:table-cell table:style-name="ce1" table:formula="of:=ROUNDUP(IF([.D12]&lt;=20;[.D12]/[.P6];(([.D12]-20)/([.P6]*[.Q4]))+(20/[.P6]));2)*60" office:value-type="float" office:value="3.6" calcext:value-type="float">
            <text:p>3,6</text:p>
          </table:table-cell>
          <table:table-cell table:style-name="ce1" table:formula="of:=ROUNDUP([.F12]*2/60/0.25;0)*[.E12]" office:value-type="float" office:value="2" calcext:value-type="float">
            <text:p>2</text:p>
          </table:table-cell>
          <table:table-cell table:style-name="ce1" table:formula="of:=ROUNDUP([.F12]*2/60/0.33;0)*[.E12]" office:value-type="float" office:value="2" calcext:value-type="float">
            <text:p>2</text:p>
          </table:table-cell>
          <table:table-cell table:style-name="ce1" table:formula="of:=ROUNDUP([.F12]*2/60/0.5;0)*[.E12]" office:value-type="float" office:value="2" calcext:value-type="float">
            <text:p>2</text:p>
          </table:table-cell>
          <table:table-cell table:style-name="ce97" table:formula="of:=IF(SUM([.$E$2:.E12])&gt;[.$P$6];&quot;&quot;;SUM([.$E$2:.E12]))" office:value-type="float" office:value="12" calcext:value-type="float">
            <text:p>12</text:p>
          </table:table-cell>
          <table:table-cell table:style-name="ce97" table:formula="of:=IF(SUM([.$G$2:.G12])&gt;[.$P$6];&quot;&quot;;SUM([.$G$2:.G12]))" office:value-type="float" office:value="26" calcext:value-type="float">
            <text:p>26</text:p>
          </table:table-cell>
          <table:table-cell table:style-name="ce97" table:formula="of:=IF(SUM([.$H$2:.H12])&gt;[.$P$6];&quot;&quot;;SUM([.$H$2:.H12]))" office:value-type="float" office:value="22" calcext:value-type="float">
            <text:p>22</text:p>
          </table:table-cell>
          <table:table-cell table:style-name="ce97" table:formula="of:=IF(SUM([.$I$2:.I12])&gt;[.$P$6];&quot;&quot;;SUM([.$I$2:.I12]))" office:value-type="float" office:value="16" calcext:value-type="float">
            <text:p>16</text:p>
          </table:table-cell>
          <table:table-cell table:style-name="ce98"/>
          <table:table-cell table:style-name="Default" table:number-columns-repeated="8"/>
          <table:table-cell table:number-columns-repeated="100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Dorf von Dennis 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5.4" calcext:value-type="float">
            <text:p>5,4</text:p>
          </table:table-cell>
          <table:table-cell table:style-name="ce1" table:formula="of:=IF([.C13]=0;0;IF([.C13]&lt;[.P9];[.P10];IF([.C13]&lt;[.Q9];[.Q10];IF([.C13]&lt;[.R9];[.R10];IF([.C13]&lt;[.S9];[.S10];IF([.C13]&lt;[.T9];[.T10];IF([.C13]&lt;[.U9];[.U10];IF([.C13]&lt;[.V9];[.V10];50))))))))" office:value-type="float" office:value="2" calcext:value-type="float">
            <text:p>2</text:p>
          </table:table-cell>
          <table:table-cell table:style-name="ce1" table:formula="of:=ROUNDUP(IF([.D13]&lt;=20;[.D13]/[.P5];(([.D13]-20)/([.P5]*[.Q4]))+(20/[.P5]));2)*60" office:value-type="float" office:value="17.4" calcext:value-type="float">
            <text:p>17,4</text:p>
          </table:table-cell>
          <table:table-cell table:style-name="ce1" table:formula="of:=ROUNDUP([.F13]*2/60/0.25;0)*[.E13]" office:value-type="float" office:value="6" calcext:value-type="float">
            <text:p>6</text:p>
          </table:table-cell>
          <table:table-cell table:style-name="ce1" table:formula="of:=ROUNDUP([.F13]*2/60/0.33;0)*[.E13]" office:value-type="float" office:value="4" calcext:value-type="float">
            <text:p>4</text:p>
          </table:table-cell>
          <table:table-cell table:style-name="ce1" table:formula="of:=ROUNDUP([.F13]*2/60/0.5;0)*[.E13]" office:value-type="float" office:value="4" calcext:value-type="float">
            <text:p>4</text:p>
          </table:table-cell>
          <table:table-cell table:style-name="ce97" table:formula="of:=IF(SUM([.$E$2:.E13])&gt;[.$P$6];&quot;&quot;;SUM([.$E$2:.E13]))" office:value-type="float" office:value="14" calcext:value-type="float">
            <text:p>14</text:p>
          </table:table-cell>
          <table:table-cell table:style-name="ce97" table:formula="of:=IF(SUM([.$G$2:.G13])&gt;[.$P$6];&quot;&quot;;SUM([.$G$2:.G13]))" office:value-type="float" office:value="32" calcext:value-type="float">
            <text:p>32</text:p>
          </table:table-cell>
          <table:table-cell table:style-name="ce97" table:formula="of:=IF(SUM([.$H$2:.H13])&gt;[.$P$6];&quot;&quot;;SUM([.$H$2:.H13]))" office:value-type="float" office:value="26" calcext:value-type="float">
            <text:p>26</text:p>
          </table:table-cell>
          <table:table-cell table:style-name="ce97" table:formula="of:=IF(SUM([.$I$2:.I13])&gt;[.$P$6];&quot;&quot;;SUM([.$I$2:.I13]))" office:value-type="float" office:value="20" calcext:value-type="float">
            <text:p>20</text:p>
          </table:table-cell>
          <table:table-cell table:style-name="ce98"/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Dorf von Fersenclar 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6" calcext:value-type="float">
            <text:p>6</text:p>
          </table:table-cell>
          <table:table-cell table:style-name="ce1" table:formula="of:=IF([.C14]=0;0;IF([.C14]&lt;[.P9];[.P10];IF([.C14]&lt;[.Q9];[.Q10];IF([.C14]&lt;[.R9];[.R10];IF([.C14]&lt;[.S9];[.S10];IF([.C14]&lt;[.T9];[.T10];IF([.C14]&lt;[.U9];[.U10];IF([.C14]&lt;[.V9];[.V10];50))))))))" office:value-type="float" office:value="2" calcext:value-type="float">
            <text:p>2</text:p>
          </table:table-cell>
          <table:table-cell table:style-name="ce1" table:formula="of:=ROUNDUP(IF([.D14]&lt;=20;[.D14]/[.P6];(([.D14]-20)/([.P6]*[.Q5]))+(20/[.P6]));2)*60" office:value-type="float" office:value="4.2" calcext:value-type="float">
            <text:p>4,2</text:p>
          </table:table-cell>
          <table:table-cell table:style-name="ce1" table:formula="of:=ROUNDUP([.F14]*2/60/0.25;0)*[.E14]" office:value-type="float" office:value="2" calcext:value-type="float">
            <text:p>2</text:p>
          </table:table-cell>
          <table:table-cell table:style-name="ce1" table:formula="of:=ROUNDUP([.F14]*2/60/0.33;0)*[.E14]" office:value-type="float" office:value="2" calcext:value-type="float">
            <text:p>2</text:p>
          </table:table-cell>
          <table:table-cell table:style-name="ce1" table:formula="of:=ROUNDUP([.F14]*2/60/0.5;0)*[.E14]" office:value-type="float" office:value="2" calcext:value-type="float">
            <text:p>2</text:p>
          </table:table-cell>
          <table:table-cell table:style-name="ce97" table:formula="of:=IF(SUM([.$E$2:.E14])&gt;[.$P$6];&quot;&quot;;SUM([.$E$2:.E14]))" office:value-type="float" office:value="16" calcext:value-type="float">
            <text:p>16</text:p>
          </table:table-cell>
          <table:table-cell table:style-name="ce97" table:formula="of:=IF(SUM([.$G$2:.G14])&gt;[.$P$6];&quot;&quot;;SUM([.$G$2:.G14]))" office:value-type="float" office:value="34" calcext:value-type="float">
            <text:p>34</text:p>
          </table:table-cell>
          <table:table-cell table:style-name="ce97" table:formula="of:=IF(SUM([.$H$2:.H14])&gt;[.$P$6];&quot;&quot;;SUM([.$H$2:.H14]))" office:value-type="float" office:value="28" calcext:value-type="float">
            <text:p>28</text:p>
          </table:table-cell>
          <table:table-cell table:style-name="ce97" table:formula="of:=IF(SUM([.$I$2:.I14])&gt;[.$P$6];&quot;&quot;;SUM([.$I$2:.I14]))" office:value-type="float" office:value="22" calcext:value-type="float">
            <text:p>22</text:p>
          </table:table-cell>
          <table:table-cell table:style-name="ce98"/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Dorf von EckhardEulenb </text:p>
          </table:table-cell>
          <table:table-cell table:style-name="ce15" office:value-type="float" office:value="26" calcext:value-type="float">
            <text:p>26</text:p>
          </table:table-cell>
          <table:table-cell table:style-name="ce17" office:value-type="float" office:value="6.1" calcext:value-type="float">
            <text:p>6,1</text:p>
          </table:table-cell>
          <table:table-cell table:style-name="ce1" table:formula="of:=IF([.C15]=0;0;IF([.C15]&lt;[.P9];[.P10];IF([.C15]&lt;[.Q9];[.Q10];IF([.C15]&lt;[.R9];[.R10];IF([.C15]&lt;[.S9];[.S10];IF([.C15]&lt;[.T9];[.T10];IF([.C15]&lt;[.U9];[.U10];IF([.C15]&lt;[.V9];[.V10];50))))))))" office:value-type="float" office:value="2" calcext:value-type="float">
            <text:p>2</text:p>
          </table:table-cell>
          <table:table-cell table:style-name="ce1" table:formula="of:=ROUNDUP(IF([.D15]&lt;=20;[.D15]/[.P5];(([.D15]-20)/([.P5]*[.Q5]))+(20/[.P5]));2)*60" office:value-type="float" office:value="19.8" calcext:value-type="float">
            <text:p>19,8</text:p>
          </table:table-cell>
          <table:table-cell table:style-name="ce1" table:formula="of:=ROUNDUP([.F15]*2/60/0.25;0)*[.E15]" office:value-type="float" office:value="6" calcext:value-type="float">
            <text:p>6</text:p>
          </table:table-cell>
          <table:table-cell table:style-name="ce1" table:formula="of:=ROUNDUP([.F15]*2/60/0.33;0)*[.E15]" office:value-type="float" office:value="4" calcext:value-type="float">
            <text:p>4</text:p>
          </table:table-cell>
          <table:table-cell table:style-name="ce1" table:formula="of:=ROUNDUP([.F15]*2/60/0.5;0)*[.E15]" office:value-type="float" office:value="4" calcext:value-type="float">
            <text:p>4</text:p>
          </table:table-cell>
          <table:table-cell table:style-name="ce97" table:formula="of:=IF(SUM([.$E$2:.E15])&gt;[.$P$6];&quot;&quot;;SUM([.$E$2:.E15]))" office:value-type="float" office:value="18" calcext:value-type="float">
            <text:p>18</text:p>
          </table:table-cell>
          <table:table-cell table:style-name="ce97" table:formula="of:=IF(SUM([.$G$2:.G15])&gt;[.$P$6];&quot;&quot;;SUM([.$G$2:.G15]))" office:value-type="float" office:value="40" calcext:value-type="float">
            <text:p>40</text:p>
          </table:table-cell>
          <table:table-cell table:style-name="ce97" table:formula="of:=IF(SUM([.$H$2:.H15])&gt;[.$P$6];&quot;&quot;;SUM([.$H$2:.H15]))" office:value-type="float" office:value="32" calcext:value-type="float">
            <text:p>32</text:p>
          </table:table-cell>
          <table:table-cell table:style-name="ce97" table:formula="of:=IF(SUM([.$I$2:.I15])&gt;[.$P$6];&quot;&quot;;SUM([.$I$2:.I15]))" office:value-type="float" office:value="26" calcext:value-type="float">
            <text:p>26</text:p>
          </table:table-cell>
          <table:table-cell table:style-name="ce98"/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he Great Wall </text:p>
          </table:table-cell>
          <table:table-cell table:style-name="ce10" office:value-type="float" office:value="11" calcext:value-type="float">
            <text:p>11</text:p>
          </table:table-cell>
          <table:table-cell table:style-name="ce17" office:value-type="float" office:value="6.4" calcext:value-type="float">
            <text:p>6,4</text:p>
          </table:table-cell>
          <table:table-cell table:style-name="ce1" table:formula="of:=IF([.C16]=0;0;IF([.C16]&lt;[.P9];[.P10];IF([.C16]&lt;[.Q9];[.Q10];IF([.C16]&lt;[.R9];[.R10];IF([.C16]&lt;[.S9];[.S10];IF([.C16]&lt;[.T9];[.T10];IF([.C16]&lt;[.U9];[.U10];IF([.C16]&lt;[.V9];[.V10];50))))))))" office:value-type="float" office:value="2" calcext:value-type="float">
            <text:p>2</text:p>
          </table:table-cell>
          <table:table-cell table:style-name="ce1" table:formula="of:=ROUNDUP(IF([.D16]&lt;=20;[.D16]/[.P5];(([.D16]-20)/([.P5]*[.Q3]))+(20/[.P5]));2)*60" office:value-type="float" office:value="20.4" calcext:value-type="float">
            <text:p>20,4</text:p>
          </table:table-cell>
          <table:table-cell table:style-name="ce1" table:formula="of:=ROUNDUP([.F16]*2/60/0.25;0)*[.E16]" office:value-type="float" office:value="6" calcext:value-type="float">
            <text:p>6</text:p>
          </table:table-cell>
          <table:table-cell table:style-name="ce1" table:formula="of:=ROUNDUP([.F16]*2/60/0.33;0)*[.E16]" office:value-type="float" office:value="6" calcext:value-type="float">
            <text:p>6</text:p>
          </table:table-cell>
          <table:table-cell table:style-name="ce1" table:formula="of:=ROUNDUP([.F16]*2/60/0.5;0)*[.E16]" office:value-type="float" office:value="4" calcext:value-type="float">
            <text:p>4</text:p>
          </table:table-cell>
          <table:table-cell table:style-name="ce97" table:formula="of:=IF(SUM([.$E$2:.E16])&gt;[.$P$6];&quot;&quot;;SUM([.$E$2:.E16]))" office:value-type="float" office:value="20" calcext:value-type="float">
            <text:p>20</text:p>
          </table:table-cell>
          <table:table-cell table:style-name="ce97" table:formula="of:=IF(SUM([.$G$2:.G16])&gt;[.$P$6];&quot;&quot;;SUM([.$G$2:.G16]))" office:value-type="float" office:value="46" calcext:value-type="float">
            <text:p>46</text:p>
          </table:table-cell>
          <table:table-cell table:style-name="ce97" table:formula="of:=IF(SUM([.$H$2:.H16])&gt;[.$P$6];&quot;&quot;;SUM([.$H$2:.H16]))" office:value-type="float" office:value="38" calcext:value-type="float">
            <text:p>38</text:p>
          </table:table-cell>
          <table:table-cell table:style-name="ce97" table:formula="of:=IF(SUM([.$I$2:.I16])&gt;[.$P$6];&quot;&quot;;SUM([.$I$2:.I16]))" office:value-type="float" office:value="30" calcext:value-type="float">
            <text:p>30</text:p>
          </table:table-cell>
          <table:table-cell table:style-name="ce98"/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orf von mrbigmister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6.7" calcext:value-type="float">
            <text:p>6,7</text:p>
          </table:table-cell>
          <table:table-cell table:style-name="ce1" table:formula="of:=IF([.C17]=0;0;IF([.C17]&lt;[.P9];[.P10];IF([.C17]&lt;[.Q9];[.Q10];IF([.C17]&lt;[.R9];[.R10];IF([.C17]&lt;[.S9];[.S10];IF([.C17]&lt;[.T9];[.T10];IF([.C17]&lt;[.U9];[.U10];IF([.C17]&lt;[.V9];[.V10];50))))))))" office:value-type="float" office:value="2" calcext:value-type="float">
            <text:p>2</text:p>
          </table:table-cell>
          <table:table-cell table:style-name="ce1" table:formula="of:=ROUNDUP(IF([.D17]&lt;=20;[.D17]/[.P5];(([.D17]-20)/([.P5]*[.Q3]))+(20/[.P5]));2)*60" office:value-type="float" office:value="21.6" calcext:value-type="float">
            <text:p>21,6</text:p>
          </table:table-cell>
          <table:table-cell table:style-name="ce1" table:formula="of:=ROUNDUP([.F17]*2/60/0.25;0)*[.E17]" office:value-type="float" office:value="6" calcext:value-type="float">
            <text:p>6</text:p>
          </table:table-cell>
          <table:table-cell table:style-name="ce1" table:formula="of:=ROUNDUP([.F17]*2/60/0.33;0)*[.E17]" office:value-type="float" office:value="6" calcext:value-type="float">
            <text:p>6</text:p>
          </table:table-cell>
          <table:table-cell table:style-name="ce1" table:formula="of:=ROUNDUP([.F17]*2/60/0.5;0)*[.E17]" office:value-type="float" office:value="4" calcext:value-type="float">
            <text:p>4</text:p>
          </table:table-cell>
          <table:table-cell table:style-name="ce97" table:formula="of:=IF(SUM([.$E$2:.E17])&gt;[.$P$6];&quot;&quot;;SUM([.$E$2:.E17]))" office:value-type="float" office:value="22" calcext:value-type="float">
            <text:p>22</text:p>
          </table:table-cell>
          <table:table-cell table:style-name="ce97" table:formula="of:=IF(SUM([.$G$2:.G17])&gt;[.$P$6];&quot;&quot;;SUM([.$G$2:.G17]))" office:value-type="float" office:value="52" calcext:value-type="float">
            <text:p>52</text:p>
          </table:table-cell>
          <table:table-cell table:style-name="ce97" table:formula="of:=IF(SUM([.$H$2:.H17])&gt;[.$P$6];&quot;&quot;;SUM([.$H$2:.H17]))" office:value-type="float" office:value="44" calcext:value-type="float">
            <text:p>44</text:p>
          </table:table-cell>
          <table:table-cell table:style-name="ce97" table:formula="of:=IF(SUM([.$I$2:.I17])&gt;[.$P$6];&quot;&quot;;SUM([.$I$2:.I17]))" office:value-type="float" office:value="34" calcext:value-type="float">
            <text:p>34</text:p>
          </table:table-cell>
          <table:table-cell table:style-name="ce98"/>
          <table:table-cell table:style-name="Default" table:number-columns-repeated="5"/>
          <table:table-cell table:number-columns-repeated="1005"/>
        </table:table-row>
        <table:table-row table:style-name="ro3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orf von Sas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7.3" calcext:value-type="float">
            <text:p>7,3</text:p>
          </table:table-cell>
          <table:table-cell table:style-name="ce1" table:formula="of:=IF([.C18]=0;0;IF([.C18]&lt;[.P9];[.P10];IF([.C18]&lt;[.Q9];[.Q10];IF([.C18]&lt;[.R9];[.R10];IF([.C18]&lt;[.S9];[.S10];IF([.C18]&lt;[.T9];[.T10];IF([.C18]&lt;[.U9];[.U10];IF([.C18]&lt;[.V9];[.V10];50))))))))" office:value-type="float" office:value="2" calcext:value-type="float">
            <text:p>2</text:p>
          </table:table-cell>
          <table:table-cell table:style-name="ce1" table:formula="of:=ROUNDUP(IF([.D18]&lt;=20;[.D18]/[.P5];(([.D18]-20)/([.P5]*[.Q3]))+(20/[.P5]));2)*60" office:value-type="float" office:value="23.4" calcext:value-type="float">
            <text:p>23,4</text:p>
          </table:table-cell>
          <table:table-cell table:style-name="ce1" table:formula="of:=ROUNDUP([.F18]*2/60/0.25;0)*[.E18]" office:value-type="float" office:value="8" calcext:value-type="float">
            <text:p>8</text:p>
          </table:table-cell>
          <table:table-cell table:style-name="ce1" table:formula="of:=ROUNDUP([.F18]*2/60/0.33;0)*[.E18]" office:value-type="float" office:value="6" calcext:value-type="float">
            <text:p>6</text:p>
          </table:table-cell>
          <table:table-cell table:style-name="ce1" table:formula="of:=ROUNDUP([.F18]*2/60/0.5;0)*[.E18]" office:value-type="float" office:value="4" calcext:value-type="float">
            <text:p>4</text:p>
          </table:table-cell>
          <table:table-cell table:style-name="ce97" table:formula="of:=IF(SUM([.$E$2:.E18])&gt;[.$P$6];&quot;&quot;;SUM([.$E$2:.E18]))" office:value-type="float" office:value="24" calcext:value-type="float">
            <text:p>24</text:p>
          </table:table-cell>
          <table:table-cell table:style-name="ce97" table:formula="of:=IF(SUM([.$G$2:.G18])&gt;[.$P$6];&quot;&quot;;SUM([.$G$2:.G18]))" office:value-type="float" office:value="60" calcext:value-type="float">
            <text:p>60</text:p>
          </table:table-cell>
          <table:table-cell table:style-name="ce97" table:formula="of:=IF(SUM([.$H$2:.H18])&gt;[.$P$6];&quot;&quot;;SUM([.$H$2:.H18]))" office:value-type="float" office:value="50" calcext:value-type="float">
            <text:p>50</text:p>
          </table:table-cell>
          <table:table-cell table:style-name="ce97" table:formula="of:=IF(SUM([.$I$2:.I18])&gt;[.$P$6];&quot;&quot;;SUM([.$I$2:.I18]))" office:value-type="float" office:value="38" calcext:value-type="float">
            <text:p>38</text:p>
          </table:table-cell>
          <table:table-cell table:style-name="ce98"/>
          <table:table-cell table:style-name="ce12" office:value-type="string" calcext:value-type="string" table:number-columns-spanned="5" table:number-rows-spanned="1">
            <text:p>Berechnung</text:p>
          </table:table-cell>
          <table:covered-table-cell table:number-columns-repeated="4" table:style-name="ce105"/>
          <table:table-cell table:number-columns-repeated="1005"/>
        </table:table-row>
        <table:table-row table:style-name="ro3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orf von TKK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7.8" calcext:value-type="float">
            <text:p>7,8</text:p>
          </table:table-cell>
          <table:table-cell table:style-name="ce1" table:formula="of:=IF([.C19]=0;0;IF([.C19]&lt;[.P9];[.P10];IF([.C19]&lt;[.Q9];[.Q10];IF([.C19]&lt;[.R9];[.R10];IF([.C19]&lt;[.S9];[.S10];IF([.C19]&lt;[.T9];[.T10];IF([.C19]&lt;[.U9];[.U10];IF([.C19]&lt;[.V9];[.V10];50))))))))" office:value-type="float" office:value="2" calcext:value-type="float">
            <text:p>2</text:p>
          </table:table-cell>
          <table:table-cell table:style-name="ce1" table:formula="of:=ROUNDUP(IF([.D19]&lt;=20;[.D19]/[.P5];(([.D19]-20)/([.P5]*[.Q3]))+(20/[.P5]));2)*60" office:value-type="float" office:value="25.2" calcext:value-type="float">
            <text:p>25,2</text:p>
          </table:table-cell>
          <table:table-cell table:style-name="ce1" table:formula="of:=ROUNDUP([.F19]*2/60/0.25;0)*[.E19]" office:value-type="float" office:value="8" calcext:value-type="float">
            <text:p>8</text:p>
          </table:table-cell>
          <table:table-cell table:style-name="ce1" table:formula="of:=ROUNDUP([.F19]*2/60/0.33;0)*[.E19]" office:value-type="float" office:value="6" calcext:value-type="float">
            <text:p>6</text:p>
          </table:table-cell>
          <table:table-cell table:style-name="ce1" table:formula="of:=ROUNDUP([.F19]*2/60/0.5;0)*[.E19]" office:value-type="float" office:value="4" calcext:value-type="float">
            <text:p>4</text:p>
          </table:table-cell>
          <table:table-cell table:style-name="ce97" table:formula="of:=IF(SUM([.$E$2:.E19])&gt;[.$P$6];&quot;&quot;;SUM([.$E$2:.E19]))" office:value-type="float" office:value="26" calcext:value-type="float">
            <text:p>26</text:p>
          </table:table-cell>
          <table:table-cell table:style-name="ce97" table:formula="of:=IF(SUM([.$G$2:.G19])&gt;[.$P$6];&quot;&quot;;SUM([.$G$2:.G19]))" office:value-type="float" office:value="68" calcext:value-type="float">
            <text:p>68</text:p>
          </table:table-cell>
          <table:table-cell table:style-name="ce97" table:formula="of:=IF(SUM([.$H$2:.H19])&gt;[.$P$6];&quot;&quot;;SUM([.$H$2:.H19]))" office:value-type="float" office:value="56" calcext:value-type="float">
            <text:p>56</text:p>
          </table:table-cell>
          <table:table-cell table:style-name="ce97" table:formula="of:=IF(SUM([.$I$2:.I19])&gt;[.$P$6];&quot;&quot;;SUM([.$I$2:.I19]))" office:value-type="float" office:value="42" calcext:value-type="float">
            <text:p>42</text:p>
          </table:table-cell>
          <table:table-cell table:style-name="ce98"/>
          <table:table-cell table:style-name="ce119" office:value-type="string" calcext:value-type="string" table:number-columns-spanned="2" table:number-rows-spanned="1">
            <text:p>Benötigte Truppen</text:p>
          </table:table-cell>
          <table:covered-table-cell table:style-name="ce119"/>
          <table:table-cell table:style-name="ce113" office:value-type="string" calcext:value-type="string" table:number-columns-spanned="2" table:number-rows-spanned="1">
            <text:p>Fehl. Truppen</text:p>
          </table:table-cell>
          <table:covered-table-cell table:style-name="ce114"/>
          <table:table-cell table:number-columns-repeated="1006"/>
        </table:table-row>
        <table:table-row table:style-name="ro3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Dorf von Thomandel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8" calcext:value-type="float">
            <text:p>8,0</text:p>
          </table:table-cell>
          <table:table-cell table:style-name="ce1" table:formula="of:=IF([.C20]=0;0;IF([.C20]&lt;[.P9];[.P10];IF([.C20]&lt;[.Q9];[.Q10];IF([.C20]&lt;[.R9];[.R10];IF([.C20]&lt;[.S9];[.S10];IF([.C20]&lt;[.T9];[.T10];IF([.C20]&lt;[.U9];[.U10];IF([.C20]&lt;[.V9];[.V10];50))))))))" office:value-type="float" office:value="2" calcext:value-type="float">
            <text:p>2</text:p>
          </table:table-cell>
          <table:table-cell table:style-name="ce1" table:formula="of:=ROUNDUP(IF([.D20]&lt;=20;[.D20]/[.P5];(([.D20]-20)/([.P5]*[.Q3]))+(20/[.P5]));2)*60" office:value-type="float" office:value="25.8" calcext:value-type="float">
            <text:p>25,8</text:p>
          </table:table-cell>
          <table:table-cell table:style-name="ce1" table:formula="of:=ROUNDUP([.F20]*2/60/0.25;0)*[.E20]" office:value-type="float" office:value="8" calcext:value-type="float">
            <text:p>8</text:p>
          </table:table-cell>
          <table:table-cell table:style-name="ce1" table:formula="of:=ROUNDUP([.F20]*2/60/0.33;0)*[.E20]" office:value-type="float" office:value="6" calcext:value-type="float">
            <text:p>6</text:p>
          </table:table-cell>
          <table:table-cell table:style-name="ce1" table:formula="of:=ROUNDUP([.F20]*2/60/0.5;0)*[.E20]" office:value-type="float" office:value="4" calcext:value-type="float">
            <text:p>4</text:p>
          </table:table-cell>
          <table:table-cell table:style-name="ce97" table:formula="of:=IF(SUM([.$E$2:.E20])&gt;[.$P$6];&quot;&quot;;SUM([.$E$2:.E20]))" office:value-type="float" office:value="28" calcext:value-type="float">
            <text:p>28</text:p>
          </table:table-cell>
          <table:table-cell table:style-name="ce97" table:formula="of:=IF(SUM([.$G$2:.G20])&gt;[.$P$6];&quot;&quot;;SUM([.$G$2:.G20]))" office:value-type="float" office:value="76" calcext:value-type="float">
            <text:p>76</text:p>
          </table:table-cell>
          <table:table-cell table:style-name="ce97" table:formula="of:=IF(SUM([.$H$2:.H20])&gt;[.$P$6];&quot;&quot;;SUM([.$H$2:.H20]))" office:value-type="float" office:value="62" calcext:value-type="float">
            <text:p>62</text:p>
          </table:table-cell>
          <table:table-cell table:style-name="ce97" table:formula="of:=IF(SUM([.$I$2:.I20])&gt;[.$P$6];&quot;&quot;;SUM([.$I$2:.I20]))" office:value-type="float" office:value="46" calcext:value-type="float">
            <text:p>46</text:p>
          </table:table-cell>
          <table:table-cell table:style-name="ce98"/>
          <table:table-cell table:formula="of:=&quot;Einfach &quot;&amp;([.F45]*2)&amp;&quot; Min&quot;" office:value-type="string" office:string-value="Einfach 129,6 Min" calcext:value-type="string">
            <text:p>Einfach 129,6 Min</text:p>
          </table:table-cell>
          <table:table-cell table:formula="of:=SUM([.E2:.E51])" office:value-type="float" office:value="85" calcext:value-type="float">
            <text:p>85</text:p>
          </table:table-cell>
          <table:table-cell/>
          <table:table-cell table:style-name="ce109" table:formula="of:=[.P6]-[.P20]" office:value-type="float" office:value="8" calcext:value-type="float">
            <text:p>8 </text:p>
          </table:table-cell>
          <table:table-cell table:number-columns-repeated="100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Hercules </text:p>
          </table:table-cell>
          <table:table-cell table:style-name="ce15" office:value-type="float" office:value="125" calcext:value-type="float">
            <text:p>125</text:p>
          </table:table-cell>
          <table:table-cell table:style-name="ce17" office:value-type="float" office:value="8.1" calcext:value-type="float">
            <text:p>8,1</text:p>
          </table:table-cell>
          <table:table-cell table:style-name="ce1" table:formula="of:=IF([.C21]=0;0;IF([.C21]&lt;[.P9];[.P10];IF([.C21]&lt;[.Q9];[.Q10];IF([.C21]&lt;[.R9];[.R10];IF([.C21]&lt;[.S9];[.S10];IF([.C21]&lt;[.T9];[.T10];IF([.C21]&lt;[.U9];[.U10];IF([.C21]&lt;[.V9];[.V10];50))))))))" office:value-type="float" office:value="5" calcext:value-type="float">
            <text:p>5</text:p>
          </table:table-cell>
          <table:table-cell table:style-name="ce1" table:formula="of:=ROUNDUP(IF([.D21]&lt;=20;[.D21]/[.P5];(([.D21]-20)/([.P5]*[.Q4]))+(20/[.P5]));2)*60" office:value-type="float" office:value="25.8" calcext:value-type="float">
            <text:p>25,8</text:p>
          </table:table-cell>
          <table:table-cell table:style-name="ce1" table:formula="of:=ROUNDUP([.F21]*2/60/0.25;0)*[.E21]" office:value-type="float" office:value="20" calcext:value-type="float">
            <text:p>20</text:p>
          </table:table-cell>
          <table:table-cell table:style-name="ce1" table:formula="of:=ROUNDUP([.F21]*2/60/0.33;0)*[.E21]" office:value-type="float" office:value="15" calcext:value-type="float">
            <text:p>15</text:p>
          </table:table-cell>
          <table:table-cell table:style-name="ce1" table:formula="of:=ROUNDUP([.F21]*2/60/0.5;0)*[.E21]" office:value-type="float" office:value="10" calcext:value-type="float">
            <text:p>10</text:p>
          </table:table-cell>
          <table:table-cell table:style-name="ce97" table:formula="of:=IF(SUM([.$E$2:.E21])&gt;[.$P$6];&quot;&quot;;SUM([.$E$2:.E21]))" office:value-type="float" office:value="33" calcext:value-type="float">
            <text:p>33</text:p>
          </table:table-cell>
          <table:table-cell table:style-name="ce97" table:formula="of:=IF(SUM([.$G$2:.G21])&gt;[.$P$6];&quot;&quot;;SUM([.$G$2:.G21]))">
            <text:p/>
          </table:table-cell>
          <table:table-cell table:style-name="ce97" table:formula="of:=IF(SUM([.$H$2:.H21])&gt;[.$P$6];&quot;&quot;;SUM([.$H$2:.H21]))" office:value-type="float" office:value="77" calcext:value-type="float">
            <text:p>77</text:p>
          </table:table-cell>
          <table:table-cell table:style-name="ce97" table:formula="of:=IF(SUM([.$I$2:.I21])&gt;[.$P$6];&quot;&quot;;SUM([.$I$2:.I21]))" office:value-type="float" office:value="56" calcext:value-type="float">
            <text:p>56</text:p>
          </table:table-cell>
          <table:table-cell table:style-name="ce98"/>
          <table:table-cell office:value-type="string" calcext:value-type="string">
            <text:p>30 Min</text:p>
          </table:table-cell>
          <table:table-cell table:formula="of:=SUM([.I2:.I51])" office:value-type="float" office:value="240" calcext:value-type="float">
            <text:p>240</text:p>
          </table:table-cell>
          <table:table-cell/>
          <table:table-cell table:style-name="ce109" table:formula="of:=[.P6]-[.P21]" office:value-type="float" office:value="-147" calcext:value-type="float">
            <text:p>-147 </text:p>
          </table:table-cell>
          <table:table-cell table:number-columns-repeated="100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Dorf von Haupt1978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8.1" calcext:value-type="float">
            <text:p>8,1</text:p>
          </table:table-cell>
          <table:table-cell table:style-name="ce1" table:formula="of:=IF([.C22]=0;0;IF([.C22]&lt;[.P9];[.P10];IF([.C22]&lt;[.Q9];[.Q10];IF([.C22]&lt;[.R9];[.R10];IF([.C22]&lt;[.S9];[.S10];IF([.C22]&lt;[.T9];[.T10];IF([.C22]&lt;[.U9];[.U10];IF([.C22]&lt;[.V9];[.V10];50))))))))" office:value-type="float" office:value="2" calcext:value-type="float">
            <text:p>2</text:p>
          </table:table-cell>
          <table:table-cell table:style-name="ce1" table:formula="of:=ROUNDUP(IF([.D22]&lt;=20;[.D22]/[.P5];(([.D22]-20)/([.P5]*[.Q3]))+(20/[.P5]));2)*60" office:value-type="float" office:value="25.8" calcext:value-type="float">
            <text:p>25,8</text:p>
          </table:table-cell>
          <table:table-cell table:style-name="ce1" table:formula="of:=ROUNDUP([.F22]*2/60/0.25;0)*[.E22]" office:value-type="float" office:value="8" calcext:value-type="float">
            <text:p>8</text:p>
          </table:table-cell>
          <table:table-cell table:style-name="ce1" table:formula="of:=ROUNDUP([.F22]*2/60/0.33;0)*[.E22]" office:value-type="float" office:value="6" calcext:value-type="float">
            <text:p>6</text:p>
          </table:table-cell>
          <table:table-cell table:style-name="ce1" table:formula="of:=ROUNDUP([.F22]*2/60/0.5;0)*[.E22]" office:value-type="float" office:value="4" calcext:value-type="float">
            <text:p>4</text:p>
          </table:table-cell>
          <table:table-cell table:style-name="ce97" table:formula="of:=IF(SUM([.$E$2:.E22])&gt;[.$P$6];&quot;&quot;;SUM([.$E$2:.E22]))" office:value-type="float" office:value="35" calcext:value-type="float">
            <text:p>35</text:p>
          </table:table-cell>
          <table:table-cell table:style-name="ce97" table:formula="of:=IF(SUM([.$G$2:.G22])&gt;[.$P$6];&quot;&quot;;SUM([.$G$2:.G22]))">
            <text:p/>
          </table:table-cell>
          <table:table-cell table:style-name="ce97" table:formula="of:=IF(SUM([.$H$2:.H22])&gt;[.$P$6];&quot;&quot;;SUM([.$H$2:.H22]))" office:value-type="float" office:value="83" calcext:value-type="float">
            <text:p>83</text:p>
          </table:table-cell>
          <table:table-cell table:style-name="ce97" table:formula="of:=IF(SUM([.$I$2:.I22])&gt;[.$P$6];&quot;&quot;;SUM([.$I$2:.I22]))" office:value-type="float" office:value="60" calcext:value-type="float">
            <text:p>60</text:p>
          </table:table-cell>
          <table:table-cell table:style-name="ce98"/>
          <table:table-cell office:value-type="string" calcext:value-type="string">
            <text:p>20 Min</text:p>
          </table:table-cell>
          <table:table-cell table:formula="of:=SUM([.H2:.H51])" office:value-type="float" office:value="339" calcext:value-type="float">
            <text:p>339</text:p>
          </table:table-cell>
          <table:table-cell/>
          <table:table-cell table:style-name="ce109" table:formula="of:=[.P6]-[.P22]" office:value-type="float" office:value="-246" calcext:value-type="float">
            <text:p>-246 </text:p>
          </table:table-cell>
          <table:table-cell table:number-columns-repeated="100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00 Ujedinjenje </text:p>
          </table:table-cell>
          <table:table-cell table:style-name="ce10" office:value-type="float" office:value="75" calcext:value-type="float">
            <text:p>75</text:p>
          </table:table-cell>
          <table:table-cell table:style-name="ce17" office:value-type="float" office:value="8.9" calcext:value-type="float">
            <text:p>8,9</text:p>
          </table:table-cell>
          <table:table-cell table:style-name="ce1" table:formula="of:=IF([.C23]=0;0;IF([.C23]&lt;[.P9];[.P10];IF([.C23]&lt;[.Q9];[.Q10];IF([.C23]&lt;[.R9];[.R10];IF([.C23]&lt;[.S9];[.S10];IF([.C23]&lt;[.T9];[.T10];IF([.C23]&lt;[.U9];[.U10];IF([.C23]&lt;[.V9];[.V10];50))))))))" office:value-type="float" office:value="3" calcext:value-type="float">
            <text:p>3</text:p>
          </table:table-cell>
          <table:table-cell table:style-name="ce1" table:formula="of:=ROUNDUP(IF([.D23]&lt;=20;[.D23]/[.P5];(([.D23]-20)/([.P5]*[.Q3]))+(20/[.P5]));2)*60" office:value-type="float" office:value="28.2" calcext:value-type="float">
            <text:p>28,2</text:p>
          </table:table-cell>
          <table:table-cell table:style-name="ce1" table:formula="of:=ROUNDUP([.F23]*2/60/0.25;0)*[.E23]" office:value-type="float" office:value="12" calcext:value-type="float">
            <text:p>12</text:p>
          </table:table-cell>
          <table:table-cell table:style-name="ce1" table:formula="of:=ROUNDUP([.F23]*2/60/0.33;0)*[.E23]" office:value-type="float" office:value="9" calcext:value-type="float">
            <text:p>9</text:p>
          </table:table-cell>
          <table:table-cell table:style-name="ce1" table:formula="of:=ROUNDUP([.F23]*2/60/0.5;0)*[.E23]" office:value-type="float" office:value="6" calcext:value-type="float">
            <text:p>6</text:p>
          </table:table-cell>
          <table:table-cell table:style-name="ce97" table:formula="of:=IF(SUM([.$E$2:.E23])&gt;[.$P$6];&quot;&quot;;SUM([.$E$2:.E23]))" office:value-type="float" office:value="38" calcext:value-type="float">
            <text:p>38</text:p>
          </table:table-cell>
          <table:table-cell table:style-name="ce97" table:formula="of:=IF(SUM([.$G$2:.G23])&gt;[.$P$6];&quot;&quot;;SUM([.$G$2:.G23]))">
            <text:p/>
          </table:table-cell>
          <table:table-cell table:style-name="ce97" table:formula="of:=IF(SUM([.$H$2:.H23])&gt;[.$P$6];&quot;&quot;;SUM([.$H$2:.H23]))" office:value-type="float" office:value="92" calcext:value-type="float">
            <text:p>92</text:p>
          </table:table-cell>
          <table:table-cell table:style-name="ce97" table:formula="of:=IF(SUM([.$I$2:.I23])&gt;[.$P$6];&quot;&quot;;SUM([.$I$2:.I23]))" office:value-type="float" office:value="66" calcext:value-type="float">
            <text:p>66</text:p>
          </table:table-cell>
          <table:table-cell table:style-name="ce98"/>
          <table:table-cell office:value-type="string" calcext:value-type="string">
            <text:p>15 Min</text:p>
          </table:table-cell>
          <table:table-cell table:formula="of:=SUM([.G2:.G51])" office:value-type="float" office:value="433" calcext:value-type="float">
            <text:p>433</text:p>
          </table:table-cell>
          <table:table-cell/>
          <table:table-cell table:style-name="ce109" table:formula="of:=[.P6]-[.P23]" office:value-type="float" office:value="-340" calcext:value-type="float">
            <text:p>-340 </text:p>
          </table:table-cell>
          <table:table-cell table:number-columns-repeated="100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Dorf von Naoku 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9.2" calcext:value-type="float">
            <text:p>9,2</text:p>
          </table:table-cell>
          <table:table-cell table:style-name="ce1" table:formula="of:=IF([.C24]=0;0;IF([.C24]&lt;[.P9];[.P10];IF([.C24]&lt;[.Q9];[.Q10];IF([.C24]&lt;[.R9];[.R10];IF([.C24]&lt;[.S9];[.S10];IF([.C24]&lt;[.T9];[.T10];IF([.C24]&lt;[.U9];[.U10];IF([.C24]&lt;[.V9];[.V10];50))))))))" office:value-type="float" office:value="2" calcext:value-type="float">
            <text:p>2</text:p>
          </table:table-cell>
          <table:table-cell table:style-name="ce1" table:formula="of:=ROUNDUP(IF([.D24]&lt;=20;[.D24]/[.P5];(([.D24]-20)/([.P5]*[.Q3]))+(20/[.P5]));2)*60" office:value-type="float" office:value="29.4" calcext:value-type="float">
            <text:p>29,4</text:p>
          </table:table-cell>
          <table:table-cell table:style-name="ce1" table:formula="of:=ROUNDUP([.F24]*2/60/0.25;0)*[.E24]" office:value-type="float" office:value="8" calcext:value-type="float">
            <text:p>8</text:p>
          </table:table-cell>
          <table:table-cell table:style-name="ce1" table:formula="of:=ROUNDUP([.F24]*2/60/0.33;0)*[.E24]" office:value-type="float" office:value="6" calcext:value-type="float">
            <text:p>6</text:p>
          </table:table-cell>
          <table:table-cell table:style-name="ce1" table:formula="of:=ROUNDUP([.F24]*2/60/0.5;0)*[.E24]" office:value-type="float" office:value="4" calcext:value-type="float">
            <text:p>4</text:p>
          </table:table-cell>
          <table:table-cell table:style-name="ce97" table:formula="of:=IF(SUM([.$E$2:.E24])&gt;[.$P$6];&quot;&quot;;SUM([.$E$2:.E24]))" office:value-type="float" office:value="40" calcext:value-type="float">
            <text:p>40</text:p>
          </table:table-cell>
          <table:table-cell table:style-name="ce97" table:formula="of:=IF(SUM([.$G$2:.G24])&gt;[.$P$6];&quot;&quot;;SUM([.$G$2:.G24]))">
            <text:p/>
          </table:table-cell>
          <table:table-cell table:style-name="ce97" table:formula="of:=IF(SUM([.$H$2:.H24])&gt;[.$P$6];&quot;&quot;;SUM([.$H$2:.H24]))">
            <text:p/>
          </table:table-cell>
          <table:table-cell table:style-name="ce97" table:formula="of:=IF(SUM([.$I$2:.I24])&gt;[.$P$6];&quot;&quot;;SUM([.$I$2:.I24]))" office:value-type="float" office:value="70" calcext:value-type="float">
            <text:p>70</text:p>
          </table:table-cell>
          <table:table-cell table:style-name="ce98"/>
          <table:table-cell table:style-name="Default" table:number-columns-repeated="2"/>
          <table:table-cell table:number-columns-repeated="1008"/>
        </table:table-row>
        <table:table-row table:style-name="ro3">
          <table:table-cell table:style-name="ce3" office:value-type="float" office:value="24" calcext:value-type="float">
            <text:p>24</text:p>
          </table:table-cell>
          <table:table-cell table:style-name="ce1" office:value-type="string" calcext:value-type="string">
            <text:p>Dorf von Fammino 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9.2" calcext:value-type="float">
            <text:p>9,2</text:p>
          </table:table-cell>
          <table:table-cell table:style-name="ce1" table:formula="of:=IF([.C25]=0;0;IF([.C25]&lt;[.P9];[.P10];IF([.C25]&lt;[.Q9];[.Q10];IF([.C25]&lt;[.R9];[.R10];IF([.C25]&lt;[.S9];[.S10];IF([.C25]&lt;[.T9];[.T10];IF([.C25]&lt;[.U9];[.U10];IF([.C25]&lt;[.V9];[.V10];50))))))))" office:value-type="float" office:value="2" calcext:value-type="float">
            <text:p>2</text:p>
          </table:table-cell>
          <table:table-cell table:style-name="ce1" table:formula="of:=ROUNDUP(IF([.D25]&lt;=20;[.D25]/[.P5];(([.D25]-20)/([.P5]*[.Q3]))+(20/[.P5]));2)*60" office:value-type="float" office:value="29.4" calcext:value-type="float">
            <text:p>29,4</text:p>
          </table:table-cell>
          <table:table-cell table:style-name="ce1" table:formula="of:=ROUNDUP([.F25]*2/60/0.25;0)*[.E25]" office:value-type="float" office:value="8" calcext:value-type="float">
            <text:p>8</text:p>
          </table:table-cell>
          <table:table-cell table:style-name="ce1" table:formula="of:=ROUNDUP([.F25]*2/60/0.33;0)*[.E25]" office:value-type="float" office:value="6" calcext:value-type="float">
            <text:p>6</text:p>
          </table:table-cell>
          <table:table-cell table:style-name="ce1" table:formula="of:=ROUNDUP([.F25]*2/60/0.5;0)*[.E25]" office:value-type="float" office:value="4" calcext:value-type="float">
            <text:p>4</text:p>
          </table:table-cell>
          <table:table-cell table:style-name="ce97" table:formula="of:=IF(SUM([.$E$2:.E25])&gt;[.$P$6];&quot;&quot;;SUM([.$E$2:.E25]))" office:value-type="float" office:value="42" calcext:value-type="float">
            <text:p>42</text:p>
          </table:table-cell>
          <table:table-cell table:style-name="ce97" table:formula="of:=IF(SUM([.$G$2:.G25])&gt;[.$P$6];&quot;&quot;;SUM([.$G$2:.G25]))">
            <text:p/>
          </table:table-cell>
          <table:table-cell table:style-name="ce97" table:formula="of:=IF(SUM([.$H$2:.H25])&gt;[.$P$6];&quot;&quot;;SUM([.$H$2:.H25]))">
            <text:p/>
          </table:table-cell>
          <table:table-cell table:style-name="ce97" table:formula="of:=IF(SUM([.$I$2:.I25])&gt;[.$P$6];&quot;&quot;;SUM([.$I$2:.I25]))" office:value-type="float" office:value="74" calcext:value-type="float">
            <text:p>74</text:p>
          </table:table-cell>
          <table:table-cell table:style-name="ce98"/>
          <table:table-cell table:style-name="ce102" office:value-type="string" calcext:value-type="string">
            <text:p>Laufzeit</text:p>
          </table:table-cell>
          <table:table-cell table:style-name="ce102" office:value-type="string" calcext:value-type="string">
            <text:p>Dörfer</text:p>
          </table:table-cell>
          <table:table-cell table:number-columns-repeated="1008"/>
        </table:table-row>
        <table:table-row table:style-name="ro3">
          <table:table-cell table:style-name="ce3" office:value-type="float" office:value="25" calcext:value-type="float">
            <text:p>25</text:p>
          </table:table-cell>
          <table:table-cell table:style-name="ce1" office:value-type="string" calcext:value-type="string">
            <text:p>Dorf von Sarda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9.2" calcext:value-type="float">
            <text:p>9,2</text:p>
          </table:table-cell>
          <table:table-cell table:style-name="ce1" table:formula="of:=IF([.C26]=0;0;IF([.C26]&lt;[.P9];[.P10];IF([.C26]&lt;[.Q9];[.Q10];IF([.C26]&lt;[.R9];[.R10];IF([.C26]&lt;[.S9];[.S10];IF([.C26]&lt;[.T9];[.T10];IF([.C26]&lt;[.U9];[.U10];IF([.C26]&lt;[.V9];[.V10];50))))))))" office:value-type="float" office:value="2" calcext:value-type="float">
            <text:p>2</text:p>
          </table:table-cell>
          <table:table-cell table:style-name="ce1" table:formula="of:=ROUNDUP(IF([.D26]&lt;=20;[.D26]/[.P5];(([.D26]-20)/([.P5]*[.Q3]))+(20/[.P5]));2)*60" office:value-type="float" office:value="29.4" calcext:value-type="float">
            <text:p>29,4</text:p>
          </table:table-cell>
          <table:table-cell table:style-name="ce1" table:formula="of:=ROUNDUP([.F26]*2/60/0.25;0)*[.E26]" office:value-type="float" office:value="8" calcext:value-type="float">
            <text:p>8</text:p>
          </table:table-cell>
          <table:table-cell table:style-name="ce1" table:formula="of:=ROUNDUP([.F26]*2/60/0.33;0)*[.E26]" office:value-type="float" office:value="6" calcext:value-type="float">
            <text:p>6</text:p>
          </table:table-cell>
          <table:table-cell table:style-name="ce1" table:formula="of:=ROUNDUP([.F26]*2/60/0.5;0)*[.E26]" office:value-type="float" office:value="4" calcext:value-type="float">
            <text:p>4</text:p>
          </table:table-cell>
          <table:table-cell table:style-name="ce97" table:formula="of:=IF(SUM([.$E$2:.E26])&gt;[.$P$6];&quot;&quot;;SUM([.$E$2:.E26]))" office:value-type="float" office:value="44" calcext:value-type="float">
            <text:p>44</text:p>
          </table:table-cell>
          <table:table-cell table:style-name="ce97" table:formula="of:=IF(SUM([.$G$2:.G26])&gt;[.$P$6];&quot;&quot;;SUM([.$G$2:.G26]))">
            <text:p/>
          </table:table-cell>
          <table:table-cell table:style-name="ce97" table:formula="of:=IF(SUM([.$H$2:.H26])&gt;[.$P$6];&quot;&quot;;SUM([.$H$2:.H26]))">
            <text:p/>
          </table:table-cell>
          <table:table-cell table:style-name="ce97" table:formula="of:=IF(SUM([.$I$2:.I26])&gt;[.$P$6];&quot;&quot;;SUM([.$I$2:.I26]))" office:value-type="float" office:value="78" calcext:value-type="float">
            <text:p>78</text:p>
          </table:table-cell>
          <table:table-cell table:style-name="ce98"/>
          <table:table-cell table:style-name="ce103" office:value-type="string" calcext:value-type="string">
            <text:p>einfach</text:p>
          </table:table-cell>
          <table:table-cell table:style-name="ce106" table:formula="of:=MATCH([.P6];[.J2:.J45];1)" office:value-type="float" office:value="44" calcext:value-type="float">
            <text:p>44</text:p>
          </table:table-cell>
          <table:table-cell table:number-columns-repeated="1008"/>
        </table:table-row>
        <table:table-row table:style-name="ro3">
          <table:table-cell table:style-name="ce3" office:value-type="float" office:value="26" calcext:value-type="float">
            <text:p>26</text:p>
          </table:table-cell>
          <table:table-cell table:style-name="ce1" office:value-type="string" calcext:value-type="string">
            <text:p>Dorf von matti</text:p>
          </table:table-cell>
          <table:table-cell table:style-name="ce14" office:value-type="float" office:value="17" calcext:value-type="float">
            <text:p>17</text:p>
          </table:table-cell>
          <table:table-cell table:style-name="ce17" office:value-type="float" office:value="9.8" calcext:value-type="float">
            <text:p>9,8</text:p>
          </table:table-cell>
          <table:table-cell table:style-name="ce1" table:formula="of:=IF([.C27]=0;0;IF([.C27]&lt;[.P9];[.P10];IF([.C27]&lt;[.Q9];[.Q10];IF([.C27]&lt;[.R9];[.R10];IF([.C27]&lt;[.S9];[.S10];IF([.C27]&lt;[.T9];[.T10];IF([.C27]&lt;[.U9];[.U10];IF([.C27]&lt;[.V9];[.V10];50))))))))" office:value-type="float" office:value="2" calcext:value-type="float">
            <text:p>2</text:p>
          </table:table-cell>
          <table:table-cell table:style-name="ce1" table:formula="of:=ROUNDUP(IF([.D27]&lt;=20;[.D27]/[.P5];(([.D27]-20)/([.P5]*[.Q3]))+(20/[.P5]));2)*60" office:value-type="float" office:value="31.2" calcext:value-type="float">
            <text:p>31,2</text:p>
          </table:table-cell>
          <table:table-cell table:style-name="ce1" table:formula="of:=ROUNDUP([.F27]*2/60/0.25;0)*[.E27]" office:value-type="float" office:value="10" calcext:value-type="float">
            <text:p>10</text:p>
          </table:table-cell>
          <table:table-cell table:style-name="ce1" table:formula="of:=ROUNDUP([.F27]*2/60/0.33;0)*[.E27]" office:value-type="float" office:value="8" calcext:value-type="float">
            <text:p>8</text:p>
          </table:table-cell>
          <table:table-cell table:style-name="ce1" table:formula="of:=ROUNDUP([.F27]*2/60/0.5;0)*[.E27]" office:value-type="float" office:value="6" calcext:value-type="float">
            <text:p>6</text:p>
          </table:table-cell>
          <table:table-cell table:style-name="ce97" table:formula="of:=IF(SUM([.$E$2:.E27])&gt;[.$P$6];&quot;&quot;;SUM([.$E$2:.E27]))" office:value-type="float" office:value="46" calcext:value-type="float">
            <text:p>46</text:p>
          </table:table-cell>
          <table:table-cell table:style-name="ce97" table:formula="of:=IF(SUM([.$G$2:.G27])&gt;[.$P$6];&quot;&quot;;SUM([.$G$2:.G27]))">
            <text:p/>
          </table:table-cell>
          <table:table-cell table:style-name="ce97" table:formula="of:=IF(SUM([.$H$2:.H27])&gt;[.$P$6];&quot;&quot;;SUM([.$H$2:.H27]))">
            <text:p/>
          </table:table-cell>
          <table:table-cell table:style-name="ce97" table:formula="of:=IF(SUM([.$I$2:.I27])&gt;[.$P$6];&quot;&quot;;SUM([.$I$2:.I27]))" office:value-type="float" office:value="84" calcext:value-type="float">
            <text:p>84</text:p>
          </table:table-cell>
          <table:table-cell table:style-name="ce98"/>
          <table:table-cell table:style-name="ce103" office:value-type="string" calcext:value-type="string">
            <text:p>30 Min</text:p>
          </table:table-cell>
          <table:table-cell table:style-name="ce106" table:formula="of:=MATCH([.P6];[.M2:.M45];1)" office:value-type="float" office:value="27" calcext:value-type="float">
            <text:p>27</text:p>
          </table:table-cell>
          <table:table-cell table:number-columns-repeated="1008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table:style-name="ce1" office:value-type="string" calcext:value-type="string">
            <text:p>Dorf von CCCP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,0</text:p>
          </table:table-cell>
          <table:table-cell table:style-name="ce1" table:formula="of:=IF([.C28]=0;0;IF([.C28]&lt;[.P9];[.P10];IF([.C28]&lt;[.Q9];[.Q10];IF([.C28]&lt;[.R9];[.R10];IF([.C28]&lt;[.S9];[.S10];IF([.C28]&lt;[.T9];[.T10];IF([.C28]&lt;[.U9];[.U10];IF([.C28]&lt;[.V9];[.V10];50))))))))" office:value-type="float" office:value="2" calcext:value-type="float">
            <text:p>2</text:p>
          </table:table-cell>
          <table:table-cell table:style-name="ce1" table:formula="of:=ROUNDUP(IF([.D28]&lt;=20;[.D28]/[.P5];(([.D28]-20)/([.P5]*[.Q3]))+(20/[.P5]));2)*60" office:value-type="float" office:value="34.8" calcext:value-type="float">
            <text:p>34,8</text:p>
          </table:table-cell>
          <table:table-cell table:style-name="ce1" table:formula="of:=ROUNDUP([.F28]*2/60/0.25;0)*[.E28]" office:value-type="float" office:value="10" calcext:value-type="float">
            <text:p>10</text:p>
          </table:table-cell>
          <table:table-cell table:style-name="ce1" table:formula="of:=ROUNDUP([.F28]*2/60/0.33;0)*[.E28]" office:value-type="float" office:value="8" calcext:value-type="float">
            <text:p>8</text:p>
          </table:table-cell>
          <table:table-cell table:style-name="ce1" table:formula="of:=ROUNDUP([.F28]*2/60/0.5;0)*[.E28]" office:value-type="float" office:value="6" calcext:value-type="float">
            <text:p>6</text:p>
          </table:table-cell>
          <table:table-cell table:style-name="ce97" table:formula="of:=IF(SUM([.$E$2:.E28])&gt;[.$P$6];&quot;&quot;;SUM([.$E$2:.E28]))" office:value-type="float" office:value="48" calcext:value-type="float">
            <text:p>48</text:p>
          </table:table-cell>
          <table:table-cell table:style-name="ce97" table:formula="of:=IF(SUM([.$G$2:.G28])&gt;[.$P$6];&quot;&quot;;SUM([.$G$2:.G28]))">
            <text:p/>
          </table:table-cell>
          <table:table-cell table:style-name="ce97" table:formula="of:=IF(SUM([.$H$2:.H28])&gt;[.$P$6];&quot;&quot;;SUM([.$H$2:.H28]))">
            <text:p/>
          </table:table-cell>
          <table:table-cell table:style-name="ce97" table:formula="of:=IF(SUM([.$I$2:.I28])&gt;[.$P$6];&quot;&quot;;SUM([.$I$2:.I28]))" office:value-type="float" office:value="90" calcext:value-type="float">
            <text:p>90</text:p>
          </table:table-cell>
          <table:table-cell table:style-name="ce98"/>
          <table:table-cell table:style-name="ce103" office:value-type="string" calcext:value-type="string">
            <text:p>20 Min</text:p>
          </table:table-cell>
          <table:table-cell table:style-name="ce106" table:formula="of:=MATCH([.P6];[.L2:.L45];1)" office:value-type="float" office:value="22" calcext:value-type="float">
            <text:p>22</text:p>
          </table:table-cell>
          <table:table-cell table:number-columns-repeated="1008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" office:value-type="string" calcext:value-type="string">
            <text:p>Dorf von FRESSER01</text:p>
          </table:table-cell>
          <table:table-cell table:style-name="ce14" office:value-type="float" office:value="12" calcext:value-type="float">
            <text:p>12</text:p>
          </table:table-cell>
          <table:table-cell table:style-name="ce17" office:value-type="float" office:value="11" calcext:value-type="float">
            <text:p>11,0</text:p>
          </table:table-cell>
          <table:table-cell table:style-name="ce1" table:formula="of:=IF([.C29]=0;0;IF([.C29]&lt;[.P9];[.P10];IF([.C29]&lt;[.Q9];[.Q10];IF([.C29]&lt;[.R9];[.R10];IF([.C29]&lt;[.S9];[.S10];IF([.C29]&lt;[.T9];[.T10];IF([.C29]&lt;[.U9];[.U10];IF([.C29]&lt;[.V9];[.V10];50))))))))" office:value-type="float" office:value="2" calcext:value-type="float">
            <text:p>2</text:p>
          </table:table-cell>
          <table:table-cell table:style-name="ce1" table:formula="of:=ROUNDUP(IF([.D29]&lt;=20;[.D29]/[.P5];(([.D29]-20)/([.P5]*[.Q3]))+(20/[.P5]));2)*60" office:value-type="float" office:value="34.8" calcext:value-type="float">
            <text:p>34,8</text:p>
          </table:table-cell>
          <table:table-cell table:style-name="ce1" table:formula="of:=ROUNDUP([.F29]*2/60/0.25;0)*[.E29]" office:value-type="float" office:value="10" calcext:value-type="float">
            <text:p>10</text:p>
          </table:table-cell>
          <table:table-cell table:style-name="ce1" table:formula="of:=ROUNDUP([.F29]*2/60/0.33;0)*[.E29]" office:value-type="float" office:value="8" calcext:value-type="float">
            <text:p>8</text:p>
          </table:table-cell>
          <table:table-cell table:style-name="ce1" table:formula="of:=ROUNDUP([.F29]*2/60/0.5;0)*[.E29]" office:value-type="float" office:value="6" calcext:value-type="float">
            <text:p>6</text:p>
          </table:table-cell>
          <table:table-cell table:style-name="ce97" table:formula="of:=IF(SUM([.$E$2:.E29])&gt;[.$P$6];&quot;&quot;;SUM([.$E$2:.E29]))" office:value-type="float" office:value="50" calcext:value-type="float">
            <text:p>50</text:p>
          </table:table-cell>
          <table:table-cell table:style-name="ce97" table:formula="of:=IF(SUM([.$G$2:.G29])&gt;[.$P$6];&quot;&quot;;SUM([.$G$2:.G29]))">
            <text:p/>
          </table:table-cell>
          <table:table-cell table:style-name="ce97" table:formula="of:=IF(SUM([.$H$2:.H29])&gt;[.$P$6];&quot;&quot;;SUM([.$H$2:.H29]))">
            <text:p/>
          </table:table-cell>
          <table:table-cell table:style-name="ce97" table:formula="of:=IF(SUM([.$I$2:.I29])&gt;[.$P$6];&quot;&quot;;SUM([.$I$2:.I29]))">
            <text:p/>
          </table:table-cell>
          <table:table-cell table:style-name="ce98"/>
          <table:table-cell table:style-name="ce103" office:value-type="string" calcext:value-type="string">
            <text:p>15 Min</text:p>
          </table:table-cell>
          <table:table-cell table:style-name="ce106" table:formula="of:=MATCH([.P6];[.K2:.K45];1)" office:value-type="float" office:value="19" calcext:value-type="float">
            <text:p>19</text:p>
          </table:table-cell>
          <table:table-cell table:number-columns-repeated="1008"/>
        </table:table-row>
        <table:table-row table:style-name="ro3">
          <table:table-cell table:style-name="ce3" office:value-type="float" office:value="29" calcext:value-type="float">
            <text:p>29</text:p>
          </table:table-cell>
          <table:table-cell table:style-name="ce1" office:value-type="string" calcext:value-type="string">
            <text:p>Z-1 </text:p>
          </table:table-cell>
          <table:table-cell table:style-name="ce10" office:value-type="float" office:value="27" calcext:value-type="float">
            <text:p>27</text:p>
          </table:table-cell>
          <table:table-cell table:style-name="ce17" office:value-type="float" office:value="11.3" calcext:value-type="float">
            <text:p>11,3</text:p>
          </table:table-cell>
          <table:table-cell table:style-name="ce1" table:formula="of:=IF([.C30]=0;0;IF([.C30]&lt;[.P9];[.P10];IF([.C30]&lt;[.Q9];[.Q10];IF([.C30]&lt;[.R9];[.R10];IF([.C30]&lt;[.S9];[.S10];IF([.C30]&lt;[.T9];[.T10];IF([.C30]&lt;[.U9];[.U10];IF([.C30]&lt;[.V9];[.V10];50))))))))" office:value-type="float" office:value="2" calcext:value-type="float">
            <text:p>2</text:p>
          </table:table-cell>
          <table:table-cell table:style-name="ce1" table:formula="of:=ROUNDUP(IF([.D30]&lt;=20;[.D30]/[.P5];(([.D30]-20)/([.P5]*[.Q3]))+(20/[.P5]));2)*60" office:value-type="float" office:value="36" calcext:value-type="float">
            <text:p>36</text:p>
          </table:table-cell>
          <table:table-cell table:style-name="ce1" table:formula="of:=ROUNDUP([.F30]*2/60/0.25;0)*[.E30]" office:value-type="float" office:value="10" calcext:value-type="float">
            <text:p>10</text:p>
          </table:table-cell>
          <table:table-cell table:style-name="ce1" table:formula="of:=ROUNDUP([.F30]*2/60/0.33;0)*[.E30]" office:value-type="float" office:value="8" calcext:value-type="float">
            <text:p>8</text:p>
          </table:table-cell>
          <table:table-cell table:style-name="ce1" table:formula="of:=ROUNDUP([.F30]*2/60/0.5;0)*[.E30]" office:value-type="float" office:value="6" calcext:value-type="float">
            <text:p>6</text:p>
          </table:table-cell>
          <table:table-cell table:style-name="ce97" table:formula="of:=IF(SUM([.$E$2:.E30])&gt;[.$P$6];&quot;&quot;;SUM([.$E$2:.E30]))" office:value-type="float" office:value="52" calcext:value-type="float">
            <text:p>52</text:p>
          </table:table-cell>
          <table:table-cell table:style-name="ce97" table:formula="of:=IF(SUM([.$G$2:.G30])&gt;[.$P$6];&quot;&quot;;SUM([.$G$2:.G30]))">
            <text:p/>
          </table:table-cell>
          <table:table-cell table:style-name="ce97" table:formula="of:=IF(SUM([.$H$2:.H30])&gt;[.$P$6];&quot;&quot;;SUM([.$H$2:.H30]))">
            <text:p/>
          </table:table-cell>
          <table:table-cell table:style-name="ce97" table:formula="of:=IF(SUM([.$I$2:.I30])&gt;[.$P$6];&quot;&quot;;SUM([.$I$2:.I30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table:style-name="ce7" office:value-type="string" calcext:value-type="string">
            <text:p>Dorf von Mateusz. R </text:p>
          </table:table-cell>
          <table:table-cell table:style-name="ce15" office:value-type="float" office:value="11" calcext:value-type="float">
            <text:p>11</text:p>
          </table:table-cell>
          <table:table-cell table:style-name="ce17" office:value-type="float" office:value="11.4" calcext:value-type="float">
            <text:p>11,4</text:p>
          </table:table-cell>
          <table:table-cell table:style-name="ce1" table:formula="of:=IF([.C31]=0;0;IF([.C31]&lt;[.P9];[.P10];IF([.C31]&lt;[.Q9];[.Q10];IF([.C31]&lt;[.R9];[.R10];IF([.C31]&lt;[.S9];[.S10];IF([.C31]&lt;[.T9];[.T10];IF([.C31]&lt;[.U9];[.U10];IF([.C31]&lt;[.V9];[.V10];50))))))))" office:value-type="float" office:value="2" calcext:value-type="float">
            <text:p>2</text:p>
          </table:table-cell>
          <table:table-cell table:style-name="ce1" table:formula="of:=ROUNDUP(IF([.D31]&lt;=20;[.D31]/[.P5];(([.D31]-20)/([.P5]*[.Q3]))+(20/[.P5]));2)*60" office:value-type="float" office:value="36" calcext:value-type="float">
            <text:p>36</text:p>
          </table:table-cell>
          <table:table-cell table:style-name="ce1" table:formula="of:=ROUNDUP([.F31]*2/60/0.25;0)*[.E31]" office:value-type="float" office:value="10" calcext:value-type="float">
            <text:p>10</text:p>
          </table:table-cell>
          <table:table-cell table:style-name="ce1" table:formula="of:=ROUNDUP([.F31]*2/60/0.33;0)*[.E31]" office:value-type="float" office:value="8" calcext:value-type="float">
            <text:p>8</text:p>
          </table:table-cell>
          <table:table-cell table:style-name="ce1" table:formula="of:=ROUNDUP([.F31]*2/60/0.5;0)*[.E31]" office:value-type="float" office:value="6" calcext:value-type="float">
            <text:p>6</text:p>
          </table:table-cell>
          <table:table-cell table:style-name="ce97" table:formula="of:=IF(SUM([.$E$2:.E31])&gt;[.$P$6];&quot;&quot;;SUM([.$E$2:.E31]))" office:value-type="float" office:value="54" calcext:value-type="float">
            <text:p>54</text:p>
          </table:table-cell>
          <table:table-cell table:style-name="ce97" table:formula="of:=IF(SUM([.$G$2:.G31])&gt;[.$P$6];&quot;&quot;;SUM([.$G$2:.G31]))">
            <text:p/>
          </table:table-cell>
          <table:table-cell table:style-name="ce97" table:formula="of:=IF(SUM([.$H$2:.H31])&gt;[.$P$6];&quot;&quot;;SUM([.$H$2:.H31]))">
            <text:p/>
          </table:table-cell>
          <table:table-cell table:style-name="ce97" table:formula="of:=IF(SUM([.$I$2:.I31])&gt;[.$P$6];&quot;&quot;;SUM([.$I$2:.I31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" office:value-type="string" calcext:value-type="string">
            <text:p>Dorf von KingLeni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2.2" calcext:value-type="float">
            <text:p>12,2</text:p>
          </table:table-cell>
          <table:table-cell table:style-name="ce1" table:formula="of:=IF([.C32]=0;0;IF([.C32]&lt;[.P9];[.P10];IF([.C32]&lt;[.Q9];[.Q10];IF([.C32]&lt;[.R9];[.R10];IF([.C32]&lt;[.S9];[.S10];IF([.C32]&lt;[.T9];[.T10];IF([.C32]&lt;[.U9];[.U10];IF([.C32]&lt;[.V9];[.V10];50))))))))" office:value-type="float" office:value="2" calcext:value-type="float">
            <text:p>2</text:p>
          </table:table-cell>
          <table:table-cell table:style-name="ce1" table:formula="of:=ROUNDUP(IF([.D32]&lt;=20;[.D32]/[.P5];(([.D32]-20)/([.P5]*[.Q3]))+(20/[.P5]));2)*60" office:value-type="float" office:value="39" calcext:value-type="float">
            <text:p>39</text:p>
          </table:table-cell>
          <table:table-cell table:style-name="ce1" table:formula="of:=ROUNDUP([.F32]*2/60/0.25;0)*[.E32]" office:value-type="float" office:value="12" calcext:value-type="float">
            <text:p>12</text:p>
          </table:table-cell>
          <table:table-cell table:style-name="ce1" table:formula="of:=ROUNDUP([.F32]*2/60/0.33;0)*[.E32]" office:value-type="float" office:value="8" calcext:value-type="float">
            <text:p>8</text:p>
          </table:table-cell>
          <table:table-cell table:style-name="ce1" table:formula="of:=ROUNDUP([.F32]*2/60/0.5;0)*[.E32]" office:value-type="float" office:value="6" calcext:value-type="float">
            <text:p>6</text:p>
          </table:table-cell>
          <table:table-cell table:style-name="ce97" table:formula="of:=IF(SUM([.$E$2:.E32])&gt;[.$P$6];&quot;&quot;;SUM([.$E$2:.E32]))" office:value-type="float" office:value="56" calcext:value-type="float">
            <text:p>56</text:p>
          </table:table-cell>
          <table:table-cell table:style-name="ce97" table:formula="of:=IF(SUM([.$G$2:.G32])&gt;[.$P$6];&quot;&quot;;SUM([.$G$2:.G32]))">
            <text:p/>
          </table:table-cell>
          <table:table-cell table:style-name="ce97" table:formula="of:=IF(SUM([.$H$2:.H32])&gt;[.$P$6];&quot;&quot;;SUM([.$H$2:.H32]))">
            <text:p/>
          </table:table-cell>
          <table:table-cell table:style-name="ce97" table:formula="of:=IF(SUM([.$I$2:.I32])&gt;[.$P$6];&quot;&quot;;SUM([.$I$2:.I32]))">
            <text:p/>
          </table:table-cell>
          <table:table-cell table:style-name="ce98"/>
          <table:table-cell table:style-name="ce104"/>
          <table:table-cell table:number-columns-repeated="1009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table:style-name="ce1" office:value-type="string" calcext:value-type="string">
            <text:p>Stress</text:p>
          </table:table-cell>
          <table:table-cell table:style-name="ce14" office:value-type="float" office:value="19" calcext:value-type="float">
            <text:p>19</text:p>
          </table:table-cell>
          <table:table-cell table:style-name="ce17" office:value-type="float" office:value="12.8" calcext:value-type="float">
            <text:p>12,8</text:p>
          </table:table-cell>
          <table:table-cell table:style-name="ce1" table:formula="of:=IF([.C33]=0;0;IF([.C33]&lt;[.P9];[.P10];IF([.C33]&lt;[.Q9];[.Q10];IF([.C33]&lt;[.R9];[.R10];IF([.C33]&lt;[.S9];[.S10];IF([.C33]&lt;[.T9];[.T10];IF([.C33]&lt;[.U9];[.U10];IF([.C33]&lt;[.V9];[.V10];50))))))))" office:value-type="float" office:value="2" calcext:value-type="float">
            <text:p>2</text:p>
          </table:table-cell>
          <table:table-cell table:style-name="ce1" table:formula="of:=ROUNDUP(IF([.D33]&lt;=20;[.D33]/[.P5];(([.D33]-20)/([.P5]*[.Q3]))+(20/[.P5]));2)*60" office:value-type="float" office:value="40.8" calcext:value-type="float">
            <text:p>40,8</text:p>
          </table:table-cell>
          <table:table-cell table:style-name="ce1" table:formula="of:=ROUNDUP([.F33]*2/60/0.25;0)*[.E33]" office:value-type="float" office:value="12" calcext:value-type="float">
            <text:p>12</text:p>
          </table:table-cell>
          <table:table-cell table:style-name="ce1" table:formula="of:=ROUNDUP([.F33]*2/60/0.33;0)*[.E33]" office:value-type="float" office:value="10" calcext:value-type="float">
            <text:p>10</text:p>
          </table:table-cell>
          <table:table-cell table:style-name="ce1" table:formula="of:=ROUNDUP([.F33]*2/60/0.5;0)*[.E33]" office:value-type="float" office:value="6" calcext:value-type="float">
            <text:p>6</text:p>
          </table:table-cell>
          <table:table-cell table:style-name="ce97" table:formula="of:=IF(SUM([.$E$2:.E33])&gt;[.$P$6];&quot;&quot;;SUM([.$E$2:.E33]))" office:value-type="float" office:value="58" calcext:value-type="float">
            <text:p>58</text:p>
          </table:table-cell>
          <table:table-cell table:style-name="ce97" table:formula="of:=IF(SUM([.$G$2:.G33])&gt;[.$P$6];&quot;&quot;;SUM([.$G$2:.G33]))">
            <text:p/>
          </table:table-cell>
          <table:table-cell table:style-name="ce97" table:formula="of:=IF(SUM([.$H$2:.H33])&gt;[.$P$6];&quot;&quot;;SUM([.$H$2:.H33]))">
            <text:p/>
          </table:table-cell>
          <table:table-cell table:style-name="ce97" table:formula="of:=IF(SUM([.$I$2:.I33])&gt;[.$P$6];&quot;&quot;;SUM([.$I$2:.I33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3" calcext:value-type="float">
            <text:p>33</text:p>
          </table:table-cell>
          <table:table-cell table:style-name="ce1" office:value-type="string" calcext:value-type="string">
            <text:p>Babbomaster</text:p>
          </table:table-cell>
          <table:table-cell table:style-name="ce14" office:value-type="float" office:value="81" calcext:value-type="float">
            <text:p>81</text:p>
          </table:table-cell>
          <table:table-cell table:style-name="ce17" office:value-type="float" office:value="14.3" calcext:value-type="float">
            <text:p>14,3</text:p>
          </table:table-cell>
          <table:table-cell table:style-name="ce1" table:formula="of:=IF([.C34]=0;0;IF([.C34]&lt;[.P9];[.P10];IF([.C34]&lt;[.Q9];[.Q10];IF([.C34]&lt;[.R9];[.R10];IF([.C34]&lt;[.S9];[.S10];IF([.C34]&lt;[.T9];[.T10];IF([.C34]&lt;[.U9];[.U10];IF([.C34]&lt;[.V9];[.V10];50))))))))" office:value-type="float" office:value="3" calcext:value-type="float">
            <text:p>3</text:p>
          </table:table-cell>
          <table:table-cell table:style-name="ce1" table:formula="of:=ROUNDUP(IF([.D34]&lt;=20;[.D34]/[.P5];(([.D34]-20)/([.P5]*[.Q3]))+(20/[.P5]));2)*60" office:value-type="float" office:value="45.6" calcext:value-type="float">
            <text:p>45,6</text:p>
          </table:table-cell>
          <table:table-cell table:style-name="ce1" table:formula="of:=ROUNDUP([.F34]*2/60/0.25;0)*[.E34]" office:value-type="float" office:value="21" calcext:value-type="float">
            <text:p>21</text:p>
          </table:table-cell>
          <table:table-cell table:style-name="ce1" table:formula="of:=ROUNDUP([.F34]*2/60/0.33;0)*[.E34]" office:value-type="float" office:value="15" calcext:value-type="float">
            <text:p>15</text:p>
          </table:table-cell>
          <table:table-cell table:style-name="ce1" table:formula="of:=ROUNDUP([.F34]*2/60/0.5;0)*[.E34]" office:value-type="float" office:value="12" calcext:value-type="float">
            <text:p>12</text:p>
          </table:table-cell>
          <table:table-cell table:style-name="ce97" table:formula="of:=IF(SUM([.$E$2:.E34])&gt;[.$P$6];&quot;&quot;;SUM([.$E$2:.E34]))" office:value-type="float" office:value="61" calcext:value-type="float">
            <text:p>61</text:p>
          </table:table-cell>
          <table:table-cell table:style-name="ce97" table:formula="of:=IF(SUM([.$G$2:.G34])&gt;[.$P$6];&quot;&quot;;SUM([.$G$2:.G34]))">
            <text:p/>
          </table:table-cell>
          <table:table-cell table:style-name="ce97" table:formula="of:=IF(SUM([.$H$2:.H34])&gt;[.$P$6];&quot;&quot;;SUM([.$H$2:.H34]))">
            <text:p/>
          </table:table-cell>
          <table:table-cell table:style-name="ce97" table:formula="of:=IF(SUM([.$I$2:.I34])&gt;[.$P$6];&quot;&quot;;SUM([.$I$2:.I34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4" calcext:value-type="float">
            <text:p>34</text:p>
          </table:table-cell>
          <table:table-cell table:style-name="ce1" office:value-type="string" calcext:value-type="string">
            <text:p>Dorf von Kim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6" calcext:value-type="float">
            <text:p>16,0</text:p>
          </table:table-cell>
          <table:table-cell table:style-name="ce1" table:formula="of:=IF([.C35]=0;0;IF([.C35]&lt;[.P9];[.P10];IF([.C35]&lt;[.Q9];[.Q10];IF([.C35]&lt;[.R9];[.R10];IF([.C35]&lt;[.S9];[.S10];IF([.C35]&lt;[.T9];[.T10];IF([.C35]&lt;[.U9];[.U10];IF([.C35]&lt;[.V9];[.V10];50))))))))" office:value-type="float" office:value="2" calcext:value-type="float">
            <text:p>2</text:p>
          </table:table-cell>
          <table:table-cell table:style-name="ce1" table:formula="of:=ROUNDUP(IF([.D35]&lt;=20;[.D35]/[.P5];(([.D35]-20)/([.P5]*[.Q3]))+(20/[.P5]));2)*60" office:value-type="float" office:value="51" calcext:value-type="float">
            <text:p>51</text:p>
          </table:table-cell>
          <table:table-cell table:style-name="ce1" table:formula="of:=ROUNDUP([.F35]*2/60/0.25;0)*[.E35]" office:value-type="float" office:value="14" calcext:value-type="float">
            <text:p>14</text:p>
          </table:table-cell>
          <table:table-cell table:style-name="ce1" table:formula="of:=ROUNDUP([.F35]*2/60/0.33;0)*[.E35]" office:value-type="float" office:value="12" calcext:value-type="float">
            <text:p>12</text:p>
          </table:table-cell>
          <table:table-cell table:style-name="ce1" table:formula="of:=ROUNDUP([.F35]*2/60/0.5;0)*[.E35]" office:value-type="float" office:value="8" calcext:value-type="float">
            <text:p>8</text:p>
          </table:table-cell>
          <table:table-cell table:style-name="ce97" table:formula="of:=IF(SUM([.$E$2:.E35])&gt;[.$P$6];&quot;&quot;;SUM([.$E$2:.E35]))" office:value-type="float" office:value="63" calcext:value-type="float">
            <text:p>63</text:p>
          </table:table-cell>
          <table:table-cell table:style-name="ce97" table:formula="of:=IF(SUM([.$G$2:.G35])&gt;[.$P$6];&quot;&quot;;SUM([.$G$2:.G35]))">
            <text:p/>
          </table:table-cell>
          <table:table-cell table:style-name="ce97" table:formula="of:=IF(SUM([.$H$2:.H35])&gt;[.$P$6];&quot;&quot;;SUM([.$H$2:.H35]))">
            <text:p/>
          </table:table-cell>
          <table:table-cell table:style-name="ce97" table:formula="of:=IF(SUM([.$I$2:.I35])&gt;[.$P$6];&quot;&quot;;SUM([.$I$2:.I35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5" calcext:value-type="float">
            <text:p>35</text:p>
          </table:table-cell>
          <table:table-cell table:style-name="ce1" office:value-type="string" calcext:value-type="string">
            <text:p>Dorf von AmaliaWeber 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16.1" calcext:value-type="float">
            <text:p>16,1</text:p>
          </table:table-cell>
          <table:table-cell table:style-name="ce1" table:formula="of:=IF([.C36]=0;0;IF([.C36]&lt;[.P9];[.P10];IF([.C36]&lt;[.Q9];[.Q10];IF([.C36]&lt;[.R9];[.R10];IF([.C36]&lt;[.S9];[.S10];IF([.C36]&lt;[.T9];[.T10];IF([.C36]&lt;[.U9];[.U10];IF([.C36]&lt;[.V9];[.V10];50))))))))" office:value-type="float" office:value="2" calcext:value-type="float">
            <text:p>2</text:p>
          </table:table-cell>
          <table:table-cell table:style-name="ce1" table:formula="of:=ROUNDUP(IF([.D36]&lt;=20;[.D36]/[.P5];(([.D36]-20)/([.P5]*[.Q3]))+(20/[.P5]));2)*60" office:value-type="float" office:value="51" calcext:value-type="float">
            <text:p>51</text:p>
          </table:table-cell>
          <table:table-cell table:style-name="ce1" table:formula="of:=ROUNDUP([.F36]*2/60/0.25;0)*[.E36]" office:value-type="float" office:value="14" calcext:value-type="float">
            <text:p>14</text:p>
          </table:table-cell>
          <table:table-cell table:style-name="ce1" table:formula="of:=ROUNDUP([.F36]*2/60/0.33;0)*[.E36]" office:value-type="float" office:value="12" calcext:value-type="float">
            <text:p>12</text:p>
          </table:table-cell>
          <table:table-cell table:style-name="ce1" table:formula="of:=ROUNDUP([.F36]*2/60/0.5;0)*[.E36]" office:value-type="float" office:value="8" calcext:value-type="float">
            <text:p>8</text:p>
          </table:table-cell>
          <table:table-cell table:style-name="ce97" table:formula="of:=IF(SUM([.$E$2:.E36])&gt;[.$P$6];&quot;&quot;;SUM([.$E$2:.E36]))" office:value-type="float" office:value="65" calcext:value-type="float">
            <text:p>65</text:p>
          </table:table-cell>
          <table:table-cell table:style-name="ce97" table:formula="of:=IF(SUM([.$G$2:.G36])&gt;[.$P$6];&quot;&quot;;SUM([.$G$2:.G36]))">
            <text:p/>
          </table:table-cell>
          <table:table-cell table:style-name="ce97" table:formula="of:=IF(SUM([.$H$2:.H36])&gt;[.$P$6];&quot;&quot;;SUM([.$H$2:.H36]))">
            <text:p/>
          </table:table-cell>
          <table:table-cell table:style-name="ce97" table:formula="of:=IF(SUM([.$I$2:.I36])&gt;[.$P$6];&quot;&quot;;SUM([.$I$2:.I36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6" calcext:value-type="float">
            <text:p>36</text:p>
          </table:table-cell>
          <table:table-cell table:style-name="ce1" office:value-type="string" calcext:value-type="string">
            <text:p>Sanarin</text:p>
          </table:table-cell>
          <table:table-cell table:style-name="ce14" office:value-type="float" office:value="23" calcext:value-type="float">
            <text:p>23</text:p>
          </table:table-cell>
          <table:table-cell table:style-name="ce17" office:value-type="float" office:value="16.3" calcext:value-type="float">
            <text:p>16,3</text:p>
          </table:table-cell>
          <table:table-cell table:style-name="ce1" table:formula="of:=IF([.C37]=0;0;IF([.C37]&lt;[.P9];[.P10];IF([.C37]&lt;[.Q9];[.Q10];IF([.C37]&lt;[.R9];[.R10];IF([.C37]&lt;[.S9];[.S10];IF([.C37]&lt;[.T9];[.T10];IF([.C37]&lt;[.U9];[.U10];IF([.C37]&lt;[.V9];[.V10];50))))))))" office:value-type="float" office:value="2" calcext:value-type="float">
            <text:p>2</text:p>
          </table:table-cell>
          <table:table-cell table:style-name="ce1" table:formula="of:=ROUNDUP(IF([.D37]&lt;=20;[.D37]/[.P5];(([.D37]-20)/([.P5]*[.Q3]))+(20/[.P5]));2)*60" office:value-type="float" office:value="51.6" calcext:value-type="float">
            <text:p>51,6</text:p>
          </table:table-cell>
          <table:table-cell table:style-name="ce1" table:formula="of:=ROUNDUP([.F37]*2/60/0.25;0)*[.E37]" office:value-type="float" office:value="14" calcext:value-type="float">
            <text:p>14</text:p>
          </table:table-cell>
          <table:table-cell table:style-name="ce1" table:formula="of:=ROUNDUP([.F37]*2/60/0.33;0)*[.E37]" office:value-type="float" office:value="12" calcext:value-type="float">
            <text:p>12</text:p>
          </table:table-cell>
          <table:table-cell table:style-name="ce1" table:formula="of:=ROUNDUP([.F37]*2/60/0.5;0)*[.E37]" office:value-type="float" office:value="8" calcext:value-type="float">
            <text:p>8</text:p>
          </table:table-cell>
          <table:table-cell table:style-name="ce97" table:formula="of:=IF(SUM([.$E$2:.E37])&gt;[.$P$6];&quot;&quot;;SUM([.$E$2:.E37]))" office:value-type="float" office:value="67" calcext:value-type="float">
            <text:p>67</text:p>
          </table:table-cell>
          <table:table-cell table:style-name="ce97" table:formula="of:=IF(SUM([.$G$2:.G37])&gt;[.$P$6];&quot;&quot;;SUM([.$G$2:.G37]))">
            <text:p/>
          </table:table-cell>
          <table:table-cell table:style-name="ce97" table:formula="of:=IF(SUM([.$H$2:.H37])&gt;[.$P$6];&quot;&quot;;SUM([.$H$2:.H37]))">
            <text:p/>
          </table:table-cell>
          <table:table-cell table:style-name="ce97" table:formula="of:=IF(SUM([.$I$2:.I37])&gt;[.$P$6];&quot;&quot;;SUM([.$I$2:.I37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7" calcext:value-type="float">
            <text:p>37</text:p>
          </table:table-cell>
          <table:table-cell table:style-name="ce1" office:value-type="string" calcext:value-type="string">
            <text:p>Dorf von Peter Göhlich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18" calcext:value-type="float">
            <text:p>18,0</text:p>
          </table:table-cell>
          <table:table-cell table:style-name="ce1" table:formula="of:=IF([.C38]=0;0;IF([.C38]&lt;[.P9];[.P10];IF([.C38]&lt;[.Q9];[.Q10];IF([.C38]&lt;[.R9];[.R10];IF([.C38]&lt;[.S9];[.S10];IF([.C38]&lt;[.T9];[.T10];IF([.C38]&lt;[.U9];[.U10];IF([.C38]&lt;[.V9];[.V10];50))))))))" office:value-type="float" office:value="2" calcext:value-type="float">
            <text:p>2</text:p>
          </table:table-cell>
          <table:table-cell table:style-name="ce1" table:formula="of:=ROUNDUP(IF([.D38]&lt;=20;[.D38]/[.P5];(([.D38]-20)/([.P5]*[.Q3]))+(20/[.P5]));2)*60" office:value-type="float" office:value="57" calcext:value-type="float">
            <text:p>57</text:p>
          </table:table-cell>
          <table:table-cell table:style-name="ce1" table:formula="of:=ROUNDUP([.F38]*2/60/0.25;0)*[.E38]" office:value-type="float" office:value="16" calcext:value-type="float">
            <text:p>16</text:p>
          </table:table-cell>
          <table:table-cell table:style-name="ce1" table:formula="of:=ROUNDUP([.F38]*2/60/0.33;0)*[.E38]" office:value-type="float" office:value="12" calcext:value-type="float">
            <text:p>12</text:p>
          </table:table-cell>
          <table:table-cell table:style-name="ce1" table:formula="of:=ROUNDUP([.F38]*2/60/0.5;0)*[.E38]" office:value-type="float" office:value="8" calcext:value-type="float">
            <text:p>8</text:p>
          </table:table-cell>
          <table:table-cell table:style-name="ce97" table:formula="of:=IF(SUM([.$E$2:.E38])&gt;[.$P$6];&quot;&quot;;SUM([.$E$2:.E38]))" office:value-type="float" office:value="69" calcext:value-type="float">
            <text:p>69</text:p>
          </table:table-cell>
          <table:table-cell table:style-name="ce97" table:formula="of:=IF(SUM([.$G$2:.G38])&gt;[.$P$6];&quot;&quot;;SUM([.$G$2:.G38]))">
            <text:p/>
          </table:table-cell>
          <table:table-cell table:style-name="ce97" table:formula="of:=IF(SUM([.$H$2:.H38])&gt;[.$P$6];&quot;&quot;;SUM([.$H$2:.H38]))">
            <text:p/>
          </table:table-cell>
          <table:table-cell table:style-name="ce97" table:formula="of:=IF(SUM([.$I$2:.I38])&gt;[.$P$6];&quot;&quot;;SUM([.$I$2:.I38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8" calcext:value-type="float">
            <text:p>38</text:p>
          </table:table-cell>
          <table:table-cell table:style-name="ce1" office:value-type="string" calcext:value-type="string">
            <text:p>Dorf von Outlaw</text:p>
          </table:table-cell>
          <table:table-cell table:style-name="ce14" office:value-type="float" office:value="13" calcext:value-type="float">
            <text:p>13</text:p>
          </table:table-cell>
          <table:table-cell table:style-name="ce17" office:value-type="float" office:value="18.4" calcext:value-type="float">
            <text:p>18,4</text:p>
          </table:table-cell>
          <table:table-cell table:style-name="ce1" table:formula="of:=IF([.C39]=0;0;IF([.C39]&lt;[.P9];[.P10];IF([.C39]&lt;[.Q9];[.Q10];IF([.C39]&lt;[.R9];[.R10];IF([.C39]&lt;[.S9];[.S10];IF([.C39]&lt;[.T9];[.T10];IF([.C39]&lt;[.U9];[.U10];IF([.C39]&lt;[.V9];[.V10];50))))))))" office:value-type="float" office:value="2" calcext:value-type="float">
            <text:p>2</text:p>
          </table:table-cell>
          <table:table-cell table:style-name="ce1" table:formula="of:=ROUNDUP(IF([.D39]&lt;=20;[.D39]/[.P5];(([.D39]-20)/([.P5]*[.Q3]))+(20/[.P5]));2)*60" office:value-type="float" office:value="58.2" calcext:value-type="float">
            <text:p>58,2</text:p>
          </table:table-cell>
          <table:table-cell table:style-name="ce1" table:formula="of:=ROUNDUP([.F39]*2/60/0.25;0)*[.E39]" office:value-type="float" office:value="16" calcext:value-type="float">
            <text:p>16</text:p>
          </table:table-cell>
          <table:table-cell table:style-name="ce1" table:formula="of:=ROUNDUP([.F39]*2/60/0.33;0)*[.E39]" office:value-type="float" office:value="12" calcext:value-type="float">
            <text:p>12</text:p>
          </table:table-cell>
          <table:table-cell table:style-name="ce1" table:formula="of:=ROUNDUP([.F39]*2/60/0.5;0)*[.E39]" office:value-type="float" office:value="8" calcext:value-type="float">
            <text:p>8</text:p>
          </table:table-cell>
          <table:table-cell table:style-name="ce97" table:formula="of:=IF(SUM([.$E$2:.E39])&gt;[.$P$6];&quot;&quot;;SUM([.$E$2:.E39]))" office:value-type="float" office:value="71" calcext:value-type="float">
            <text:p>71</text:p>
          </table:table-cell>
          <table:table-cell table:style-name="ce97" table:formula="of:=IF(SUM([.$G$2:.G39])&gt;[.$P$6];&quot;&quot;;SUM([.$G$2:.G39]))">
            <text:p/>
          </table:table-cell>
          <table:table-cell table:style-name="ce97" table:formula="of:=IF(SUM([.$H$2:.H39])&gt;[.$P$6];&quot;&quot;;SUM([.$H$2:.H39]))">
            <text:p/>
          </table:table-cell>
          <table:table-cell table:style-name="ce97" table:formula="of:=IF(SUM([.$I$2:.I39])&gt;[.$P$6];&quot;&quot;;SUM([.$I$2:.I39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1" office:value-type="string" calcext:value-type="string">
            <text:p>Dorf von Henryk Brod </text:p>
          </table:table-cell>
          <table:table-cell table:style-name="ce10" office:value-type="float" office:value="10" calcext:value-type="float">
            <text:p>10</text:p>
          </table:table-cell>
          <table:table-cell table:style-name="ce17" office:value-type="float" office:value="18.8" calcext:value-type="float">
            <text:p>18,8</text:p>
          </table:table-cell>
          <table:table-cell table:style-name="ce1" table:formula="of:=IF([.C40]=0;0;IF([.C40]&lt;[.P9];[.P10];IF([.C40]&lt;[.Q9];[.Q10];IF([.C40]&lt;[.R9];[.R10];IF([.C40]&lt;[.S9];[.S10];IF([.C40]&lt;[.T9];[.T10];IF([.C40]&lt;[.U9];[.U10];IF([.C40]&lt;[.V9];[.V10];50))))))))" office:value-type="float" office:value="2" calcext:value-type="float">
            <text:p>2</text:p>
          </table:table-cell>
          <table:table-cell table:style-name="ce1" table:formula="of:=ROUNDUP(IF([.D40]&lt;=20;[.D40]/[.P5];(([.D40]-20)/([.P5]*[.Q3]))+(20/[.P5]));2)*60" office:value-type="float" office:value="59.4" calcext:value-type="float">
            <text:p>59,4</text:p>
          </table:table-cell>
          <table:table-cell table:style-name="ce1" table:formula="of:=ROUNDUP([.F40]*2/60/0.25;0)*[.E40]" office:value-type="float" office:value="16" calcext:value-type="float">
            <text:p>16</text:p>
          </table:table-cell>
          <table:table-cell table:style-name="ce1" table:formula="of:=ROUNDUP([.F40]*2/60/0.33;0)*[.E40]" office:value-type="float" office:value="12" calcext:value-type="float">
            <text:p>12</text:p>
          </table:table-cell>
          <table:table-cell table:style-name="ce1" table:formula="of:=ROUNDUP([.F40]*2/60/0.5;0)*[.E40]" office:value-type="float" office:value="8" calcext:value-type="float">
            <text:p>8</text:p>
          </table:table-cell>
          <table:table-cell table:style-name="ce97" table:formula="of:=IF(SUM([.$E$2:.E40])&gt;[.$P$6];&quot;&quot;;SUM([.$E$2:.E40]))" office:value-type="float" office:value="73" calcext:value-type="float">
            <text:p>73</text:p>
          </table:table-cell>
          <table:table-cell table:style-name="ce97" table:formula="of:=IF(SUM([.$G$2:.G40])&gt;[.$P$6];&quot;&quot;;SUM([.$G$2:.G40]))">
            <text:p/>
          </table:table-cell>
          <table:table-cell table:style-name="ce97" table:formula="of:=IF(SUM([.$H$2:.H40])&gt;[.$P$6];&quot;&quot;;SUM([.$H$2:.H40]))">
            <text:p/>
          </table:table-cell>
          <table:table-cell table:style-name="ce97" table:formula="of:=IF(SUM([.$I$2:.I40])&gt;[.$P$6];&quot;&quot;;SUM([.$I$2:.I40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40" calcext:value-type="float">
            <text:p>40</text:p>
          </table:table-cell>
          <table:table-cell table:style-name="ce1" office:value-type="string" calcext:value-type="string">
            <text:p>Dorf von ESUkW7TL9OKh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9.1" calcext:value-type="float">
            <text:p>19,1</text:p>
          </table:table-cell>
          <table:table-cell table:style-name="ce1" table:formula="of:=IF([.C41]=0;0;IF([.C41]&lt;[.P9];[.P10];IF([.C41]&lt;[.Q9];[.Q10];IF([.C41]&lt;[.R9];[.R10];IF([.C41]&lt;[.S9];[.S10];IF([.C41]&lt;[.T9];[.T10];IF([.C41]&lt;[.U9];[.U10];IF([.C41]&lt;[.V9];[.V10];50))))))))" office:value-type="float" office:value="2" calcext:value-type="float">
            <text:p>2</text:p>
          </table:table-cell>
          <table:table-cell table:style-name="ce1" table:formula="of:=ROUNDUP(IF([.D41]&lt;=20;[.D41]/[.P5];(([.D41]-20)/([.P5]*[.Q3]))+(20/[.P5]));2)*60" office:value-type="float" office:value="60.6" calcext:value-type="float">
            <text:p>60,6</text:p>
          </table:table-cell>
          <table:table-cell table:style-name="ce1" table:formula="of:=ROUNDUP([.F41]*2/60/0.25;0)*[.E41]" office:value-type="float" office:value="18" calcext:value-type="float">
            <text:p>18</text:p>
          </table:table-cell>
          <table:table-cell table:style-name="ce1" table:formula="of:=ROUNDUP([.F41]*2/60/0.33;0)*[.E41]" office:value-type="float" office:value="14" calcext:value-type="float">
            <text:p>14</text:p>
          </table:table-cell>
          <table:table-cell table:style-name="ce1" table:formula="of:=ROUNDUP([.F41]*2/60/0.5;0)*[.E41]" office:value-type="float" office:value="10" calcext:value-type="float">
            <text:p>10</text:p>
          </table:table-cell>
          <table:table-cell table:style-name="ce97" table:formula="of:=IF(SUM([.$E$2:.E41])&gt;[.$P$6];&quot;&quot;;SUM([.$E$2:.E41]))" office:value-type="float" office:value="75" calcext:value-type="float">
            <text:p>75</text:p>
          </table:table-cell>
          <table:table-cell table:style-name="ce97" table:formula="of:=IF(SUM([.$G$2:.G41])&gt;[.$P$6];&quot;&quot;;SUM([.$G$2:.G41]))">
            <text:p/>
          </table:table-cell>
          <table:table-cell table:style-name="ce97" table:formula="of:=IF(SUM([.$H$2:.H41])&gt;[.$P$6];&quot;&quot;;SUM([.$H$2:.H41]))">
            <text:p/>
          </table:table-cell>
          <table:table-cell table:style-name="ce97" table:formula="of:=IF(SUM([.$I$2:.I41])&gt;[.$P$6];&quot;&quot;;SUM([.$I$2:.I41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table:style-name="ce1" office:value-type="string" calcext:value-type="string">
            <text:p>Nataren 26|-16</text:p>
          </table:table-cell>
          <table:table-cell table:style-name="ce14" office:value-type="float" office:value="66" calcext:value-type="float">
            <text:p>66</text:p>
          </table:table-cell>
          <table:table-cell table:style-name="ce17" office:value-type="float" office:value="19.7" calcext:value-type="float">
            <text:p>19,7</text:p>
          </table:table-cell>
          <table:table-cell table:style-name="ce1" table:formula="of:=IF([.C42]=0;0;IF([.C42]&lt;[.P9];[.P10];IF([.C42]&lt;[.Q9];[.Q10];IF([.C42]&lt;[.R9];[.R10];IF([.C42]&lt;[.S9];[.S10];IF([.C42]&lt;[.T9];[.T10];IF([.C42]&lt;[.U9];[.U10];IF([.C42]&lt;[.V9];[.V10];50))))))))" office:value-type="float" office:value="3" calcext:value-type="float">
            <text:p>3</text:p>
          </table:table-cell>
          <table:table-cell table:style-name="ce1" table:formula="of:=ROUNDUP(IF([.D42]&lt;=20;[.D42]/[.P5];(([.D42]-20)/([.P5]*[.Q3]))+(20/[.P5]));2)*60" office:value-type="float" office:value="62.4" calcext:value-type="float">
            <text:p>62,4</text:p>
          </table:table-cell>
          <table:table-cell table:style-name="ce1" table:formula="of:=ROUNDUP([.F42]*2/60/0.25;0)*[.E42]" office:value-type="float" office:value="27" calcext:value-type="float">
            <text:p>27</text:p>
          </table:table-cell>
          <table:table-cell table:style-name="ce1" table:formula="of:=ROUNDUP([.F42]*2/60/0.33;0)*[.E42]" office:value-type="float" office:value="21" calcext:value-type="float">
            <text:p>21</text:p>
          </table:table-cell>
          <table:table-cell table:style-name="ce1" table:formula="of:=ROUNDUP([.F42]*2/60/0.5;0)*[.E42]" office:value-type="float" office:value="15" calcext:value-type="float">
            <text:p>15</text:p>
          </table:table-cell>
          <table:table-cell table:style-name="ce97" table:formula="of:=IF(SUM([.$E$2:.E42])&gt;[.$P$6];&quot;&quot;;SUM([.$E$2:.E42]))" office:value-type="float" office:value="78" calcext:value-type="float">
            <text:p>78</text:p>
          </table:table-cell>
          <table:table-cell table:style-name="ce97" table:formula="of:=IF(SUM([.$G$2:.G42])&gt;[.$P$6];&quot;&quot;;SUM([.$G$2:.G42]))">
            <text:p/>
          </table:table-cell>
          <table:table-cell table:style-name="ce97" table:formula="of:=IF(SUM([.$H$2:.H42])&gt;[.$P$6];&quot;&quot;;SUM([.$H$2:.H42]))">
            <text:p/>
          </table:table-cell>
          <table:table-cell table:style-name="ce97" table:formula="of:=IF(SUM([.$I$2:.I42])&gt;[.$P$6];&quot;&quot;;SUM([.$I$2:.I42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42" calcext:value-type="float">
            <text:p>42</text:p>
          </table:table-cell>
          <table:table-cell table:style-name="ce1" office:value-type="string" calcext:value-type="string">
            <text:p>Dorf von Podkal95</text:p>
          </table:table-cell>
          <table:table-cell table:style-name="ce14" office:value-type="float" office:value="10" calcext:value-type="float">
            <text:p>10</text:p>
          </table:table-cell>
          <table:table-cell table:style-name="ce17" office:value-type="float" office:value="19.7" calcext:value-type="float">
            <text:p>19,7</text:p>
          </table:table-cell>
          <table:table-cell table:style-name="ce1" table:formula="of:=IF([.C43]=0;0;IF([.C43]&lt;[.P9];[.P10];IF([.C43]&lt;[.Q9];[.Q10];IF([.C43]&lt;[.R9];[.R10];IF([.C43]&lt;[.S9];[.S10];IF([.C43]&lt;[.T9];[.T10];IF([.C43]&lt;[.U9];[.U10];IF([.C43]&lt;[.V9];[.V10];50))))))))" office:value-type="float" office:value="2" calcext:value-type="float">
            <text:p>2</text:p>
          </table:table-cell>
          <table:table-cell table:style-name="ce1" table:formula="of:=ROUNDUP(IF([.D43]&lt;=20;[.D43]/[.P5];(([.D43]-20)/([.P5]*[.Q3]))+(20/[.P5]));2)*60" office:value-type="float" office:value="62.4" calcext:value-type="float">
            <text:p>62,4</text:p>
          </table:table-cell>
          <table:table-cell table:style-name="ce1" table:formula="of:=ROUNDUP([.F43]*2/60/0.25;0)*[.E43]" office:value-type="float" office:value="18" calcext:value-type="float">
            <text:p>18</text:p>
          </table:table-cell>
          <table:table-cell table:style-name="ce1" table:formula="of:=ROUNDUP([.F43]*2/60/0.33;0)*[.E43]" office:value-type="float" office:value="14" calcext:value-type="float">
            <text:p>14</text:p>
          </table:table-cell>
          <table:table-cell table:style-name="ce1" table:formula="of:=ROUNDUP([.F43]*2/60/0.5;0)*[.E43]" office:value-type="float" office:value="10" calcext:value-type="float">
            <text:p>10</text:p>
          </table:table-cell>
          <table:table-cell table:style-name="ce97" table:formula="of:=IF(SUM([.$E$2:.E43])&gt;[.$P$6];&quot;&quot;;SUM([.$E$2:.E43]))" office:value-type="float" office:value="80" calcext:value-type="float">
            <text:p>80</text:p>
          </table:table-cell>
          <table:table-cell table:style-name="ce97" table:formula="of:=IF(SUM([.$G$2:.G43])&gt;[.$P$6];&quot;&quot;;SUM([.$G$2:.G43]))">
            <text:p/>
          </table:table-cell>
          <table:table-cell table:style-name="ce97" table:formula="of:=IF(SUM([.$H$2:.H43])&gt;[.$P$6];&quot;&quot;;SUM([.$H$2:.H43]))">
            <text:p/>
          </table:table-cell>
          <table:table-cell table:style-name="ce97" table:formula="of:=IF(SUM([.$I$2:.I43])&gt;[.$P$6];&quot;&quot;;SUM([.$I$2:.I43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43" calcext:value-type="float">
            <text:p>43</text:p>
          </table:table-cell>
          <table:table-cell table:style-name="ce1" office:value-type="string" calcext:value-type="string">
            <text:p>Nataren 42|-4</text:p>
          </table:table-cell>
          <table:table-cell table:style-name="ce14" office:value-type="float" office:value="28" calcext:value-type="float">
            <text:p>28</text:p>
          </table:table-cell>
          <table:table-cell table:style-name="ce17" office:value-type="float" office:value="20.1" calcext:value-type="float">
            <text:p>20,1</text:p>
          </table:table-cell>
          <table:table-cell table:style-name="ce1" table:formula="of:=IF([.C44]=0;0;IF([.C44]&lt;[.P9];[.P10];IF([.C44]&lt;[.Q9];[.Q10];IF([.C44]&lt;[.R9];[.R10];IF([.C44]&lt;[.S9];[.S10];IF([.C44]&lt;[.T9];[.T10];IF([.C44]&lt;[.U9];[.U10];IF([.C44]&lt;[.V9];[.V10];50))))))))" office:value-type="float" office:value="2" calcext:value-type="float">
            <text:p>2</text:p>
          </table:table-cell>
          <table:table-cell table:style-name="ce1" table:formula="of:=ROUNDUP(IF([.D44]&lt;=20;[.D44]/[.P5];(([.D44]-20)/([.P5]*[.Q3]))+(20/[.P5]));2)*60" office:value-type="float" office:value="63.6" calcext:value-type="float">
            <text:p>63,6</text:p>
          </table:table-cell>
          <table:table-cell table:style-name="ce1" table:formula="of:=ROUNDUP([.F44]*2/60/0.25;0)*[.E44]" office:value-type="float" office:value="18" calcext:value-type="float">
            <text:p>18</text:p>
          </table:table-cell>
          <table:table-cell table:style-name="ce1" table:formula="of:=ROUNDUP([.F44]*2/60/0.33;0)*[.E44]" office:value-type="float" office:value="14" calcext:value-type="float">
            <text:p>14</text:p>
          </table:table-cell>
          <table:table-cell table:style-name="ce1" table:formula="of:=ROUNDUP([.F44]*2/60/0.5;0)*[.E44]" office:value-type="float" office:value="10" calcext:value-type="float">
            <text:p>10</text:p>
          </table:table-cell>
          <table:table-cell table:style-name="ce97" table:formula="of:=IF(SUM([.$E$2:.E44])&gt;[.$P$6];&quot;&quot;;SUM([.$E$2:.E44]))" office:value-type="float" office:value="82" calcext:value-type="float">
            <text:p>82</text:p>
          </table:table-cell>
          <table:table-cell table:style-name="ce97" table:formula="of:=IF(SUM([.$G$2:.G44])&gt;[.$P$6];&quot;&quot;;SUM([.$G$2:.G44]))">
            <text:p/>
          </table:table-cell>
          <table:table-cell table:style-name="ce97" table:formula="of:=IF(SUM([.$H$2:.H44])&gt;[.$P$6];&quot;&quot;;SUM([.$H$2:.H44]))">
            <text:p/>
          </table:table-cell>
          <table:table-cell table:style-name="ce97" table:formula="of:=IF(SUM([.$I$2:.I44])&gt;[.$P$6];&quot;&quot;;SUM([.$I$2:.I44]))">
            <text:p/>
          </table:table-cell>
          <table:table-cell table:style-name="ce98"/>
          <table:table-cell table:number-columns-repeated="1010"/>
        </table:table-row>
        <table:table-row table:style-name="ro3">
          <table:table-cell table:style-name="ce3" office:value-type="float" office:value="44" calcext:value-type="float">
            <text:p>44</text:p>
          </table:table-cell>
          <table:table-cell table:style-name="ce1" office:value-type="string" calcext:value-type="string">
            <text:p>Dorf von Traviken</text:p>
          </table:table-cell>
          <table:table-cell table:style-name="ce14" office:value-type="float" office:value="57" calcext:value-type="float">
            <text:p>57</text:p>
          </table:table-cell>
          <table:table-cell table:style-name="ce17" office:value-type="float" office:value="20.5" calcext:value-type="float">
            <text:p>20,5</text:p>
          </table:table-cell>
          <table:table-cell table:style-name="ce1" table:formula="of:=IF([.C45]=0;0;IF([.C45]&lt;[.P9];[.P10];IF([.C45]&lt;[.Q9];[.Q10];IF([.C45]&lt;[.R9];[.R10];IF([.C45]&lt;[.S9];[.S10];IF([.C45]&lt;[.T9];[.T10];IF([.C45]&lt;[.U9];[.U10];IF([.C45]&lt;[.V9];[.V10];50))))))))" office:value-type="float" office:value="3" calcext:value-type="float">
            <text:p>3</text:p>
          </table:table-cell>
          <table:table-cell table:style-name="ce1" table:formula="of:=ROUNDUP(IF([.D45]&lt;=20;[.D45]/[.P5];(([.D45]-20)/([.P5]*[.Q3]))+(20/[.P5]));2)*60" office:value-type="float" office:value="64.8" calcext:value-type="float">
            <text:p>64,8</text:p>
          </table:table-cell>
          <table:table-cell table:style-name="ce1" table:formula="of:=ROUNDUP([.F45]*2/60/0.25;0)*[.E45]" office:value-type="float" office:value="27" calcext:value-type="float">
            <text:p>27</text:p>
          </table:table-cell>
          <table:table-cell table:style-name="ce1" table:formula="of:=ROUNDUP([.F45]*2/60/0.33;0)*[.E45]" office:value-type="float" office:value="21" calcext:value-type="float">
            <text:p>21</text:p>
          </table:table-cell>
          <table:table-cell table:style-name="ce1" table:formula="of:=ROUNDUP([.F45]*2/60/0.5;0)*[.E45]" office:value-type="float" office:value="15" calcext:value-type="float">
            <text:p>15</text:p>
          </table:table-cell>
          <table:table-cell table:style-name="ce97" table:formula="of:=IF(SUM([.$E$2:.E45])&gt;[.$P$6];&quot;&quot;;SUM([.$E$2:.E45]))" office:value-type="float" office:value="85" calcext:value-type="float">
            <text:p>85</text:p>
          </table:table-cell>
          <table:table-cell table:style-name="ce97" table:formula="of:=IF(SUM([.$G$2:.G45])&gt;[.$P$6];&quot;&quot;;SUM([.$G$2:.G45]))">
            <text:p/>
          </table:table-cell>
          <table:table-cell table:style-name="ce97" table:formula="of:=IF(SUM([.$H$2:.H45])&gt;[.$P$6];&quot;&quot;;SUM([.$H$2:.H45]))">
            <text:p/>
          </table:table-cell>
          <table:table-cell table:style-name="ce97" table:formula="of:=IF(SUM([.$I$2:.I45])&gt;[.$P$6];&quot;&quot;;SUM([.$I$2:.I45]))">
            <text:p/>
          </table:table-cell>
          <table:table-cell table:style-name="ce98"/>
          <table:table-cell table:number-columns-repeated="1010"/>
        </table:table-row>
        <table:table-row table:style-name="ro1">
          <table:table-cell table:style-name="ce1"/>
          <table:table-cell table:style-name="ce5" office:value-type="string" calcext:value-type="string">
            <text:p>Dorf</text:p>
          </table:table-cell>
          <table:table-cell table:style-name="ce5" office:value-type="string" calcext:value-type="string">
            <text:p>EW</text:p>
          </table:table-cell>
          <table:table-cell table:style-name="ce5" office:value-type="string" calcext:value-type="string">
            <text:p>Entfernung</text:p>
          </table:table-cell>
          <table:table-cell table:style-name="ce5" office:value-type="string" calcext:value-type="string">
            <text:p>Truppen</text:p>
          </table:table-cell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15 Min</text:p>
          </table:table-cell>
          <table:table-cell table:style-name="ce5" office:value-type="string" calcext:value-type="string">
            <text:p>20 Min</text:p>
          </table:table-cell>
          <table:table-cell table:style-name="ce5" office:value-type="string" calcext:value-type="string">
            <text:p>30 Min</text:p>
          </table:table-cell>
          <table:table-cell table:number-columns-repeated="1015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i-Rechner" table:style-name="ta2">
        <office:forms form:automatic-focus="false" form:apply-design-mode="false"/>
        <table:table-column table:style-name="co10" table:number-columns-repeated="11" table:default-cell-style-name="Default"/>
        <table:table-column table:style-name="co16" table:default-cell-style-name="Default"/>
        <table:table-column table:style-name="co10" table:number-columns-repeated="1012" table:default-cell-style-name="Default"/>
        <table:table-row table:style-name="ro1">
          <table:table-cell table:style-name="ce21" office:value-type="string" calcext:value-type="string" table:number-columns-spanned="9" table:number-rows-spanned="1">
            <text:p>Aktuelle Produktion</text:p>
          </table:table-cell>
          <table:covered-table-cell table:number-columns-repeated="7" table:style-name="ce23"/>
          <table:covered-table-cell table:style-name="ce28"/>
          <table:table-cell table:style-name="ce30" office:value-type="string" calcext:value-type="string" table:number-columns-spanned="3" table:number-rows-spanned="1">
            <text:p>Bauen</text:p>
          </table:table-cell>
          <table:covered-table-cell table:number-columns-repeated="2" table:style-name="ce18"/>
          <table:table-cell table:number-columns-repeated="1012"/>
        </table:table-row>
        <table:table-row table:style-name="ro1">
          <table:table-cell table:style-name="ce22" office:value-type="string" calcext:value-type="string">
            <text:p>Dorf</text:p>
          </table:table-cell>
          <table:table-cell table:style-name="ce24" office:value-type="string" calcext:value-type="string">
            <text:p>Holz</text:p>
          </table:table-cell>
          <table:table-cell table:style-name="ce24" office:value-type="string" calcext:value-type="string">
            <text:p>Lehm</text:p>
          </table:table-cell>
          <table:table-cell table:style-name="ce24" office:value-type="string" calcext:value-type="string">
            <text:p>Eisen</text:p>
          </table:table-cell>
          <table:table-cell table:style-name="ce24" office:value-type="string" calcext:value-type="string">
            <text:p>Getreide</text:p>
          </table:table-cell>
          <table:table-cell table:style-name="ce24" office:value-type="string" calcext:value-type="string">
            <text:p>Gesamt</text:p>
          </table:table-cell>
          <table:table-cell table:style-name="ce27" office:value-type="string" calcext:value-type="string">
            <text:p>30 Min</text:p>
          </table:table-cell>
          <table:table-cell table:style-name="ce27" office:value-type="string" calcext:value-type="string">
            <text:p>15 Min</text:p>
          </table:table-cell>
          <table:table-cell table:style-name="ce29" office:value-type="string" calcext:value-type="string">
            <text:p>10 Min</text:p>
          </table:table-cell>
          <table:table-cell table:style-name="ce31" office:value-type="string" calcext:value-type="string">
            <text:p>benö. Resi</text:p>
          </table:table-cell>
          <table:table-cell table:style-name="ce32" office:value-type="string" calcext:value-type="string">
            <text:p>Wartezeit</text:p>
          </table:table-cell>
          <table:table-cell table:style-name="ce32" office:value-type="string" calcext:value-type="string">
            <text:p>Uhrzei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0-1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217" calcext:value-type="float">
            <text:p>217</text:p>
          </table:table-cell>
          <table:table-cell table:formula="of:=SUM([.B3:.E3])" office:value-type="float" office:value="265" calcext:value-type="float">
            <text:p>265</text:p>
          </table:table-cell>
          <table:table-cell table:formula="of:=[.F3]/2" office:value-type="float" office:value="132.5" calcext:value-type="float">
            <text:p>132,5</text:p>
          </table:table-cell>
          <table:table-cell table:formula="of:=[.F3]/4" office:value-type="float" office:value="66.25" calcext:value-type="float">
            <text:p>66,25</text:p>
          </table:table-cell>
          <table:table-cell table:formula="of:=[.F3]/6" office:value-type="float" office:value="44.1666666666667" calcext:value-type="float">
            <text:p>44,1666666666667</text:p>
          </table:table-cell>
          <table:table-cell office:value-type="float" office:value="358" calcext:value-type="float">
            <text:p>358</text:p>
          </table:table-cell>
          <table:table-cell table:formula="of:=ROUNDUP([.J3]/[.F3];2)*60" office:value-type="float" office:value="81.6" calcext:value-type="float">
            <text:p>81,6</text:p>
          </table:table-cell>
          <table:table-cell table:style-name="ce33" table:formula="of:=NOW()+([.K3]/60/24)" office:value-type="date" office:date-value="2019-12-15T15:22:43.7617" calcext:value-type="date">
            <text:p>15.12.2019 15:22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1-1</text:p>
          </table:table-cell>
          <table:table-cell office:value-type="float" office:value="610" calcext:value-type="float">
            <text:p>610</text:p>
          </table:table-cell>
          <table:table-cell office:value-type="float" office:value="645" calcext:value-type="float">
            <text:p>645</text:p>
          </table:table-cell>
          <table:table-cell office:value-type="float" office:value="575" calcext:value-type="float">
            <text:p>575</text:p>
          </table:table-cell>
          <table:table-cell office:value-type="float" office:value="511" calcext:value-type="float">
            <text:p>511</text:p>
          </table:table-cell>
          <table:table-cell table:formula="of:=SUM([.B4:.E4])" office:value-type="float" office:value="2341" calcext:value-type="float">
            <text:p>2341</text:p>
          </table:table-cell>
          <table:table-cell table:formula="of:=[.F4]/2" office:value-type="float" office:value="1170.5" calcext:value-type="float">
            <text:p>1170,5</text:p>
          </table:table-cell>
          <table:table-cell table:formula="of:=[.F4]/4" office:value-type="float" office:value="585.25" calcext:value-type="float">
            <text:p>585,25</text:p>
          </table:table-cell>
          <table:table-cell table:formula="of:=[.F4]/6" office:value-type="float" office:value="390.166666666667" calcext:value-type="float">
            <text:p>390,166666666667</text:p>
          </table:table-cell>
          <table:table-cell table:style-name="ce124" office:value-type="float" office:value="712" calcext:value-type="float">
            <text:p>712</text:p>
          </table:table-cell>
          <table:table-cell table:formula="of:=ROUNDUP([.J4]/[.F4];2)*60" office:value-type="float" office:value="18.6" calcext:value-type="float">
            <text:p>18,6</text:p>
          </table:table-cell>
          <table:table-cell table:style-name="ce33" table:formula="of:=NOW()+([.K4]/60/24)" office:value-type="date" office:date-value="2019-12-15T14:19:43.761705" calcext:value-type="date">
            <text:p>15.12.2019 14: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1</text:p>
          </table:table-cell>
          <table:table-cell table:number-columns-repeated="4"/>
          <table:table-cell table:formula="of:=SUM([.B5:.E5])" office:value-type="float" office:value="0" calcext:value-type="float">
            <text:p>0</text:p>
          </table:table-cell>
          <table:table-cell table:formula="of:=[.F5]/2" office:value-type="float" office:value="0" calcext:value-type="float">
            <text:p>0</text:p>
          </table:table-cell>
          <table:table-cell table:formula="of:=[.F5]/4" office:value-type="float" office:value="0" calcext:value-type="float">
            <text:p>0</text:p>
          </table:table-cell>
          <table:table-cell table:formula="of:=[.F5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5]/[.F5];2)" office:value-type="string" office:string-value="" calcext:value-type="error">
            <text:p>#DIV/0!</text:p>
          </table:table-cell>
          <table:table-cell table:style-name="ce33" table:formula="of:=NOW()+([.K5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2</text:p>
          </table:table-cell>
          <table:table-cell table:number-columns-repeated="4"/>
          <table:table-cell table:formula="of:=SUM([.B6:.E6])" office:value-type="float" office:value="0" calcext:value-type="float">
            <text:p>0</text:p>
          </table:table-cell>
          <table:table-cell table:formula="of:=[.F6]/2" office:value-type="float" office:value="0" calcext:value-type="float">
            <text:p>0</text:p>
          </table:table-cell>
          <table:table-cell table:formula="of:=[.F6]/4" office:value-type="float" office:value="0" calcext:value-type="float">
            <text:p>0</text:p>
          </table:table-cell>
          <table:table-cell table:formula="of:=[.F6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6]/[.F6];2)" office:value-type="string" office:string-value="" calcext:value-type="error">
            <text:p>#DIV/0!</text:p>
          </table:table-cell>
          <table:table-cell table:style-name="ce33" table:formula="of:=NOW()+([.K6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3</text:p>
          </table:table-cell>
          <table:table-cell table:number-columns-repeated="4"/>
          <table:table-cell table:formula="of:=SUM([.B7:.E7])" office:value-type="float" office:value="0" calcext:value-type="float">
            <text:p>0</text:p>
          </table:table-cell>
          <table:table-cell table:formula="of:=[.F7]/2" office:value-type="float" office:value="0" calcext:value-type="float">
            <text:p>0</text:p>
          </table:table-cell>
          <table:table-cell table:formula="of:=[.F7]/4" office:value-type="float" office:value="0" calcext:value-type="float">
            <text:p>0</text:p>
          </table:table-cell>
          <table:table-cell table:formula="of:=[.F7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7]/[.F7];2)" office:value-type="string" office:string-value="" calcext:value-type="error">
            <text:p>#DIV/0!</text:p>
          </table:table-cell>
          <table:table-cell table:style-name="ce33" table:formula="of:=NOW()+([.K7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-4</text:p>
          </table:table-cell>
          <table:table-cell table:number-columns-repeated="4"/>
          <table:table-cell table:formula="of:=SUM([.B8:.E8])" office:value-type="float" office:value="0" calcext:value-type="float">
            <text:p>0</text:p>
          </table:table-cell>
          <table:table-cell table:formula="of:=[.F8]/2" office:value-type="float" office:value="0" calcext:value-type="float">
            <text:p>0</text:p>
          </table:table-cell>
          <table:table-cell table:formula="of:=[.F8]/4" office:value-type="float" office:value="0" calcext:value-type="float">
            <text:p>0</text:p>
          </table:table-cell>
          <table:table-cell table:formula="of:=[.F8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8]/[.F8];2)" office:value-type="string" office:string-value="" calcext:value-type="error">
            <text:p>#DIV/0!</text:p>
          </table:table-cell>
          <table:table-cell table:style-name="ce33" table:formula="of:=NOW()+([.K8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1</text:p>
          </table:table-cell>
          <table:table-cell table:number-columns-repeated="4"/>
          <table:table-cell table:formula="of:=SUM([.B9:.E9])" office:value-type="float" office:value="0" calcext:value-type="float">
            <text:p>0</text:p>
          </table:table-cell>
          <table:table-cell table:formula="of:=[.F9]/2" office:value-type="float" office:value="0" calcext:value-type="float">
            <text:p>0</text:p>
          </table:table-cell>
          <table:table-cell table:formula="of:=[.F9]/4" office:value-type="float" office:value="0" calcext:value-type="float">
            <text:p>0</text:p>
          </table:table-cell>
          <table:table-cell table:formula="of:=[.F9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9]/[.F9];2)" office:value-type="string" office:string-value="" calcext:value-type="error">
            <text:p>#DIV/0!</text:p>
          </table:table-cell>
          <table:table-cell table:style-name="ce33" table:formula="of:=NOW()+([.K9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2</text:p>
          </table:table-cell>
          <table:table-cell table:number-columns-repeated="4"/>
          <table:table-cell table:formula="of:=SUM([.B10:.E10])" office:value-type="float" office:value="0" calcext:value-type="float">
            <text:p>0</text:p>
          </table:table-cell>
          <table:table-cell table:formula="of:=[.F10]/2" office:value-type="float" office:value="0" calcext:value-type="float">
            <text:p>0</text:p>
          </table:table-cell>
          <table:table-cell table:formula="of:=[.F10]/4" office:value-type="float" office:value="0" calcext:value-type="float">
            <text:p>0</text:p>
          </table:table-cell>
          <table:table-cell table:formula="of:=[.F10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0]/[.F10];2)" office:value-type="string" office:string-value="" calcext:value-type="error">
            <text:p>#DIV/0!</text:p>
          </table:table-cell>
          <table:table-cell table:style-name="ce33" table:formula="of:=NOW()+([.K10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3</text:p>
          </table:table-cell>
          <table:table-cell table:number-columns-repeated="4"/>
          <table:table-cell table:formula="of:=SUM([.B11:.E11])" office:value-type="float" office:value="0" calcext:value-type="float">
            <text:p>0</text:p>
          </table:table-cell>
          <table:table-cell table:formula="of:=[.F11]/2" office:value-type="float" office:value="0" calcext:value-type="float">
            <text:p>0</text:p>
          </table:table-cell>
          <table:table-cell table:formula="of:=[.F11]/4" office:value-type="float" office:value="0" calcext:value-type="float">
            <text:p>0</text:p>
          </table:table-cell>
          <table:table-cell table:formula="of:=[.F11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1]/[.F11];2)" office:value-type="string" office:string-value="" calcext:value-type="error">
            <text:p>#DIV/0!</text:p>
          </table:table-cell>
          <table:table-cell table:style-name="ce33" table:formula="of:=NOW()+([.K11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-4</text:p>
          </table:table-cell>
          <table:table-cell table:number-columns-repeated="4"/>
          <table:table-cell table:formula="of:=SUM([.B12:.E12])" office:value-type="float" office:value="0" calcext:value-type="float">
            <text:p>0</text:p>
          </table:table-cell>
          <table:table-cell table:formula="of:=[.F12]/2" office:value-type="float" office:value="0" calcext:value-type="float">
            <text:p>0</text:p>
          </table:table-cell>
          <table:table-cell table:formula="of:=[.F12]/4" office:value-type="float" office:value="0" calcext:value-type="float">
            <text:p>0</text:p>
          </table:table-cell>
          <table:table-cell table:formula="of:=[.F12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2]/[.F12];2)" office:value-type="string" office:string-value="" calcext:value-type="error">
            <text:p>#DIV/0!</text:p>
          </table:table-cell>
          <table:table-cell table:style-name="ce33" table:formula="of:=NOW()+([.K12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0</text:p>
          </table:table-cell>
          <table:table-cell table:number-columns-repeated="4"/>
          <table:table-cell table:formula="of:=SUM([.B13:.E13])" office:value-type="float" office:value="0" calcext:value-type="float">
            <text:p>0</text:p>
          </table:table-cell>
          <table:table-cell table:formula="of:=[.F13]/2" office:value-type="float" office:value="0" calcext:value-type="float">
            <text:p>0</text:p>
          </table:table-cell>
          <table:table-cell table:formula="of:=[.F13]/4" office:value-type="float" office:value="0" calcext:value-type="float">
            <text:p>0</text:p>
          </table:table-cell>
          <table:table-cell table:formula="of:=[.F13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3]/[.F13];2)" office:value-type="string" office:string-value="" calcext:value-type="error">
            <text:p>#DIV/0!</text:p>
          </table:table-cell>
          <table:table-cell table:style-name="ce33" table:formula="of:=NOW()+([.K13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1</text:p>
          </table:table-cell>
          <table:table-cell table:number-columns-repeated="4"/>
          <table:table-cell table:formula="of:=SUM([.B14:.E14])" office:value-type="float" office:value="0" calcext:value-type="float">
            <text:p>0</text:p>
          </table:table-cell>
          <table:table-cell table:formula="of:=[.F14]/2" office:value-type="float" office:value="0" calcext:value-type="float">
            <text:p>0</text:p>
          </table:table-cell>
          <table:table-cell table:formula="of:=[.F14]/4" office:value-type="float" office:value="0" calcext:value-type="float">
            <text:p>0</text:p>
          </table:table-cell>
          <table:table-cell table:formula="of:=[.F14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4]/[.F14];2)" office:value-type="string" office:string-value="" calcext:value-type="error">
            <text:p>#DIV/0!</text:p>
          </table:table-cell>
          <table:table-cell table:style-name="ce33" table:formula="of:=NOW()+([.K14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2</text:p>
          </table:table-cell>
          <table:table-cell table:number-columns-repeated="4"/>
          <table:table-cell table:formula="of:=SUM([.B15:.E15])" office:value-type="float" office:value="0" calcext:value-type="float">
            <text:p>0</text:p>
          </table:table-cell>
          <table:table-cell table:formula="of:=[.F15]/2" office:value-type="float" office:value="0" calcext:value-type="float">
            <text:p>0</text:p>
          </table:table-cell>
          <table:table-cell table:formula="of:=[.F15]/4" office:value-type="float" office:value="0" calcext:value-type="float">
            <text:p>0</text:p>
          </table:table-cell>
          <table:table-cell table:formula="of:=[.F15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5]/[.F15];2)" office:value-type="string" office:string-value="" calcext:value-type="error">
            <text:p>#DIV/0!</text:p>
          </table:table-cell>
          <table:table-cell table:style-name="ce33" table:formula="of:=NOW()+([.K15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3</text:p>
          </table:table-cell>
          <table:table-cell table:number-columns-repeated="4"/>
          <table:table-cell table:formula="of:=SUM([.B16:.E16])" office:value-type="float" office:value="0" calcext:value-type="float">
            <text:p>0</text:p>
          </table:table-cell>
          <table:table-cell table:formula="of:=[.F16]/2" office:value-type="float" office:value="0" calcext:value-type="float">
            <text:p>0</text:p>
          </table:table-cell>
          <table:table-cell table:formula="of:=[.F16]/4" office:value-type="float" office:value="0" calcext:value-type="float">
            <text:p>0</text:p>
          </table:table-cell>
          <table:table-cell table:formula="of:=[.F16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6]/[.F16];2)" office:value-type="string" office:string-value="" calcext:value-type="error">
            <text:p>#DIV/0!</text:p>
          </table:table-cell>
          <table:table-cell table:style-name="ce33" table:formula="of:=NOW()+([.K16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4</text:p>
          </table:table-cell>
          <table:table-cell table:number-columns-repeated="4"/>
          <table:table-cell table:formula="of:=SUM([.B17:.E17])" office:value-type="float" office:value="0" calcext:value-type="float">
            <text:p>0</text:p>
          </table:table-cell>
          <table:table-cell table:formula="of:=[.F17]/2" office:value-type="float" office:value="0" calcext:value-type="float">
            <text:p>0</text:p>
          </table:table-cell>
          <table:table-cell table:formula="of:=[.F17]/4" office:value-type="float" office:value="0" calcext:value-type="float">
            <text:p>0</text:p>
          </table:table-cell>
          <table:table-cell table:formula="of:=[.F17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7]/[.F17];2)" office:value-type="string" office:string-value="" calcext:value-type="error">
            <text:p>#DIV/0!</text:p>
          </table:table-cell>
          <table:table-cell table:style-name="ce33" table:formula="of:=NOW()+([.K17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5</text:p>
          </table:table-cell>
          <table:table-cell table:number-columns-repeated="4"/>
          <table:table-cell table:formula="of:=SUM([.B18:.E18])" office:value-type="float" office:value="0" calcext:value-type="float">
            <text:p>0</text:p>
          </table:table-cell>
          <table:table-cell table:formula="of:=[.F18]/2" office:value-type="float" office:value="0" calcext:value-type="float">
            <text:p>0</text:p>
          </table:table-cell>
          <table:table-cell table:formula="of:=[.F18]/4" office:value-type="float" office:value="0" calcext:value-type="float">
            <text:p>0</text:p>
          </table:table-cell>
          <table:table-cell table:formula="of:=[.F18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8]/[.F18];2)" office:value-type="string" office:string-value="" calcext:value-type="error">
            <text:p>#DIV/0!</text:p>
          </table:table-cell>
          <table:table-cell table:style-name="ce33" table:formula="of:=NOW()+([.K18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6</text:p>
          </table:table-cell>
          <table:table-cell table:number-columns-repeated="4"/>
          <table:table-cell table:formula="of:=SUM([.B19:.E19])" office:value-type="float" office:value="0" calcext:value-type="float">
            <text:p>0</text:p>
          </table:table-cell>
          <table:table-cell table:formula="of:=[.F19]/2" office:value-type="float" office:value="0" calcext:value-type="float">
            <text:p>0</text:p>
          </table:table-cell>
          <table:table-cell table:formula="of:=[.F19]/4" office:value-type="float" office:value="0" calcext:value-type="float">
            <text:p>0</text:p>
          </table:table-cell>
          <table:table-cell table:formula="of:=[.F19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19]/[.F19];2)" office:value-type="string" office:string-value="" calcext:value-type="error">
            <text:p>#DIV/0!</text:p>
          </table:table-cell>
          <table:table-cell table:style-name="ce33" table:formula="of:=NOW()+([.K19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7</text:p>
          </table:table-cell>
          <table:table-cell table:number-columns-repeated="4"/>
          <table:table-cell table:formula="of:=SUM([.B20:.E20])" office:value-type="float" office:value="0" calcext:value-type="float">
            <text:p>0</text:p>
          </table:table-cell>
          <table:table-cell table:formula="of:=[.F20]/2" office:value-type="float" office:value="0" calcext:value-type="float">
            <text:p>0</text:p>
          </table:table-cell>
          <table:table-cell table:formula="of:=[.F20]/4" office:value-type="float" office:value="0" calcext:value-type="float">
            <text:p>0</text:p>
          </table:table-cell>
          <table:table-cell table:formula="of:=[.F20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20]/[.F20];2)" office:value-type="string" office:string-value="" calcext:value-type="error">
            <text:p>#DIV/0!</text:p>
          </table:table-cell>
          <table:table-cell table:style-name="ce33" table:formula="of:=NOW()+([.K20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8</text:p>
          </table:table-cell>
          <table:table-cell table:number-columns-repeated="4"/>
          <table:table-cell table:formula="of:=SUM([.B21:.E21])" office:value-type="float" office:value="0" calcext:value-type="float">
            <text:p>0</text:p>
          </table:table-cell>
          <table:table-cell table:formula="of:=[.F21]/2" office:value-type="float" office:value="0" calcext:value-type="float">
            <text:p>0</text:p>
          </table:table-cell>
          <table:table-cell table:formula="of:=[.F21]/4" office:value-type="float" office:value="0" calcext:value-type="float">
            <text:p>0</text:p>
          </table:table-cell>
          <table:table-cell table:formula="of:=[.F21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21]/[.F21];2)" office:value-type="string" office:string-value="" calcext:value-type="error">
            <text:p>#DIV/0!</text:p>
          </table:table-cell>
          <table:table-cell table:style-name="ce33" table:formula="of:=NOW()+([.K21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19</text:p>
          </table:table-cell>
          <table:table-cell table:number-columns-repeated="4"/>
          <table:table-cell table:formula="of:=SUM([.B22:.E22])" office:value-type="float" office:value="0" calcext:value-type="float">
            <text:p>0</text:p>
          </table:table-cell>
          <table:table-cell table:formula="of:=[.F22]/2" office:value-type="float" office:value="0" calcext:value-type="float">
            <text:p>0</text:p>
          </table:table-cell>
          <table:table-cell table:formula="of:=[.F22]/4" office:value-type="float" office:value="0" calcext:value-type="float">
            <text:p>0</text:p>
          </table:table-cell>
          <table:table-cell table:formula="of:=[.F22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22]/[.F22];2)" office:value-type="string" office:string-value="" calcext:value-type="error">
            <text:p>#DIV/0!</text:p>
          </table:table-cell>
          <table:table-cell table:style-name="ce33" table:formula="of:=NOW()+([.K22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-20</text:p>
          </table:table-cell>
          <table:table-cell table:number-columns-repeated="4"/>
          <table:table-cell table:formula="of:=SUM([.B23:.E23])" office:value-type="float" office:value="0" calcext:value-type="float">
            <text:p>0</text:p>
          </table:table-cell>
          <table:table-cell table:formula="of:=[.F23]/2" office:value-type="float" office:value="0" calcext:value-type="float">
            <text:p>0</text:p>
          </table:table-cell>
          <table:table-cell table:formula="of:=[.F23]/4" office:value-type="float" office:value="0" calcext:value-type="float">
            <text:p>0</text:p>
          </table:table-cell>
          <table:table-cell table:formula="of:=[.F23]/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UP([.J23]/[.F23];2)" office:value-type="string" office:string-value="" calcext:value-type="error">
            <text:p>#DIV/0!</text:p>
          </table:table-cell>
          <table:table-cell table:style-name="ce33" table:formula="of:=NOW()+([.K23]/24)" office:value-type="string" office:string-value="" calcext:value-type="error">
            <text:p>#DIV/0!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5" office:value-type="string" calcext:value-type="string" table:number-columns-spanned="2" table:number-rows-spanned="1">
            <text:p>Summe aller Dörfer</text:p>
          </table:table-cell>
          <table:covered-table-cell table:style-name="ce11"/>
          <table:table-cell table:formula="of:=SUM([.F3:.F23])" office:value-type="float" office:value="2606" calcext:value-type="float">
            <text:p>2606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rfplanung" table:style-name="ta3">
        <table:table-column table:style-name="co10" table:default-cell-style-name="Default"/>
        <table:table-column table:style-name="co17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10" table:number-columns-repeated="2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21" table:default-cell-style-name="Default"/>
        <table:table-column table:style-name="co10" table:number-columns-repeated="1010" table:default-cell-style-name="Default"/>
        <table:table-row table:style-name="ro1">
          <table:table-cell table:style-name="ce34" office:value-type="string" calcext:value-type="string" table:number-columns-spanned="3" table:number-rows-spanned="1">
            <text:p>Planung Dörfer</text:p>
          </table:table-cell>
          <table:covered-table-cell table:style-name="ce42"/>
          <table:covered-table-cell table:style-name="ce51"/>
          <table:table-cell/>
          <table:table-cell table:style-name="ce59" office:value-type="string" calcext:value-type="string" table:number-columns-spanned="10" table:number-rows-spanned="1">
            <text:p>Resi und KP</text:p>
          </table:table-cell>
          <table:covered-table-cell table:number-columns-repeated="8" table:style-name="ce42"/>
          <table:covered-table-cell table:style-name="ce51"/>
          <table:table-cell table:number-columns-repeated="1010"/>
        </table:table-row>
        <table:table-row table:style-name="ro2">
          <table:table-cell table:style-name="ce35" office:value-type="string" calcext:value-type="string" table:number-columns-spanned="3" table:number-rows-spanned="1">
            <text:p>Off Dorf</text:p>
          </table:table-cell>
          <table:covered-table-cell table:style-name="ce43"/>
          <table:covered-table-cell table:style-name="ce52"/>
          <table:table-cell/>
          <table:table-cell table:style-name="ce36" office:value-type="string" calcext:value-type="string">
            <text:p>Gebäude</text:p>
          </table:table-cell>
          <table:table-cell table:style-name="ce44" office:value-type="string" calcext:value-type="string">
            <text:p>Stufe Normal</text:p>
          </table:table-cell>
          <table:table-cell table:style-name="ce44" office:value-type="string" calcext:value-type="string">
            <text:p>KP Normal</text:p>
          </table:table-cell>
          <table:table-cell table:style-name="ce44" office:value-type="string" calcext:value-type="string">
            <text:p>Resis Normal</text:p>
          </table:table-cell>
          <table:table-cell table:style-name="ce44" office:value-type="string" calcext:value-type="string">
            <text:p>Stufe Mittel</text:p>
          </table:table-cell>
          <table:table-cell table:style-name="ce78" office:value-type="string" calcext:value-type="string">
            <text:p>KP Mittel</text:p>
          </table:table-cell>
          <table:table-cell table:style-name="ce78" office:value-type="string" calcext:value-type="string">
            <text:p>Resis Mittel</text:p>
          </table:table-cell>
          <table:table-cell table:style-name="ce44" office:value-type="string" calcext:value-type="string">
            <text:p>Stufe Groß</text:p>
          </table:table-cell>
          <table:table-cell table:style-name="ce78" office:value-type="string" calcext:value-type="string">
            <text:p>KP Groß</text:p>
          </table:table-cell>
          <table:table-cell table:style-name="ce80" office:value-type="string" calcext:value-type="string">
            <text:p>Resis Groß</text:p>
          </table:table-cell>
          <table:table-cell table:number-columns-repeated="1010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/>
          <table:table-cell table:style-name="ce60" office:value-type="string" calcext:value-type="string" table:number-columns-spanned="10" table:number-rows-spanned="1">
            <text:p>Militär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45" office:value-type="string" calcext:value-type="string">
            <text:p>Rohstoffe </text:p>
          </table:table-cell>
          <table:table-cell table:style-name="ce54" office:value-type="float" office:value="108" calcext:value-type="float">
            <text:p>108</text:p>
          </table:table-cell>
          <table:table-cell/>
          <table:table-cell table:style-name="ce61" office:value-type="string" calcext:value-type="string">
            <text:p>Akademie</text:p>
          </table:table-cell>
          <table:table-cell table:style-name="ce67" office:value-type="float" office:value="20" calcext:value-type="float">
            <text:p>20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252040" calcext:value-type="float">
            <text:p>252040</text:p>
          </table:table-cell>
          <table:table-cell table:style-name="ce50" table:number-columns-repeated="5"/>
          <table:table-cell table:style-name="ce82"/>
          <table:table-cell table:number-columns-repeated="1010"/>
        </table:table-row>
        <table:table-row table:style-name="ro2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Erdwall (Germanen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70" calcext:value-type="float">
            <text:p>19767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Fallensteller (Galli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46" office:value-type="string" calcext:value-type="string">
            <text:p>177905 (215905)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Große Kasern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082320" calcext:value-type="float">
            <text:p>108232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Großer Stall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1067500" calcext:value-type="float">
            <text:p>106750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Heldenhof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2" office:value-type="float" office:value="114240" calcext:value-type="float">
            <text:p>114240</text:p>
          </table:table-cell>
          <table:table-cell table:number-columns-repeated="2" table:style-name="ce72" office:value-type="float" office:value="15" calcext:value-type="float">
            <text:p>15</text:p>
          </table:table-cell>
          <table:table-cell table:style-name="ce72" office:value-type="float" office:value="497535" calcext:value-type="float">
            <text:p>497535</text:p>
          </table:table-cell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55" office:value-type="float" office:value="2092605" calcext:value-type="float">
            <text:p>2092605</text:p>
          </table:table-cell>
          <table:table-cell table:number-columns-repeated="1010"/>
        </table:table-row>
        <table:table-row table:style-name="ro2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Kasern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360785" calcext:value-type="float">
            <text:p>36078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Palisade (Galli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80" calcext:value-type="float">
            <text:p>19768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Schmied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538690" calcext:value-type="float">
            <text:p>53869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Stadtmauer (Röm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97695" calcext:value-type="float">
            <text:p>19769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Stall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355840" calcext:value-type="float">
            <text:p>35584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Turnier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851605" calcext:value-type="float">
            <text:p>2851605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Versammlungs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12520" calcext:value-type="float">
            <text:p>212520</text:p>
          </table:table-cell>
          <table:table-cell table:style-name="ce46" table:number-columns-repeated="5"/>
          <table:table-cell table:style-name="ce83"/>
          <table:table-cell table:number-columns-repeated="1010"/>
        </table:table-row>
        <table:table-row table:style-name="ro2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3" office:value-type="string" calcext:value-type="string">
            <text:p>Werkstatt</text:p>
          </table:table-cell>
          <table:table-cell table:style-name="ce69" office:value-type="float" office:value="20" calcext:value-type="float">
            <text:p>20</text:p>
          </table:table-cell>
          <table:table-cell table:style-name="ce73" office:value-type="float" office:value="115" calcext:value-type="float">
            <text:p>115</text:p>
          </table:table-cell>
          <table:table-cell table:style-name="ce73" office:value-type="float" office:value="934080" calcext:value-type="float">
            <text:p>934080</text:p>
          </table:table-cell>
          <table:table-cell table:style-name="ce47" table:number-columns-repeated="5"/>
          <table:table-cell table:style-name="ce84"/>
          <table:table-cell table:number-columns-repeated="1010"/>
        </table:table-row>
        <table:table-row table:style-name="ro2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4" office:value-type="string" calcext:value-type="string" table:number-columns-spanned="10" table:number-rows-spanned="1">
            <text:p>Infrastruktur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2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1" office:value-type="string" calcext:value-type="string">
            <text:p>Botschaft</text:p>
          </table:table-cell>
          <table:table-cell table:style-name="ce67" office:value-type="float" office:value="20" calcext:value-type="float">
            <text:p>20</text:p>
          </table:table-cell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266870" calcext:value-type="float">
            <text:p>266870</text:p>
          </table:table-cell>
          <table:table-cell table:style-name="ce50" table:number-columns-repeated="3"/>
          <table:table-cell table:style-name="ce75" table:number-columns-repeated="2"/>
          <table:table-cell table:style-name="ce85"/>
          <table:table-cell table:number-columns-repeated="1010"/>
        </table:table-row>
        <table:table-row table:style-name="ro2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Werkstatt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Brauerei (Germanen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25" calcext:value-type="float">
            <text:p>25</text:p>
          </table:table-cell>
          <table:table-cell table:style-name="ce72" office:value-type="float" office:value="375585" calcext:value-type="float">
            <text:p>3755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gr. Stall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Großer Kornspeich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667185" calcext:value-type="float">
            <text:p>6671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Turnier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Großes Rohstofflag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037865" calcext:value-type="float">
            <text:p>103786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/>
          <table:table-cell table:style-name="ce62" office:value-type="string" calcext:value-type="string">
            <text:p>Handelskonto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2139940" calcext:value-type="float">
            <text:p>21399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Hauptgebäude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93915" calcext:value-type="float">
            <text:p>9391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Kornspeich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133440" calcext:value-type="float">
            <text:p>1334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2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4:.C25])" office:value-type="float" office:value="1267" calcext:value-type="float">
            <text:p>1267</text:p>
          </table:table-cell>
          <table:table-cell/>
          <table:table-cell table:style-name="ce62" office:value-type="string" calcext:value-type="string">
            <text:p>Marktplat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168030" calcext:value-type="float">
            <text:p>16803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number-columns-repeated="4"/>
          <table:table-cell table:style-name="ce62" office:value-type="string" calcext:value-type="string">
            <text:p>Palast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92" calcext:value-type="float">
            <text:p>192</text:p>
          </table:table-cell>
          <table:table-cell table:style-name="ce72" office:value-type="float" office:value="1161425" calcext:value-type="float">
            <text:p>116142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5" office:value-type="string" calcext:value-type="string" table:number-columns-spanned="3" table:number-rows-spanned="1">
            <text:p>Deff Dorf</text:p>
          </table:table-cell>
          <table:covered-table-cell table:style-name="ce43"/>
          <table:covered-table-cell table:style-name="ce52"/>
          <table:table-cell/>
          <table:table-cell table:style-name="ce62" office:value-type="string" calcext:value-type="string">
            <text:p>Pferdetränke (Römer)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15" calcext:value-type="float">
            <text:p>115</text:p>
          </table:table-cell>
          <table:table-cell table:style-name="ce72" office:value-type="float" office:value="1186115" calcext:value-type="float">
            <text:p>118611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/>
          <table:table-cell table:style-name="ce62" office:value-type="string" calcext:value-type="string">
            <text:p>Rathaus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192" calcext:value-type="float">
            <text:p>192</text:p>
          </table:table-cell>
          <table:table-cell table:style-name="ce72" office:value-type="float" office:value="2085585" calcext:value-type="float">
            <text:p>2085585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7" office:value-type="float" office:value="18" calcext:value-type="float">
            <text:p>18</text:p>
          </table:table-cell>
          <table:table-cell table:style-name="ce49" office:value-type="string" calcext:value-type="string">
            <text:p>Rohstoffe </text:p>
          </table:table-cell>
          <table:table-cell table:style-name="ce54" office:value-type="float" office:value="108" calcext:value-type="float">
            <text:p>108</text:p>
          </table:table-cell>
          <table:table-cell/>
          <table:table-cell table:style-name="ce62" office:value-type="string" calcext:value-type="string">
            <text:p>Residenz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77" calcext:value-type="float">
            <text:p>77</text:p>
          </table:table-cell>
          <table:table-cell table:style-name="ce72" office:value-type="float" office:value="775920" calcext:value-type="float">
            <text:p>77592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Rohstofflager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07570" calcext:value-type="float">
            <text:p>20757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Schatzkammer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37" calcext:value-type="float">
            <text:p>37</text:p>
          </table:table-cell>
          <table:table-cell table:style-name="ce72" office:value-type="float" office:value="321130" calcext:value-type="float">
            <text:p>321130</text:p>
          </table:table-cell>
          <table:table-cell table:style-name="ce76" table:number-columns-repeated="3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230" calcext:value-type="float">
            <text:p>230</text:p>
          </table:table-cell>
          <table:table-cell table:style-name="ce55" office:value-type="float" office:value="3560080" calcext:value-type="float">
            <text:p>3560080</text:p>
          </table:table-cell>
          <table:table-cell table:number-columns-repeated="1010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2" office:value-type="string" calcext:value-type="string">
            <text:p>Steinmetz HD</text:p>
          </table:table-cell>
          <table:table-cell table:style-name="ce68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72" office:value-type="float" office:value="237240" calcext:value-type="float">
            <text:p>237240</text:p>
          </table:table-cell>
          <table:table-cell table:style-name="ce46" table:number-columns-repeated="3"/>
          <table:table-cell table:style-name="ce76" table:number-columns-repeated="2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3" office:value-type="string" calcext:value-type="string">
            <text:p>Versteck</text:p>
          </table:table-cell>
          <table:table-cell table:style-name="ce69" office:value-type="float" office:value="10" calcext:value-type="float">
            <text:p>1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5005" calcext:value-type="float">
            <text:p>5005</text:p>
          </table:table-cell>
          <table:table-cell table:style-name="ce47" table:number-columns-repeated="3"/>
          <table:table-cell table:style-name="ce79" table:number-columns-repeated="2"/>
          <table:table-cell table:style-name="ce87"/>
          <table:table-cell table:number-columns-repeated="1010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style-name="ce64" office:value-type="string" calcext:value-type="string" table:number-columns-spanned="10" table:number-rows-spanned="1">
            <text:p>Rohstoffe</text:p>
          </table:table-cell>
          <table:covered-table-cell table:number-columns-repeated="8" table:style-name="ce66"/>
          <table:covered-table-cell table:style-name="ce81"/>
          <table:table-cell table:number-columns-repeated="1010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1" office:value-type="string" calcext:value-type="string">
            <text:p>Getreidefeld</text:p>
          </table:table-cell>
          <table:table-cell table:style-name="ce67" office:value-type="float" office:value="10" calcext:value-type="float">
            <text:p>10</text:p>
          </table:table-cell>
          <table:table-cell table:style-name="ce71" office:value-type="float" office:value="6" calcext:value-type="float">
            <text:p>6</text:p>
          </table:table-cell>
          <table:table-cell table:style-name="ce75" table:number-columns-repeated="4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38" calcext:value-type="float">
            <text:p>38</text:p>
          </table:table-cell>
          <table:table-cell table:style-name="ce85"/>
          <table:table-cell table:number-columns-repeated="1010"/>
        </table:table-row>
        <table:table-row table:style-name="ro2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Lehm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/>
          <table:table-cell table:style-name="ce62" office:value-type="string" calcext:value-type="string">
            <text:p>Holz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/>
          <table:table-cell table:style-name="ce62" office:value-type="string" calcext:value-type="string">
            <text:p>Eisen</text:p>
          </table:table-cell>
          <table:table-cell table:style-name="ce68" office:value-type="float" office:value="10" calcext:value-type="float">
            <text:p>10</text:p>
          </table:table-cell>
          <table:table-cell table:style-name="ce72" office:value-type="float" office:value="6" calcext:value-type="float">
            <text:p>6</text:p>
          </table:table-cell>
          <table:table-cell table:style-name="ce76" table:number-columns-repeated="4"/>
          <table:table-cell table:style-name="ce72" office:value-type="float" office:value="20" calcext:value-type="float">
            <text:p>20</text:p>
          </table:table-cell>
          <table:table-cell table:style-name="ce72" office:value-type="float" office:value="38" calcext:value-type="float">
            <text:p>38</text:p>
          </table:table-cell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Getreidemühle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Bäckerei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Lehmbrennerei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2" office:value-type="string" calcext:value-type="string">
            <text:p>Sägewerk</text:p>
          </table:table-cell>
          <table:table-cell table:style-name="ce68" office:value-type="float" office:value="5" calcext:value-type="float">
            <text:p>5</text:p>
          </table:table-cell>
          <table:table-cell table:style-name="ce72" office:value-type="float" office:value="2" calcext:value-type="float">
            <text:p>2</text:p>
          </table:table-cell>
          <table:table-cell table:style-name="ce76" table:number-columns-repeated="6"/>
          <table:table-cell table:style-name="ce86"/>
          <table:table-cell table:number-columns-repeated="1010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/>
          <table:table-cell table:style-name="ce65" office:value-type="string" calcext:value-type="string">
            <text:p>Gießerei</text:p>
          </table:table-cell>
          <table:table-cell table:style-name="ce70" office:value-type="float" office:value="5" calcext:value-type="float">
            <text:p>5</text:p>
          </table:table-cell>
          <table:table-cell table:style-name="ce74" office:value-type="float" office:value="2" calcext:value-type="float">
            <text:p>2</text:p>
          </table:table-cell>
          <table:table-cell table:style-name="ce77" table:number-columns-repeated="6"/>
          <table:table-cell table:style-name="ce88"/>
          <table:table-cell table:number-columns-repeated="1010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gr. Kasern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gr. 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Turnier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Kasern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Schatzkammer</text:p>
          </table:table-cell>
          <table:table-cell table:style-name="ce56" office:value-type="float" office:value="230" calcext:value-type="float">
            <text:p>230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30:.C51])" office:value-type="float" office:value="1228" calcext:value-type="float">
            <text:p>12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Support 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Rohstoffe </text:p>
          </table:table-cell>
          <table:table-cell table:style-name="ce58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Botschaft</text:p>
          </table:table-cell>
          <table:table-cell table:style-name="ce55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152" calcext:value-type="float">
            <text:p>152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Akademie</text:p>
          </table:table-cell>
          <table:table-cell table:style-name="ce55" office:value-type="float" office:value="153" calcext:value-type="float">
            <text:p>153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Stall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Schmie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Kornspeich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56:.C77])" office:value-type="float" office:value="1534" calcext:value-type="float">
            <text:p>15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Lager 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Rohstoffe </text:p>
          </table:table-cell>
          <table:table-cell table:style-name="ce58" office:value-type="float" office:value="108" calcext:value-type="float">
            <text:p>108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Lehmbrenn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Sägewerk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Gieß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Residenz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82:.C101])" office:value-type="float" office:value="1036" calcext:value-type="float">
            <text:p>1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 table:number-columns-spanned="3" table:number-rows-spanned="1">
            <text:p>Hauptdorf</text:p>
          </table:table-cell>
          <table:covered-table-cell table:style-name="ce43"/>
          <table:covered-table-cell table:style-name="ce52"/>
          <table:table-cell table:number-columns-repeated="1021"/>
        </table:table-row>
        <table:table-row table:style-name="ro1">
          <table:table-cell table:style-name="ce36" office:value-type="string" calcext:value-type="string">
            <text:p>Anzahl</text:p>
          </table:table-cell>
          <table:table-cell table:style-name="ce44" office:value-type="string" calcext:value-type="string">
            <text:p>Gebäude</text:p>
          </table:table-cell>
          <table:table-cell table:style-name="ce53" office:value-type="string" calcext:value-type="string">
            <text:p>KP</text:p>
          </table:table-cell>
          <table:table-cell table:number-columns-repeated="1021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50" office:value-type="string" calcext:value-type="string">
            <text:p><text:span text:style-name="T1">Rohstoffe 15x 38 3x 15</text:span></text:p>
          </table:table-cell>
          <table:table-cell table:style-name="ce58" office:value-type="float" office:value="615" calcext:value-type="float">
            <text:p>615</text:p>
          </table:table-cell>
          <table:table-cell table:number-columns-repeated="1021"/>
        </table:table-row>
        <table:table-row table:style-name="ro1">
          <table:table-cell table:style-name="ce38" office:value-type="float" office:value="1" calcext:value-type="float">
            <text:p>1</text:p>
          </table:table-cell>
          <table:table-cell table:style-name="ce46" office:value-type="string" calcext:value-type="string">
            <text:p>Getreidemühle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46" office:value-type="string" calcext:value-type="string">
            <text:p>Bäckerei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46" office:value-type="string" calcext:value-type="string">
            <text:p>Hauptgebäude</text:p>
          </table:table-cell>
          <table:table-cell table:style-name="ce55" office:value-type="float" office:value="77" calcext:value-type="float">
            <text:p>77</text:p>
          </table:table-cell>
          <table:table-cell table:number-columns-repeated="1021"/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46" office:value-type="string" calcext:value-type="string">
            <text:p>Versammlungsplatz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46" office:value-type="string" calcext:value-type="string">
            <text:p>Marktplatz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46" office:value-type="string" calcext:value-type="string">
            <text:p>Palast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46" office:value-type="string" calcext:value-type="string">
            <text:p>Palisade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46" office:value-type="string" calcext:value-type="string">
            <text:p>Heldenhof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46" office:value-type="string" calcext:value-type="string">
            <text:p>Handelskontor</text:p>
          </table:table-cell>
          <table:table-cell table:style-name="ce55" office:value-type="float" office:value="115" calcext:value-type="float">
            <text:p>115</text:p>
          </table:table-cell>
          <table:table-cell table:number-columns-repeated="1021"/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46" office:value-type="string" calcext:value-type="string">
            <text:p>Rathaus</text:p>
          </table:table-cell>
          <table:table-cell table:style-name="ce55" office:value-type="float" office:value="192" calcext:value-type="float">
            <text:p>192</text:p>
          </table:table-cell>
          <table:table-cell table:number-columns-repeated="1021"/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46" office:value-type="string" calcext:value-type="string">
            <text:p>Rohstofflag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46" office:value-type="string" calcext:value-type="string">
            <text:p>Kornspeicher</text:p>
          </table:table-cell>
          <table:table-cell table:style-name="ce55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39" office:value-type="float" office:value="21" calcext:value-type="float">
            <text:p>21</text:p>
          </table:table-cell>
          <table:table-cell table:style-name="ce47" office:value-type="string" calcext:value-type="string">
            <text:p>Rohstofflager</text:p>
          </table:table-cell>
          <table:table-cell table:style-name="ce56" office:value-type="float" office:value="38" calcext:value-type="float">
            <text:p>38</text:p>
          </table:table-cell>
          <table:table-cell table:number-columns-repeated="1021"/>
        </table:table-row>
        <table:table-row table:style-name="ro1">
          <table:table-cell table:style-name="ce40"/>
          <table:table-cell table:style-name="ce48" office:value-type="string" calcext:value-type="string">
            <text:p>gesamt KP</text:p>
          </table:table-cell>
          <table:table-cell table:style-name="ce57" table:formula="of:=SUM([.C108:.C127])" office:value-type="float" office:value="1766" calcext:value-type="float">
            <text:p>1766</text:p>
          </table:table-cell>
          <table:table-cell table:number-columns-repeated="1021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Dorf" table:style-name="ta4">
        <table:table-column table:style-name="co10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13P0"/>
    </number:number-style>
    <number:number-style style:name="N114">
      <number:text>Zelle </number:text>
      <number:number number:min-integer-digits="1"/>
      <number:text/>
    </number:number-style>
    <number:text-style style:name="N115" number:title="Benutzerdefiniert">
      <number:text>Zelle </number:text>
      <number:text-content/>
    </number:text-style>
    <number:text-style style:name="N116" number:title="Benutzerdefiniert">
      <number:text>Zelle  </number:text>
      <number:text-content/>
    </number:text-style>
    <number:text-style style:name="N117">
      <number:text>Zelle:  </number:text>
      <number:text-content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.00.0000</text:date>, <text:time style:data-style-name="N2" text:time-value="12:36:00.47661777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2._20_Dorf" style:display-name="PageStyle_2. Dor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armliste" style:display-name="PageStyle_Farmlis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si-Rechner" style:display-name="PageStyle_Resi-Rechn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rfplanung" style:display-name="PageStyle_Dorfplan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sten</meta:initial-creator>
    <meta:creation-date>2019-12-12T02:29:11</meta:creation-date>
    <dc:date>2019-12-15T15:27:06.568902582</dc:date>
    <meta:editing-duration>PT2H22M20S</meta:editing-duration>
    <meta:generator>LibreOffice/6.1.5.2$Linux_X86_64 LibreOffice_project/10$Build-2</meta:generator>
    <meta:editing-cycles>10</meta:editing-cycles>
    <meta:document-statistic meta:table-count="4" meta:cell-count="137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